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5535in"/>
    </style:style>
    <style:style style:name="co4" style:family="table-column">
      <style:table-column-properties fo:break-before="auto" style:column-width="2.0134in"/>
    </style:style>
    <style:style style:name="co5" style:family="table-column">
      <style:table-column-properties fo:break-before="auto" style:column-width="1.8925in"/>
    </style:style>
    <style:style style:name="co6" style:family="table-column">
      <style:table-column-properties fo:break-before="auto" style:column-width="2.7264in"/>
    </style:style>
    <style:style style:name="co7" style:family="table-column">
      <style:table-column-properties fo:break-before="auto" style:column-width="1.8193in"/>
    </style:style>
    <style:style style:name="co8" style:family="table-column">
      <style:table-column-properties fo:break-before="auto" style:column-width="1.6984in"/>
    </style:style>
    <style:style style:name="co9" style:family="table-column">
      <style:table-column-properties fo:break-before="auto" style:column-width="1.5661in"/>
    </style:style>
    <style:style style:name="co10" style:family="table-column">
      <style:table-column-properties fo:break-before="auto" style:column-width="2.0252in"/>
    </style:style>
    <style:style style:name="co11" style:family="table-column">
      <style:table-column-properties fo:break-before="auto" style:column-width="1.9043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9283in"/>
    </style:style>
    <style:style style:name="co14" style:family="table-column">
      <style:table-column-properties fo:break-before="auto" style:column-width="2.3882in"/>
    </style:style>
    <style:style style:name="co15" style:family="table-column">
      <style:table-column-properties fo:break-before="auto" style:column-width="2.2673in"/>
    </style:style>
    <style:style style:name="co16" style:family="table-column">
      <style:table-column-properties fo:break-before="auto" style:column-width="1.9165in"/>
    </style:style>
    <style:style style:name="co17" style:family="table-column">
      <style:table-column-properties fo:break-before="auto" style:column-width="1.7835in"/>
    </style:style>
    <style:style style:name="co18" style:family="table-column">
      <style:table-column-properties fo:break-before="auto" style:column-width="2.2429in"/>
    </style:style>
    <style:style style:name="co19" style:family="table-column">
      <style:table-column-properties fo:break-before="auto" style:column-width="2.122in"/>
    </style:style>
    <style:style style:name="co20" style:family="table-column">
      <style:table-column-properties fo:break-before="auto" style:column-width="0.211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our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allocate(EnumSet&lt;int&gt;) </text:p>
          </table:table-cell>
          <table:table-cell office:value-type="string">
            <text:p>allocate(std::set&lt;int&gt;) </text:p>
          </table:table-cell>
          <table:table-cell office:value-type="string">
            <text:p>allocate(std::map&lt;int, bool&gt;) </text:p>
          </table:table-cell>
          <table:table-cell office:value-type="string">
            <text:p>allocate(std::bitset&lt;5000&gt;) </text:p>
          </table:table-cell>
          <table:table-cell office:value-type="string">
            <text:p>clear(EnumSet&lt;int&gt;) </text:p>
          </table:table-cell>
          <table:table-cell office:value-type="string">
            <text:p>clear(std::set&lt;int&gt;) </text:p>
          </table:table-cell>
          <table:table-cell office:value-type="string">
            <text:p>clear(std::map&lt;int, bool&gt;) </text:p>
          </table:table-cell>
          <table:table-cell office:value-type="string">
            <text:p>clear(std::bitset&lt;5000&gt;) </text:p>
          </table:table-cell>
          <table:table-cell office:value-type="string">
            <text:p>destruct(EnumSet&lt;int&gt;) </text:p>
          </table:table-cell>
          <table:table-cell office:value-type="string">
            <text:p>destruct(std::set&lt;int&gt;) </text:p>
          </table:table-cell>
          <table:table-cell office:value-type="string">
            <text:p>destruct(std::map&lt;int, bool&gt;) </text:p>
          </table:table-cell>
          <table:table-cell office:value-type="string">
            <text:p>destruct(std::bitset&lt;5000&gt;) </text:p>
          </table:table-cell>
          <table:table-cell office:value-type="string">
            <text:p>orderedInsert(EnumSet&lt;int&gt;) </text:p>
          </table:table-cell>
          <table:table-cell office:value-type="string">
            <text:p>orderedInsert(std::set&lt;int&gt;) </text:p>
          </table:table-cell>
          <table:table-cell office:value-type="string">
            <text:p>orderedInsert(std::map&lt;int, bool&gt;) </text:p>
          </table:table-cell>
          <table:table-cell office:value-type="string">
            <text:p>orderedInsert(std::bitset&lt;5000&gt;) </text:p>
          </table:table-cell>
          <table:table-cell office:value-type="string">
            <text:p>randomGet(EnumSet&lt;int&gt;) </text:p>
          </table:table-cell>
          <table:table-cell office:value-type="string">
            <text:p>randomGet(std::set&lt;int&gt;) </text:p>
          </table:table-cell>
          <table:table-cell office:value-type="string">
            <text:p>randomGet(std::map&lt;int, bool&gt;) </text:p>
          </table:table-cell>
          <table:table-cell office:value-type="string">
            <text:p>randomGet(std::bitset&lt;5000&gt;) </text:p>
          </table:table-cell>
          <table:table-cell office:value-type="string">
            <text:p>randomInsert(EnumSet&lt;int&gt;) </text:p>
          </table:table-cell>
          <table:table-cell office:value-type="string">
            <text:p>randomInsert(std::set&lt;int&gt;) </text:p>
          </table:table-cell>
          <table:table-cell office:value-type="string">
            <text:p>randomInsert(std::map&lt;int, bool&gt;) </text:p>
          </table:table-cell>
          <table:table-cell office:value-type="string">
            <text:p>randomInsert(std::bitset&lt;5000&gt;) 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552">
            <text:p>0.0000552</text:p>
          </table:table-cell>
          <table:table-cell office:value-type="float" office:value="0.000051">
            <text:p>0.000051</text:p>
          </table:table-cell>
          <table:table-cell office:value-type="float" office:value="0.0001516">
            <text:p>0.0001516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01">
            <text:p>0.000001</text:p>
          </table:table-cell>
          <table:table-cell office:value-type="float" office:value="0.0000009">
            <text:p>0.0000009</text:p>
          </table:table-cell>
          <table:table-cell office:value-type="float" office:value="0">
            <text:p>0</text:p>
          </table:table-cell>
          <table:table-cell office:value-type="float" office:value="0.0000601">
            <text:p>0.0000601</text:p>
          </table:table-cell>
          <table:table-cell office:value-type="float" office:value="0.0000697">
            <text:p>0.0000697</text:p>
          </table:table-cell>
          <table:table-cell office:value-type="float" office:value="0.0001462">
            <text:p>0.0001462</text:p>
          </table:table-cell>
          <table:table-cell office:value-type="float" office:value="0">
            <text:p>0</text:p>
          </table:table-cell>
          <table:table-cell office:value-type="float" office:value="0.0000518">
            <text:p>0.0000518</text:p>
          </table:table-cell>
          <table:table-cell office:value-type="float" office:value="0.0000474">
            <text:p>0.0000474</text:p>
          </table:table-cell>
          <table:table-cell office:value-type="float" office:value="0.0001094">
            <text:p>0.0001094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0009">
            <text:p>0.000000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011">
            <text:p>0.0000011</text:p>
          </table:table-cell>
          <table:table-cell office:value-type="float" office:value="0.0000009">
            <text:p>0.0000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1016">
            <text:p>0.0001016</text:p>
          </table:table-cell>
          <table:table-cell office:value-type="float" office:value="0.0001082">
            <text:p>0.0001082</text:p>
          </table:table-cell>
          <table:table-cell office:value-type="float" office:value="0.0002558">
            <text:p>0.0002558</text:p>
          </table:table-cell>
          <table:table-cell office:value-type="float" office:value="0">
            <text:p>0</text:p>
          </table:table-cell>
          <table:table-cell office:value-type="float" office:value="0.0000011">
            <text:p>0.0000011</text:p>
          </table:table-cell>
          <table:table-cell office:value-type="float" office:value="0.0000049">
            <text:p>0.0000049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01321">
            <text:p>0.0001321</text:p>
          </table:table-cell>
          <table:table-cell office:value-type="float" office:value="0.0003777">
            <text:p>0.0003777</text:p>
          </table:table-cell>
          <table:table-cell office:value-type="float" office:value="0.0004433">
            <text:p>0.0004433</text:p>
          </table:table-cell>
          <table:table-cell office:value-type="float" office:value="0">
            <text:p>0</text:p>
          </table:table-cell>
          <table:table-cell office:value-type="float" office:value="0.0003752">
            <text:p>0.0003752</text:p>
          </table:table-cell>
          <table:table-cell office:value-type="float" office:value="0.0012249">
            <text:p>0.0012249</text:p>
          </table:table-cell>
          <table:table-cell office:value-type="float" office:value="0.0010722">
            <text:p>0.0010722</text:p>
          </table:table-cell>
          <table:table-cell office:value-type="float" office:value="0">
            <text:p>0</text:p>
          </table:table-cell>
          <table:table-cell office:value-type="float" office:value="0.000002">
            <text:p>0.000002</text:p>
          </table:table-cell>
          <table:table-cell office:value-type="float" office:value="0.0000051">
            <text:p>0.0000051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00031">
            <text:p>0.0000031</text:p>
          </table:table-cell>
          <table:table-cell office:value-type="float" office:value="0.0000129">
            <text:p>0.000012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1328">
            <text:p>0.0001328</text:p>
          </table:table-cell>
          <table:table-cell office:value-type="float" office:value="0.0001456">
            <text:p>0.0001456</text:p>
          </table:table-cell>
          <table:table-cell office:value-type="float" office:value="0.0003692">
            <text:p>0.0003692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05">
            <text:p>0.000005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01744">
            <text:p>0.0001744</text:p>
          </table:table-cell>
          <table:table-cell office:value-type="float" office:value="0.0007399">
            <text:p>0.0007399</text:p>
          </table:table-cell>
          <table:table-cell office:value-type="float" office:value="0.0008722">
            <text:p>0.0008722</text:p>
          </table:table-cell>
          <table:table-cell office:value-type="float" office:value="0">
            <text:p>0</text:p>
          </table:table-cell>
          <table:table-cell office:value-type="float" office:value="0.0007878">
            <text:p>0.0007878</text:p>
          </table:table-cell>
          <table:table-cell office:value-type="float" office:value="0.002945">
            <text:p>0.002945</text:p>
          </table:table-cell>
          <table:table-cell office:value-type="float" office:value="0.0029766">
            <text:p>0.0029766</text:p>
          </table:table-cell>
          <table:table-cell office:value-type="float" office:value="0">
            <text:p>0</text:p>
          </table:table-cell>
          <table:table-cell office:value-type="float" office:value="0.000002">
            <text:p>0.000002</text:p>
          </table:table-cell>
          <table:table-cell office:value-type="float" office:value="0.0000081">
            <text:p>0.0000081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00021">
            <text:p>0.0000021</text:p>
          </table:table-cell>
          <table:table-cell office:value-type="float" office:value="0.000016">
            <text:p>0.000016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697">
            <text:p>0.0001697</text:p>
          </table:table-cell>
          <table:table-cell office:value-type="float" office:value="0.0001899">
            <text:p>0.0001899</text:p>
          </table:table-cell>
          <table:table-cell office:value-type="float" office:value="0.0004821">
            <text:p>0.0004821</text:p>
          </table:table-cell>
          <table:table-cell office:value-type="float" office:value="0">
            <text:p>0</text:p>
          </table:table-cell>
          <table:table-cell office:value-type="float" office:value="0.0000009">
            <text:p>0.0000009</text:p>
          </table:table-cell>
          <table:table-cell office:value-type="float" office:value="0.0000079">
            <text:p>0.0000079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02178">
            <text:p>0.0002178</text:p>
          </table:table-cell>
          <table:table-cell office:value-type="float" office:value="0.0012702">
            <text:p>0.0012702</text:p>
          </table:table-cell>
          <table:table-cell office:value-type="float" office:value="0.0014864">
            <text:p>0.0014864</text:p>
          </table:table-cell>
          <table:table-cell office:value-type="float" office:value="0">
            <text:p>0</text:p>
          </table:table-cell>
          <table:table-cell office:value-type="float" office:value="0.0014442">
            <text:p>0.0014442</text:p>
          </table:table-cell>
          <table:table-cell office:value-type="float" office:value="0.0055633">
            <text:p>0.0055633</text:p>
          </table:table-cell>
          <table:table-cell office:value-type="float" office:value="0.0058588">
            <text:p>0.0058588</text:p>
          </table:table-cell>
          <table:table-cell office:value-type="float" office:value="0">
            <text:p>0</text:p>
          </table:table-cell>
          <table:table-cell office:value-type="float" office:value="0.0000019">
            <text:p>0.0000019</text:p>
          </table:table-cell>
          <table:table-cell office:value-type="float" office:value="0.0000119">
            <text:p>0.0000119</text:p>
          </table:table-cell>
          <table:table-cell office:value-type="float" office:value="0.0000011">
            <text:p>0.0000011</text:p>
          </table:table-cell>
          <table:table-cell office:value-type="float" office:value="0">
            <text:p>0</text:p>
          </table:table-cell>
          <table:table-cell office:value-type="float" office:value="0.0000029">
            <text:p>0.0000029</text:p>
          </table:table-cell>
          <table:table-cell office:value-type="float" office:value="0.0000261">
            <text:p>0.0000261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214">
            <text:p>0.000214</text:p>
          </table:table-cell>
          <table:table-cell office:value-type="float" office:value="0.0002302">
            <text:p>0.0002302</text:p>
          </table:table-cell>
          <table:table-cell office:value-type="float" office:value="0.0005832">
            <text:p>0.000583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099">
            <text:p>0.0000099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  <table:table-cell office:value-type="float" office:value="0.0002615">
            <text:p>0.0002615</text:p>
          </table:table-cell>
          <table:table-cell office:value-type="float" office:value="0.0019585">
            <text:p>0.0019585</text:p>
          </table:table-cell>
          <table:table-cell office:value-type="float" office:value="0.0022448">
            <text:p>0.0022448</text:p>
          </table:table-cell>
          <table:table-cell office:value-type="float" office:value="0">
            <text:p>0</text:p>
          </table:table-cell>
          <table:table-cell office:value-type="float" office:value="0.002353">
            <text:p>0.002353</text:p>
          </table:table-cell>
          <table:table-cell office:value-type="float" office:value="0.0090827">
            <text:p>0.0090827</text:p>
          </table:table-cell>
          <table:table-cell office:value-type="float" office:value="0.0098113">
            <text:p>0.0098113</text:p>
          </table:table-cell>
          <table:table-cell office:value-type="float" office:value="0">
            <text:p>0</text:p>
          </table:table-cell>
          <table:table-cell office:value-type="float" office:value="0.000003">
            <text:p>0.000003</text:p>
          </table:table-cell>
          <table:table-cell office:value-type="float" office:value="0.0000159">
            <text:p>0.000015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0004">
            <text:p>0.000004</text:p>
          </table:table-cell>
          <table:table-cell office:value-type="float" office:value="0.000035">
            <text:p>0.000035</text:p>
          </table:table-cell>
          <table:table-cell office:value-type="float" office:value="0.0000031">
            <text:p>0.0000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579">
            <text:p>0.0002579</text:p>
          </table:table-cell>
          <table:table-cell office:value-type="float" office:value="0.0002799">
            <text:p>0.0002799</text:p>
          </table:table-cell>
          <table:table-cell office:value-type="float" office:value="0.0006967">
            <text:p>0.0006967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0131">
            <text:p>0.0000131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03154">
            <text:p>0.0003154</text:p>
          </table:table-cell>
          <table:table-cell office:value-type="float" office:value="0.0028122">
            <text:p>0.0028122</text:p>
          </table:table-cell>
          <table:table-cell office:value-type="float" office:value="0.0031654">
            <text:p>0.0031654</text:p>
          </table:table-cell>
          <table:table-cell office:value-type="float" office:value="0">
            <text:p>0</text:p>
          </table:table-cell>
          <table:table-cell office:value-type="float" office:value="0.0035978">
            <text:p>0.0035978</text:p>
          </table:table-cell>
          <table:table-cell office:value-type="float" office:value="0.0135202">
            <text:p>0.0135202</text:p>
          </table:table-cell>
          <table:table-cell office:value-type="float" office:value="0.0146582">
            <text:p>0.0146582</text:p>
          </table:table-cell>
          <table:table-cell office:value-type="float" office:value="0">
            <text:p>0</text:p>
          </table:table-cell>
          <table:table-cell office:value-type="float" office:value="0.000004">
            <text:p>0.000004</text:p>
          </table:table-cell>
          <table:table-cell office:value-type="float" office:value="0.0000209">
            <text:p>0.0000209</text:p>
          </table:table-cell>
          <table:table-cell office:value-type="float" office:value="0.0000009">
            <text:p>0.0000009</text:p>
          </table:table-cell>
          <table:table-cell office:value-type="float" office:value="0">
            <text:p>0</text:p>
          </table:table-cell>
          <table:table-cell office:value-type="float" office:value="0.000004">
            <text:p>0.000004</text:p>
          </table:table-cell>
          <table:table-cell office:value-type="float" office:value="0.0000449">
            <text:p>0.0000449</text:p>
          </table:table-cell>
          <table:table-cell office:value-type="float" office:value="0.000002">
            <text:p>0.00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956">
            <text:p>0.0002956</text:p>
          </table:table-cell>
          <table:table-cell office:value-type="float" office:value="0.000314">
            <text:p>0.000314</text:p>
          </table:table-cell>
          <table:table-cell office:value-type="float" office:value="0.0008027">
            <text:p>0.0008027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0161">
            <text:p>0.0000161</text:p>
          </table:table-cell>
          <table:table-cell office:value-type="float" office:value="0.0000009">
            <text:p>0.0000009</text:p>
          </table:table-cell>
          <table:table-cell office:value-type="float" office:value="0">
            <text:p>0</text:p>
          </table:table-cell>
          <table:table-cell office:value-type="float" office:value="0.0003624">
            <text:p>0.0003624</text:p>
          </table:table-cell>
          <table:table-cell office:value-type="float" office:value="0.0038304">
            <text:p>0.0038304</text:p>
          </table:table-cell>
          <table:table-cell office:value-type="float" office:value="0.0042519">
            <text:p>0.0042519</text:p>
          </table:table-cell>
          <table:table-cell office:value-type="float" office:value="0">
            <text:p>0</text:p>
          </table:table-cell>
          <table:table-cell office:value-type="float" office:value="0.005225">
            <text:p>0.005225</text:p>
          </table:table-cell>
          <table:table-cell office:value-type="float" office:value="0.0188386">
            <text:p>0.0188386</text:p>
          </table:table-cell>
          <table:table-cell office:value-type="float" office:value="0.0204919">
            <text:p>0.0204919</text:p>
          </table:table-cell>
          <table:table-cell office:value-type="float" office:value="0">
            <text:p>0</text:p>
          </table:table-cell>
          <table:table-cell office:value-type="float" office:value="0.000005">
            <text:p>0.000005</text:p>
          </table:table-cell>
          <table:table-cell office:value-type="float" office:value="0.000027">
            <text:p>0.000027</text:p>
          </table:table-cell>
          <table:table-cell office:value-type="float" office:value="0.0000019">
            <text:p>0.0000019</text:p>
          </table:table-cell>
          <table:table-cell office:value-type="float" office:value="0">
            <text:p>0</text:p>
          </table:table-cell>
          <table:table-cell office:value-type="float" office:value="0.0000069">
            <text:p>0.0000069</text:p>
          </table:table-cell>
          <table:table-cell office:value-type="float" office:value="0.0000531">
            <text:p>0.0000531</text:p>
          </table:table-cell>
          <table:table-cell office:value-type="float" office:value="0.000003">
            <text:p>0.00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303">
            <text:p>0.0003303</text:p>
          </table:table-cell>
          <table:table-cell office:value-type="float" office:value="0.0003547">
            <text:p>0.0003547</text:p>
          </table:table-cell>
          <table:table-cell office:value-type="float" office:value="0.0009177">
            <text:p>0.0009177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17">
            <text:p>0.000017</text:p>
          </table:table-cell>
          <table:table-cell office:value-type="float" office:value="0.0000009">
            <text:p>0.0000009</text:p>
          </table:table-cell>
          <table:table-cell office:value-type="float" office:value="0">
            <text:p>0</text:p>
          </table:table-cell>
          <table:table-cell office:value-type="float" office:value="0.0004072">
            <text:p>0.0004072</text:p>
          </table:table-cell>
          <table:table-cell office:value-type="float" office:value="0.0050218">
            <text:p>0.0050218</text:p>
          </table:table-cell>
          <table:table-cell office:value-type="float" office:value="0.0055074">
            <text:p>0.0055074</text:p>
          </table:table-cell>
          <table:table-cell office:value-type="float" office:value="0">
            <text:p>0</text:p>
          </table:table-cell>
          <table:table-cell office:value-type="float" office:value="0.0072781">
            <text:p>0.0072781</text:p>
          </table:table-cell>
          <table:table-cell office:value-type="float" office:value="0.0250936">
            <text:p>0.0250936</text:p>
          </table:table-cell>
          <table:table-cell office:value-type="float" office:value="0.0273546">
            <text:p>0.0273546</text:p>
          </table:table-cell>
          <table:table-cell office:value-type="float" office:value="0">
            <text:p>0</text:p>
          </table:table-cell>
          <table:table-cell office:value-type="float" office:value="0.000005">
            <text:p>0.000005</text:p>
          </table:table-cell>
          <table:table-cell office:value-type="float" office:value="0.0000319">
            <text:p>0.0000319</text:p>
          </table:table-cell>
          <table:table-cell office:value-type="float" office:value="0.0000019">
            <text:p>0.0000019</text:p>
          </table:table-cell>
          <table:table-cell office:value-type="float" office:value="0">
            <text:p>0</text:p>
          </table:table-cell>
          <table:table-cell office:value-type="float" office:value="0.0000059">
            <text:p>0.0000059</text:p>
          </table:table-cell>
          <table:table-cell office:value-type="float" office:value="0.0000619">
            <text:p>0.0000619</text:p>
          </table:table-cell>
          <table:table-cell office:value-type="float" office:value="0.0000039">
            <text:p>0.0000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621">
            <text:p>0.0003621</text:p>
          </table:table-cell>
          <table:table-cell office:value-type="float" office:value="0.0003949">
            <text:p>0.0003949</text:p>
          </table:table-cell>
          <table:table-cell office:value-type="float" office:value="0.0010282">
            <text:p>0.0010282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201">
            <text:p>0.0000201</text:p>
          </table:table-cell>
          <table:table-cell office:value-type="float" office:value="0.0000009">
            <text:p>0.0000009</text:p>
          </table:table-cell>
          <table:table-cell office:value-type="float" office:value="0">
            <text:p>0</text:p>
          </table:table-cell>
          <table:table-cell office:value-type="float" office:value="0.000458">
            <text:p>0.000458</text:p>
          </table:table-cell>
          <table:table-cell office:value-type="float" office:value="0.006373">
            <text:p>0.006373</text:p>
          </table:table-cell>
          <table:table-cell office:value-type="float" office:value="0.0069251">
            <text:p>0.0069251</text:p>
          </table:table-cell>
          <table:table-cell office:value-type="float" office:value="0">
            <text:p>0</text:p>
          </table:table-cell>
          <table:table-cell office:value-type="float" office:value="0.009756">
            <text:p>0.009756</text:p>
          </table:table-cell>
          <table:table-cell office:value-type="float" office:value="0.032285">
            <text:p>0.032285</text:p>
          </table:table-cell>
          <table:table-cell office:value-type="float" office:value="0.0353645">
            <text:p>0.0353645</text:p>
          </table:table-cell>
          <table:table-cell office:value-type="float" office:value="0">
            <text:p>0</text:p>
          </table:table-cell>
          <table:table-cell office:value-type="float" office:value="0.0000059">
            <text:p>0.0000059</text:p>
          </table:table-cell>
          <table:table-cell office:value-type="float" office:value="0.0000369">
            <text:p>0.0000369</text:p>
          </table:table-cell>
          <table:table-cell office:value-type="float" office:value="0.0000029">
            <text:p>0.0000029</text:p>
          </table:table-cell>
          <table:table-cell office:value-type="float" office:value="0">
            <text:p>0</text:p>
          </table:table-cell>
          <table:table-cell office:value-type="float" office:value="0.0000071">
            <text:p>0.0000071</text:p>
          </table:table-cell>
          <table:table-cell office:value-type="float" office:value="0.0000719">
            <text:p>0.0000719</text:p>
          </table:table-cell>
          <table:table-cell office:value-type="float" office:value="0.000004">
            <text:p>0.00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04029">
            <text:p>0.0004029</text:p>
          </table:table-cell>
          <table:table-cell office:value-type="float" office:value="0.0004312">
            <text:p>0.0004312</text:p>
          </table:table-cell>
          <table:table-cell office:value-type="float" office:value="0.0011437">
            <text:p>0.0011437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229">
            <text:p>0.0000229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05094">
            <text:p>0.0005094</text:p>
          </table:table-cell>
          <table:table-cell office:value-type="float" office:value="0.0078863">
            <text:p>0.0078863</text:p>
          </table:table-cell>
          <table:table-cell office:value-type="float" office:value="0.0084958">
            <text:p>0.0084958</text:p>
          </table:table-cell>
          <table:table-cell office:value-type="float" office:value="0">
            <text:p>0</text:p>
          </table:table-cell>
          <table:table-cell office:value-type="float" office:value="0.0127331">
            <text:p>0.0127331</text:p>
          </table:table-cell>
          <table:table-cell office:value-type="float" office:value="0.0404268">
            <text:p>0.0404268</text:p>
          </table:table-cell>
          <table:table-cell office:value-type="float" office:value="0.0443382">
            <text:p>0.0443382</text:p>
          </table:table-cell>
          <table:table-cell office:value-type="float" office:value="0">
            <text:p>0</text:p>
          </table:table-cell>
          <table:table-cell office:value-type="float" office:value="0.000007">
            <text:p>0.000007</text:p>
          </table:table-cell>
          <table:table-cell office:value-type="float" office:value="0.000042">
            <text:p>0.000042</text:p>
          </table:table-cell>
          <table:table-cell office:value-type="float" office:value="0.000003">
            <text:p>0.000003</text:p>
          </table:table-cell>
          <table:table-cell office:value-type="float" office:value="0">
            <text:p>0</text:p>
          </table:table-cell>
          <table:table-cell office:value-type="float" office:value="0.0000081">
            <text:p>0.0000081</text:p>
          </table:table-cell>
          <table:table-cell office:value-type="float" office:value="0.000082">
            <text:p>0.000082</text:p>
          </table:table-cell>
          <table:table-cell office:value-type="float" office:value="0.000004">
            <text:p>0.00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444">
            <text:p>0.000444</text:p>
          </table:table-cell>
          <table:table-cell office:value-type="float" office:value="0.0004844">
            <text:p>0.0004844</text:p>
          </table:table-cell>
          <table:table-cell office:value-type="float" office:value="0.001259">
            <text:p>0.001259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25">
            <text:p>0.000025</text:p>
          </table:table-cell>
          <table:table-cell office:value-type="float" office:value="0.0000011">
            <text:p>0.0000011</text:p>
          </table:table-cell>
          <table:table-cell office:value-type="float" office:value="0">
            <text:p>0</text:p>
          </table:table-cell>
          <table:table-cell office:value-type="float" office:value="0.0005514">
            <text:p>0.0005514</text:p>
          </table:table-cell>
          <table:table-cell office:value-type="float" office:value="0.0095636">
            <text:p>0.0095636</text:p>
          </table:table-cell>
          <table:table-cell office:value-type="float" office:value="0.0102303">
            <text:p>0.0102303</text:p>
          </table:table-cell>
          <table:table-cell office:value-type="float" office:value="0">
            <text:p>0</text:p>
          </table:table-cell>
          <table:table-cell office:value-type="float" office:value="0.016192">
            <text:p>0.016192</text:p>
          </table:table-cell>
          <table:table-cell office:value-type="float" office:value="0.0495163">
            <text:p>0.0495163</text:p>
          </table:table-cell>
          <table:table-cell office:value-type="float" office:value="0.0543418">
            <text:p>0.0543418</text:p>
          </table:table-cell>
          <table:table-cell office:value-type="float" office:value="0">
            <text:p>0</text:p>
          </table:table-cell>
          <table:table-cell office:value-type="float" office:value="0.000007">
            <text:p>0.000007</text:p>
          </table:table-cell>
          <table:table-cell office:value-type="float" office:value="0.000048">
            <text:p>0.000048</text:p>
          </table:table-cell>
          <table:table-cell office:value-type="float" office:value="0.0000031">
            <text:p>0.0000031</text:p>
          </table:table-cell>
          <table:table-cell office:value-type="float" office:value="0">
            <text:p>0</text:p>
          </table:table-cell>
          <table:table-cell office:value-type="float" office:value="0.00001">
            <text:p>0.00001</text:p>
          </table:table-cell>
          <table:table-cell office:value-type="float" office:value="0.000093">
            <text:p>0.000093</text:p>
          </table:table-cell>
          <table:table-cell office:value-type="float" office:value="0.0000051">
            <text:p>0.00000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0004867">
            <text:p>0.0004867</text:p>
          </table:table-cell>
          <table:table-cell office:value-type="float" office:value="0.0005307">
            <text:p>0.0005307</text:p>
          </table:table-cell>
          <table:table-cell office:value-type="float" office:value="0.0013625">
            <text:p>0.0013625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28">
            <text:p>0.000028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06042">
            <text:p>0.0006042</text:p>
          </table:table-cell>
          <table:table-cell office:value-type="float" office:value="0.0114171">
            <text:p>0.0114171</text:p>
          </table:table-cell>
          <table:table-cell office:value-type="float" office:value="0.0121279">
            <text:p>0.0121279</text:p>
          </table:table-cell>
          <table:table-cell office:value-type="float" office:value="0">
            <text:p>0</text:p>
          </table:table-cell>
          <table:table-cell office:value-type="float" office:value="0.0202074">
            <text:p>0.0202074</text:p>
          </table:table-cell>
          <table:table-cell office:value-type="float" office:value="0.0595828">
            <text:p>0.0595828</text:p>
          </table:table-cell>
          <table:table-cell office:value-type="float" office:value="0.0653906">
            <text:p>0.0653906</text:p>
          </table:table-cell>
          <table:table-cell office:value-type="float" office:value="0">
            <text:p>0</text:p>
          </table:table-cell>
          <table:table-cell office:value-type="float" office:value="0.0000081">
            <text:p>0.0000081</text:p>
          </table:table-cell>
          <table:table-cell office:value-type="float" office:value="0.0000539">
            <text:p>0.0000539</text:p>
          </table:table-cell>
          <table:table-cell office:value-type="float" office:value="0.000003">
            <text:p>0.000003</text:p>
          </table:table-cell>
          <table:table-cell office:value-type="float" office:value="0">
            <text:p>0</text:p>
          </table:table-cell>
          <table:table-cell office:value-type="float" office:value="0.0000111">
            <text:p>0.0000111</text:p>
          </table:table-cell>
          <table:table-cell office:value-type="float" office:value="0.0001029">
            <text:p>0.0001029</text:p>
          </table:table-cell>
          <table:table-cell office:value-type="float" office:value="0.000005">
            <text:p>0.00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005258">
            <text:p>0.0005258</text:p>
          </table:table-cell>
          <table:table-cell office:value-type="float" office:value="0.0005783">
            <text:p>0.0005783</text:p>
          </table:table-cell>
          <table:table-cell office:value-type="float" office:value="0.0014749">
            <text:p>0.0014749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31">
            <text:p>0.000031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06465">
            <text:p>0.0006465</text:p>
          </table:table-cell>
          <table:table-cell office:value-type="float" office:value="0.0134206">
            <text:p>0.0134206</text:p>
          </table:table-cell>
          <table:table-cell office:value-type="float" office:value="0.0141943">
            <text:p>0.0141943</text:p>
          </table:table-cell>
          <table:table-cell office:value-type="float" office:value="0">
            <text:p>0</text:p>
          </table:table-cell>
          <table:table-cell office:value-type="float" office:value="0.0247468">
            <text:p>0.0247468</text:p>
          </table:table-cell>
          <table:table-cell office:value-type="float" office:value="0.0705886">
            <text:p>0.0705886</text:p>
          </table:table-cell>
          <table:table-cell office:value-type="float" office:value="0.0775941">
            <text:p>0.0775941</text:p>
          </table:table-cell>
          <table:table-cell office:value-type="float" office:value="0">
            <text:p>0</text:p>
          </table:table-cell>
          <table:table-cell office:value-type="float" office:value="0.0000089">
            <text:p>0.0000089</text:p>
          </table:table-cell>
          <table:table-cell office:value-type="float" office:value="0.0000579">
            <text:p>0.0000579</text:p>
          </table:table-cell>
          <table:table-cell office:value-type="float" office:value="0.000004">
            <text:p>0.000004</text:p>
          </table:table-cell>
          <table:table-cell office:value-type="float" office:value="0">
            <text:p>0</text:p>
          </table:table-cell>
          <table:table-cell office:value-type="float" office:value="0.0000111">
            <text:p>0.0000111</text:p>
          </table:table-cell>
          <table:table-cell office:value-type="float" office:value="0.00011">
            <text:p>0.00011</text:p>
          </table:table-cell>
          <table:table-cell office:value-type="float" office:value="0.000006">
            <text:p>0.00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0005692">
            <text:p>0.0005692</text:p>
          </table:table-cell>
          <table:table-cell office:value-type="float" office:value="0.0006198">
            <text:p>0.0006198</text:p>
          </table:table-cell>
          <table:table-cell office:value-type="float" office:value="0.0015927">
            <text:p>0.0015927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331">
            <text:p>0.0000331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06969">
            <text:p>0.0006969</text:p>
          </table:table-cell>
          <table:table-cell office:value-type="float" office:value="0.0155808">
            <text:p>0.0155808</text:p>
          </table:table-cell>
          <table:table-cell office:value-type="float" office:value="0.0164468">
            <text:p>0.0164468</text:p>
          </table:table-cell>
          <table:table-cell office:value-type="float" office:value="0">
            <text:p>0</text:p>
          </table:table-cell>
          <table:table-cell office:value-type="float" office:value="0.029919">
            <text:p>0.029919</text:p>
          </table:table-cell>
          <table:table-cell office:value-type="float" office:value="0.0825734">
            <text:p>0.0825734</text:p>
          </table:table-cell>
          <table:table-cell office:value-type="float" office:value="0.0906414">
            <text:p>0.0906414</text:p>
          </table:table-cell>
          <table:table-cell office:value-type="float" office:value="0">
            <text:p>0</text:p>
          </table:table-cell>
          <table:table-cell office:value-type="float" office:value="0.00001">
            <text:p>0.00001</text:p>
          </table:table-cell>
          <table:table-cell office:value-type="float" office:value="0.0000649">
            <text:p>0.0000649</text:p>
          </table:table-cell>
          <table:table-cell office:value-type="float" office:value="0.0000039">
            <text:p>0.0000039</text:p>
          </table:table-cell>
          <table:table-cell office:value-type="float" office:value="0">
            <text:p>0</text:p>
          </table:table-cell>
          <table:table-cell office:value-type="float" office:value="0.0000131">
            <text:p>0.0000131</text:p>
          </table:table-cell>
          <table:table-cell office:value-type="float" office:value="0.000122">
            <text:p>0.000122</text:p>
          </table:table-cell>
          <table:table-cell office:value-type="float" office:value="0.0000049">
            <text:p>0.00000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0006065">
            <text:p>0.0006065</text:p>
          </table:table-cell>
          <table:table-cell office:value-type="float" office:value="0.0006663">
            <text:p>0.0006663</text:p>
          </table:table-cell>
          <table:table-cell office:value-type="float" office:value="0.0017151">
            <text:p>0.0017151</text:p>
          </table:table-cell>
          <table:table-cell office:value-type="float" office:value="0">
            <text:p>0</text:p>
          </table:table-cell>
          <table:table-cell office:value-type="float" office:value="0.0000009">
            <text:p>0.0000009</text:p>
          </table:table-cell>
          <table:table-cell office:value-type="float" office:value="0.0000351">
            <text:p>0.0000351</text:p>
          </table:table-cell>
          <table:table-cell office:value-type="float" office:value="0.0000009">
            <text:p>0.0000009</text:p>
          </table:table-cell>
          <table:table-cell office:value-type="float" office:value="0">
            <text:p>0</text:p>
          </table:table-cell>
          <table:table-cell office:value-type="float" office:value="0.0007519">
            <text:p>0.0007519</text:p>
          </table:table-cell>
          <table:table-cell office:value-type="float" office:value="0.0179196">
            <text:p>0.0179196</text:p>
          </table:table-cell>
          <table:table-cell office:value-type="float" office:value="0.018863">
            <text:p>0.018863</text:p>
          </table:table-cell>
          <table:table-cell office:value-type="float" office:value="0">
            <text:p>0</text:p>
          </table:table-cell>
          <table:table-cell office:value-type="float" office:value="0.0356542">
            <text:p>0.0356542</text:p>
          </table:table-cell>
          <table:table-cell office:value-type="float" office:value="0.0955071">
            <text:p>0.0955071</text:p>
          </table:table-cell>
          <table:table-cell office:value-type="float" office:value="0.1046536">
            <text:p>0.1046536</text:p>
          </table:table-cell>
          <table:table-cell office:value-type="float" office:value="0">
            <text:p>0</text:p>
          </table:table-cell>
          <table:table-cell office:value-type="float" office:value="0.0000111">
            <text:p>0.0000111</text:p>
          </table:table-cell>
          <table:table-cell office:value-type="float" office:value="0.000071">
            <text:p>0.000071</text:p>
          </table:table-cell>
          <table:table-cell office:value-type="float" office:value="0.000004">
            <text:p>0.000004</text:p>
          </table:table-cell>
          <table:table-cell office:value-type="float" office:value="0">
            <text:p>0</text:p>
          </table:table-cell>
          <table:table-cell office:value-type="float" office:value="0.0000129">
            <text:p>0.0000129</text:p>
          </table:table-cell>
          <table:table-cell office:value-type="float" office:value="0.0001321">
            <text:p>0.0001321</text:p>
          </table:table-cell>
          <table:table-cell office:value-type="float" office:value="0.0000069">
            <text:p>0.0000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0006519">
            <text:p>0.0006519</text:p>
          </table:table-cell>
          <table:table-cell office:value-type="float" office:value="0.0007088">
            <text:p>0.0007088</text:p>
          </table:table-cell>
          <table:table-cell office:value-type="float" office:value="0.0018172">
            <text:p>0.0018172</text:p>
          </table:table-cell>
          <table:table-cell office:value-type="float" office:value="0">
            <text:p>0</text:p>
          </table:table-cell>
          <table:table-cell office:value-type="float" office:value="0.0000009">
            <text:p>0.0000009</text:p>
          </table:table-cell>
          <table:table-cell office:value-type="float" office:value="0.0000369">
            <text:p>0.000036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08023">
            <text:p>0.0008023</text:p>
          </table:table-cell>
          <table:table-cell office:value-type="float" office:value="0.0204272">
            <text:p>0.0204272</text:p>
          </table:table-cell>
          <table:table-cell office:value-type="float" office:value="0.0214607">
            <text:p>0.0214607</text:p>
          </table:table-cell>
          <table:table-cell office:value-type="float" office:value="0">
            <text:p>0</text:p>
          </table:table-cell>
          <table:table-cell office:value-type="float" office:value="0.0420351">
            <text:p>0.0420351</text:p>
          </table:table-cell>
          <table:table-cell office:value-type="float" office:value="0.1094659">
            <text:p>0.1094659</text:p>
          </table:table-cell>
          <table:table-cell office:value-type="float" office:value="0.1195962">
            <text:p>0.1195962</text:p>
          </table:table-cell>
          <table:table-cell office:value-type="float" office:value="0">
            <text:p>0</text:p>
          </table:table-cell>
          <table:table-cell office:value-type="float" office:value="0.000011">
            <text:p>0.000011</text:p>
          </table:table-cell>
          <table:table-cell office:value-type="float" office:value="0.000073">
            <text:p>0.000073</text:p>
          </table:table-cell>
          <table:table-cell office:value-type="float" office:value="0.0000039">
            <text:p>0.0000039</text:p>
          </table:table-cell>
          <table:table-cell office:value-type="float" office:value="0">
            <text:p>0</text:p>
          </table:table-cell>
          <table:table-cell office:value-type="float" office:value="0.0000129">
            <text:p>0.0000129</text:p>
          </table:table-cell>
          <table:table-cell office:value-type="float" office:value="0.000143">
            <text:p>0.000143</text:p>
          </table:table-cell>
          <table:table-cell office:value-type="float" office:value="0.000008">
            <text:p>0.00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0006781">
            <text:p>0.0006781</text:p>
          </table:table-cell>
          <table:table-cell office:value-type="float" office:value="0.0007593">
            <text:p>0.0007593</text:p>
          </table:table-cell>
          <table:table-cell office:value-type="float" office:value="0.0019375">
            <text:p>0.0019375</text:p>
          </table:table-cell>
          <table:table-cell office:value-type="float" office:value="0">
            <text:p>0</text:p>
          </table:table-cell>
          <table:table-cell office:value-type="float" office:value="0.0000011">
            <text:p>0.0000011</text:p>
          </table:table-cell>
          <table:table-cell office:value-type="float" office:value="0.0000409">
            <text:p>0.000040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08511">
            <text:p>0.0008511</text:p>
          </table:table-cell>
          <table:table-cell office:value-type="float" office:value="0.0230895">
            <text:p>0.0230895</text:p>
          </table:table-cell>
          <table:table-cell office:value-type="float" office:value="0.0242406">
            <text:p>0.0242406</text:p>
          </table:table-cell>
          <table:table-cell office:value-type="float" office:value="0">
            <text:p>0</text:p>
          </table:table-cell>
          <table:table-cell office:value-type="float" office:value="0.0490554">
            <text:p>0.0490554</text:p>
          </table:table-cell>
          <table:table-cell office:value-type="float" office:value="0.1243569">
            <text:p>0.1243569</text:p>
          </table:table-cell>
          <table:table-cell office:value-type="float" office:value="0.135997">
            <text:p>0.135997</text:p>
          </table:table-cell>
          <table:table-cell office:value-type="float" office:value="0">
            <text:p>0</text:p>
          </table:table-cell>
          <table:table-cell office:value-type="float" office:value="0.0000119">
            <text:p>0.0000119</text:p>
          </table:table-cell>
          <table:table-cell office:value-type="float" office:value="0.0000821">
            <text:p>0.0000821</text:p>
          </table:table-cell>
          <table:table-cell office:value-type="float" office:value="0.0000049">
            <text:p>0.0000049</text:p>
          </table:table-cell>
          <table:table-cell office:value-type="float" office:value="0">
            <text:p>0</text:p>
          </table:table-cell>
          <table:table-cell office:value-type="float" office:value="0.0000149">
            <text:p>0.0000149</text:p>
          </table:table-cell>
          <table:table-cell office:value-type="float" office:value="0.0001529">
            <text:p>0.0001529</text:p>
          </table:table-cell>
          <table:table-cell office:value-type="float" office:value="0.000008">
            <text:p>0.00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0007117">
            <text:p>0.0007117</text:p>
          </table:table-cell>
          <table:table-cell office:value-type="float" office:value="0.0008005">
            <text:p>0.0008005</text:p>
          </table:table-cell>
          <table:table-cell office:value-type="float" office:value="0.0020644">
            <text:p>0.0020644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411">
            <text:p>0.0000411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0905">
            <text:p>0.000905</text:p>
          </table:table-cell>
          <table:table-cell office:value-type="float" office:value="0.0259196">
            <text:p>0.0259196</text:p>
          </table:table-cell>
          <table:table-cell office:value-type="float" office:value="0.0272245">
            <text:p>0.0272245</text:p>
          </table:table-cell>
          <table:table-cell office:value-type="float" office:value="0">
            <text:p>0</text:p>
          </table:table-cell>
          <table:table-cell office:value-type="float" office:value="0.0567922">
            <text:p>0.0567922</text:p>
          </table:table-cell>
          <table:table-cell office:value-type="float" office:value="0.1401094">
            <text:p>0.1401094</text:p>
          </table:table-cell>
          <table:table-cell office:value-type="float" office:value="0.1535004">
            <text:p>0.1535004</text:p>
          </table:table-cell>
          <table:table-cell office:value-type="float" office:value="0">
            <text:p>0</text:p>
          </table:table-cell>
          <table:table-cell office:value-type="float" office:value="0.0000119">
            <text:p>0.0000119</text:p>
          </table:table-cell>
          <table:table-cell office:value-type="float" office:value="0.000088">
            <text:p>0.000088</text:p>
          </table:table-cell>
          <table:table-cell office:value-type="float" office:value="0.0000051">
            <text:p>0.0000051</text:p>
          </table:table-cell>
          <table:table-cell office:value-type="float" office:value="0">
            <text:p>0</text:p>
          </table:table-cell>
          <table:table-cell office:value-type="float" office:value="0.0000171">
            <text:p>0.0000171</text:p>
          </table:table-cell>
          <table:table-cell office:value-type="float" office:value="0.0001619">
            <text:p>0.0001619</text:p>
          </table:table-cell>
          <table:table-cell office:value-type="float" office:value="0.000008">
            <text:p>0.00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07514">
            <text:p>0.0007514</text:p>
          </table:table-cell>
          <table:table-cell office:value-type="float" office:value="0.0008509">
            <text:p>0.0008509</text:p>
          </table:table-cell>
          <table:table-cell office:value-type="float" office:value="0.0021695">
            <text:p>0.0021695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0439">
            <text:p>0.000043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09526">
            <text:p>0.0009526</text:p>
          </table:table-cell>
          <table:table-cell office:value-type="float" office:value="0.0289225">
            <text:p>0.0289225</text:p>
          </table:table-cell>
          <table:table-cell office:value-type="float" office:value="0.0303952">
            <text:p>0.0303952</text:p>
          </table:table-cell>
          <table:table-cell office:value-type="float" office:value="0">
            <text:p>0</text:p>
          </table:table-cell>
          <table:table-cell office:value-type="float" office:value="0.0652294">
            <text:p>0.0652294</text:p>
          </table:table-cell>
          <table:table-cell office:value-type="float" office:value="0.156921">
            <text:p>0.156921</text:p>
          </table:table-cell>
          <table:table-cell office:value-type="float" office:value="0.1718476">
            <text:p>0.1718476</text:p>
          </table:table-cell>
          <table:table-cell office:value-type="float" office:value="0">
            <text:p>0</text:p>
          </table:table-cell>
          <table:table-cell office:value-type="float" office:value="0.0000129">
            <text:p>0.0000129</text:p>
          </table:table-cell>
          <table:table-cell office:value-type="float" office:value="0.0000941">
            <text:p>0.0000941</text:p>
          </table:table-cell>
          <table:table-cell office:value-type="float" office:value="0.000006">
            <text:p>0.000006</text:p>
          </table:table-cell>
          <table:table-cell office:value-type="float" office:value="0">
            <text:p>0</text:p>
          </table:table-cell>
          <table:table-cell office:value-type="float" office:value="0.0000149">
            <text:p>0.0000149</text:p>
          </table:table-cell>
          <table:table-cell office:value-type="float" office:value="0.0001751">
            <text:p>0.0001751</text:p>
          </table:table-cell>
          <table:table-cell office:value-type="float" office:value="0.0000091">
            <text:p>0.00000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007951">
            <text:p>0.0007951</text:p>
          </table:table-cell>
          <table:table-cell office:value-type="float" office:value="0.0009016">
            <text:p>0.0009016</text:p>
          </table:table-cell>
          <table:table-cell office:value-type="float" office:value="0.00228">
            <text:p>0.00228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48">
            <text:p>0.000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9822">
            <text:p>0.0009822</text:p>
          </table:table-cell>
          <table:table-cell office:value-type="float" office:value="0.032104">
            <text:p>0.032104</text:p>
          </table:table-cell>
          <table:table-cell office:value-type="float" office:value="0.0337317">
            <text:p>0.0337317</text:p>
          </table:table-cell>
          <table:table-cell office:value-type="float" office:value="0">
            <text:p>0</text:p>
          </table:table-cell>
          <table:table-cell office:value-type="float" office:value="0.0744489">
            <text:p>0.0744489</text:p>
          </table:table-cell>
          <table:table-cell office:value-type="float" office:value="0.1747596">
            <text:p>0.1747596</text:p>
          </table:table-cell>
          <table:table-cell office:value-type="float" office:value="0.1912977">
            <text:p>0.1912977</text:p>
          </table:table-cell>
          <table:table-cell office:value-type="float" office:value="0">
            <text:p>0</text:p>
          </table:table-cell>
          <table:table-cell office:value-type="float" office:value="0.0000141">
            <text:p>0.0000141</text:p>
          </table:table-cell>
          <table:table-cell office:value-type="float" office:value="0.0001011">
            <text:p>0.0001011</text:p>
          </table:table-cell>
          <table:table-cell office:value-type="float" office:value="0.0000051">
            <text:p>0.0000051</text:p>
          </table:table-cell>
          <table:table-cell office:value-type="float" office:value="0">
            <text:p>0</text:p>
          </table:table-cell>
          <table:table-cell office:value-type="float" office:value="0.0000189">
            <text:p>0.0000189</text:p>
          </table:table-cell>
          <table:table-cell office:value-type="float" office:value="0.0001861">
            <text:p>0.0001861</text:p>
          </table:table-cell>
          <table:table-cell office:value-type="float" office:value="0.0000091">
            <text:p>0.00000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08338">
            <text:p>0.0008338</text:p>
          </table:table-cell>
          <table:table-cell office:value-type="float" office:value="0.000949">
            <text:p>0.000949</text:p>
          </table:table-cell>
          <table:table-cell office:value-type="float" office:value="0.0023837">
            <text:p>0.0023837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51">
            <text:p>0.000051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10348">
            <text:p>0.0010348</text:p>
          </table:table-cell>
          <table:table-cell office:value-type="float" office:value="0.0354661">
            <text:p>0.0354661</text:p>
          </table:table-cell>
          <table:table-cell office:value-type="float" office:value="0.0372804">
            <text:p>0.0372804</text:p>
          </table:table-cell>
          <table:table-cell office:value-type="float" office:value="0">
            <text:p>0</text:p>
          </table:table-cell>
          <table:table-cell office:value-type="float" office:value="0.0843984">
            <text:p>0.0843984</text:p>
          </table:table-cell>
          <table:table-cell office:value-type="float" office:value="0.1935385">
            <text:p>0.1935385</text:p>
          </table:table-cell>
          <table:table-cell office:value-type="float" office:value="0.2123246">
            <text:p>0.2123246</text:p>
          </table:table-cell>
          <table:table-cell office:value-type="float" office:value="0">
            <text:p>0</text:p>
          </table:table-cell>
          <table:table-cell office:value-type="float" office:value="0.0000139">
            <text:p>0.0000139</text:p>
          </table:table-cell>
          <table:table-cell office:value-type="float" office:value="0.0001049">
            <text:p>0.0001049</text:p>
          </table:table-cell>
          <table:table-cell office:value-type="float" office:value="0.000006">
            <text:p>0.000006</text:p>
          </table:table-cell>
          <table:table-cell office:value-type="float" office:value="0">
            <text:p>0</text:p>
          </table:table-cell>
          <table:table-cell office:value-type="float" office:value="0.000018">
            <text:p>0.000018</text:p>
          </table:table-cell>
          <table:table-cell office:value-type="float" office:value="0.000197">
            <text:p>0.000197</text:p>
          </table:table-cell>
          <table:table-cell office:value-type="float" office:value="0.00001">
            <text:p>0.00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008744">
            <text:p>0.0008744</text:p>
          </table:table-cell>
          <table:table-cell office:value-type="float" office:value="0.0009963">
            <text:p>0.0009963</text:p>
          </table:table-cell>
          <table:table-cell office:value-type="float" office:value="0.002488">
            <text:p>0.002488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529">
            <text:p>0.0000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868">
            <text:p>0.0010868</text:p>
          </table:table-cell>
          <table:table-cell office:value-type="float" office:value="0.0390009">
            <text:p>0.0390009</text:p>
          </table:table-cell>
          <table:table-cell office:value-type="float" office:value="0.0410127">
            <text:p>0.0410127</text:p>
          </table:table-cell>
          <table:table-cell office:value-type="float" office:value="0">
            <text:p>0</text:p>
          </table:table-cell>
          <table:table-cell office:value-type="float" office:value="0.0951609">
            <text:p>0.0951609</text:p>
          </table:table-cell>
          <table:table-cell office:value-type="float" office:value="0.2133363">
            <text:p>0.2133363</text:p>
          </table:table-cell>
          <table:table-cell office:value-type="float" office:value="0.2342608">
            <text:p>0.2342608</text:p>
          </table:table-cell>
          <table:table-cell office:value-type="float" office:value="0">
            <text:p>0</text:p>
          </table:table-cell>
          <table:table-cell office:value-type="float" office:value="0.0000151">
            <text:p>0.0000151</text:p>
          </table:table-cell>
          <table:table-cell office:value-type="float" office:value="0.0001129">
            <text:p>0.0001129</text:p>
          </table:table-cell>
          <table:table-cell office:value-type="float" office:value="0.000006">
            <text:p>0.000006</text:p>
          </table:table-cell>
          <table:table-cell office:value-type="float" office:value="0">
            <text:p>0</text:p>
          </table:table-cell>
          <table:table-cell office:value-type="float" office:value="0.0000199">
            <text:p>0.0000199</text:p>
          </table:table-cell>
          <table:table-cell office:value-type="float" office:value="0.000208">
            <text:p>0.000208</text:p>
          </table:table-cell>
          <table:table-cell office:value-type="float" office:value="0.0000101">
            <text:p>0.0000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009148">
            <text:p>0.0009148</text:p>
          </table:table-cell>
          <table:table-cell office:value-type="float" office:value="0.0010523">
            <text:p>0.0010523</text:p>
          </table:table-cell>
          <table:table-cell office:value-type="float" office:value="0.0025958">
            <text:p>0.002595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4">
            <text:p>0.000054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11357">
            <text:p>0.0011357</text:p>
          </table:table-cell>
          <table:table-cell office:value-type="float" office:value="0.0427226">
            <text:p>0.0427226</text:p>
          </table:table-cell>
          <table:table-cell office:value-type="float" office:value="0.0449368">
            <text:p>0.0449368</text:p>
          </table:table-cell>
          <table:table-cell office:value-type="float" office:value="0">
            <text:p>0</text:p>
          </table:table-cell>
          <table:table-cell office:value-type="float" office:value="0.1068267">
            <text:p>0.1068267</text:p>
          </table:table-cell>
          <table:table-cell office:value-type="float" office:value="0.2340787">
            <text:p>0.2340787</text:p>
          </table:table-cell>
          <table:table-cell office:value-type="float" office:value="0.2572475">
            <text:p>0.2572475</text:p>
          </table:table-cell>
          <table:table-cell office:value-type="float" office:value="0">
            <text:p>0</text:p>
          </table:table-cell>
          <table:table-cell office:value-type="float" office:value="0.000015">
            <text:p>0.000015</text:p>
          </table:table-cell>
          <table:table-cell office:value-type="float" office:value="0.0001179">
            <text:p>0.0001179</text:p>
          </table:table-cell>
          <table:table-cell office:value-type="float" office:value="0.000007">
            <text:p>0.000007</text:p>
          </table:table-cell>
          <table:table-cell office:value-type="float" office:value="0">
            <text:p>0</text:p>
          </table:table-cell>
          <table:table-cell office:value-type="float" office:value="0.000019">
            <text:p>0.000019</text:p>
          </table:table-cell>
          <table:table-cell office:value-type="float" office:value="0.0002199">
            <text:p>0.0002199</text:p>
          </table:table-cell>
          <table:table-cell office:value-type="float" office:value="0.000011">
            <text:p>0.00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009475">
            <text:p>0.0009475</text:p>
          </table:table-cell>
          <table:table-cell office:value-type="float" office:value="0.0011091">
            <text:p>0.0011091</text:p>
          </table:table-cell>
          <table:table-cell office:value-type="float" office:value="0.0027093">
            <text:p>0.0027093</text:p>
          </table:table-cell>
          <table:table-cell office:value-type="float" office:value="0">
            <text:p>0</text:p>
          </table:table-cell>
          <table:table-cell office:value-type="float" office:value="0.0000009">
            <text:p>0.0000009</text:p>
          </table:table-cell>
          <table:table-cell office:value-type="float" office:value="0.0000581">
            <text:p>0.0000581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1186">
            <text:p>0.001186</text:p>
          </table:table-cell>
          <table:table-cell office:value-type="float" office:value="0.0466204">
            <text:p>0.0466204</text:p>
          </table:table-cell>
          <table:table-cell office:value-type="float" office:value="0.049042">
            <text:p>0.049042</text:p>
          </table:table-cell>
          <table:table-cell office:value-type="float" office:value="0">
            <text:p>0</text:p>
          </table:table-cell>
          <table:table-cell office:value-type="float" office:value="0.1192781">
            <text:p>0.1192781</text:p>
          </table:table-cell>
          <table:table-cell office:value-type="float" office:value="0.2558266">
            <text:p>0.2558266</text:p>
          </table:table-cell>
          <table:table-cell office:value-type="float" office:value="0.2818499">
            <text:p>0.2818499</text:p>
          </table:table-cell>
          <table:table-cell office:value-type="float" office:value="0">
            <text:p>0</text:p>
          </table:table-cell>
          <table:table-cell office:value-type="float" office:value="0.000016">
            <text:p>0.000016</text:p>
          </table:table-cell>
          <table:table-cell office:value-type="float" office:value="0.0001261">
            <text:p>0.0001261</text:p>
          </table:table-cell>
          <table:table-cell office:value-type="float" office:value="0.0000071">
            <text:p>0.0000071</text:p>
          </table:table-cell>
          <table:table-cell office:value-type="float" office:value="0">
            <text:p>0</text:p>
          </table:table-cell>
          <table:table-cell office:value-type="float" office:value="0.000021">
            <text:p>0.000021</text:p>
          </table:table-cell>
          <table:table-cell office:value-type="float" office:value="0.000229">
            <text:p>0.000229</text:p>
          </table:table-cell>
          <table:table-cell office:value-type="float" office:value="0.000011">
            <text:p>0.00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09981">
            <text:p>0.0009981</text:p>
          </table:table-cell>
          <table:table-cell office:value-type="float" office:value="0.0011516">
            <text:p>0.0011516</text:p>
          </table:table-cell>
          <table:table-cell office:value-type="float" office:value="0.0028366">
            <text:p>0.0028366</text:p>
          </table:table-cell>
          <table:table-cell office:value-type="float" office:value="0">
            <text:p>0</text:p>
          </table:table-cell>
          <table:table-cell office:value-type="float" office:value="0.0000011">
            <text:p>0.0000011</text:p>
          </table:table-cell>
          <table:table-cell office:value-type="float" office:value="0.000061">
            <text:p>0.000061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1244">
            <text:p>0.001244</text:p>
          </table:table-cell>
          <table:table-cell office:value-type="float" office:value="0.050695">
            <text:p>0.050695</text:p>
          </table:table-cell>
          <table:table-cell office:value-type="float" office:value="0.0533167">
            <text:p>0.0533167</text:p>
          </table:table-cell>
          <table:table-cell office:value-type="float" office:value="0">
            <text:p>0</text:p>
          </table:table-cell>
          <table:table-cell office:value-type="float" office:value="0.1325866">
            <text:p>0.1325866</text:p>
          </table:table-cell>
          <table:table-cell office:value-type="float" office:value="0.2786273">
            <text:p>0.2786273</text:p>
          </table:table-cell>
          <table:table-cell office:value-type="float" office:value="0.3074798">
            <text:p>0.3074798</text:p>
          </table:table-cell>
          <table:table-cell office:value-type="float" office:value="0">
            <text:p>0</text:p>
          </table:table-cell>
          <table:table-cell office:value-type="float" office:value="0.000018">
            <text:p>0.000018</text:p>
          </table:table-cell>
          <table:table-cell office:value-type="float" office:value="0.0001309">
            <text:p>0.0001309</text:p>
          </table:table-cell>
          <table:table-cell office:value-type="float" office:value="0.0000061">
            <text:p>0.0000061</text:p>
          </table:table-cell>
          <table:table-cell office:value-type="float" office:value="0">
            <text:p>0</text:p>
          </table:table-cell>
          <table:table-cell office:value-type="float" office:value="0.0000229">
            <text:p>0.0000229</text:p>
          </table:table-cell>
          <table:table-cell office:value-type="float" office:value="0.000241">
            <text:p>0.000241</text:p>
          </table:table-cell>
          <table:table-cell office:value-type="float" office:value="0.000012">
            <text:p>0.00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10364">
            <text:p>0.0010364</text:p>
          </table:table-cell>
          <table:table-cell office:value-type="float" office:value="0.0011993">
            <text:p>0.0011993</text:p>
          </table:table-cell>
          <table:table-cell office:value-type="float" office:value="0.0029385">
            <text:p>0.0029385</text:p>
          </table:table-cell>
          <table:table-cell office:value-type="float" office:value="0">
            <text:p>0</text:p>
          </table:table-cell>
          <table:table-cell office:value-type="float" office:value="0.0000009">
            <text:p>0.0000009</text:p>
          </table:table-cell>
          <table:table-cell office:value-type="float" office:value="0.0000631">
            <text:p>0.0000631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12965">
            <text:p>0.0012965</text:p>
          </table:table-cell>
          <table:table-cell office:value-type="float" office:value="0.0549916">
            <text:p>0.0549916</text:p>
          </table:table-cell>
          <table:table-cell office:value-type="float" office:value="0.0578542">
            <text:p>0.0578542</text:p>
          </table:table-cell>
          <table:table-cell office:value-type="float" office:value="0">
            <text:p>0</text:p>
          </table:table-cell>
          <table:table-cell office:value-type="float" office:value="0.1468974">
            <text:p>0.1468974</text:p>
          </table:table-cell>
          <table:table-cell office:value-type="float" office:value="0.3024966">
            <text:p>0.3024966</text:p>
          </table:table-cell>
          <table:table-cell office:value-type="float" office:value="0.3340936">
            <text:p>0.3340936</text:p>
          </table:table-cell>
          <table:table-cell office:value-type="float" office:value="0">
            <text:p>0</text:p>
          </table:table-cell>
          <table:table-cell office:value-type="float" office:value="0.0000181">
            <text:p>0.0000181</text:p>
          </table:table-cell>
          <table:table-cell office:value-type="float" office:value="0.000138">
            <text:p>0.000138</text:p>
          </table:table-cell>
          <table:table-cell office:value-type="float" office:value="0.0000071">
            <text:p>0.0000071</text:p>
          </table:table-cell>
          <table:table-cell office:value-type="float" office:value="0">
            <text:p>0</text:p>
          </table:table-cell>
          <table:table-cell office:value-type="float" office:value="0.000023">
            <text:p>0.000023</text:p>
          </table:table-cell>
          <table:table-cell office:value-type="float" office:value="0.0002489">
            <text:p>0.0002489</text:p>
          </table:table-cell>
          <table:table-cell office:value-type="float" office:value="0.000011">
            <text:p>0.00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010694">
            <text:p>0.0010694</text:p>
          </table:table-cell>
          <table:table-cell office:value-type="float" office:value="0.0012485">
            <text:p>0.0012485</text:p>
          </table:table-cell>
          <table:table-cell office:value-type="float" office:value="0.0030358">
            <text:p>0.0030358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0639">
            <text:p>0.000063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1354">
            <text:p>0.001354</text:p>
          </table:table-cell>
          <table:table-cell office:value-type="float" office:value="0.0594327">
            <text:p>0.0594327</text:p>
          </table:table-cell>
          <table:table-cell office:value-type="float" office:value="0.0625253">
            <text:p>0.0625253</text:p>
          </table:table-cell>
          <table:table-cell office:value-type="float" office:value="0">
            <text:p>0</text:p>
          </table:table-cell>
          <table:table-cell office:value-type="float" office:value="0.1621591">
            <text:p>0.1621591</text:p>
          </table:table-cell>
          <table:table-cell office:value-type="float" office:value="0.3273474">
            <text:p>0.3273474</text:p>
          </table:table-cell>
          <table:table-cell office:value-type="float" office:value="0.3612275">
            <text:p>0.3612275</text:p>
          </table:table-cell>
          <table:table-cell office:value-type="float" office:value="0">
            <text:p>0</text:p>
          </table:table-cell>
          <table:table-cell office:value-type="float" office:value="0.0000191">
            <text:p>0.0000191</text:p>
          </table:table-cell>
          <table:table-cell office:value-type="float" office:value="0.000147">
            <text:p>0.000147</text:p>
          </table:table-cell>
          <table:table-cell office:value-type="float" office:value="0.0000079">
            <text:p>0.0000079</text:p>
          </table:table-cell>
          <table:table-cell office:value-type="float" office:value="0">
            <text:p>0</text:p>
          </table:table-cell>
          <table:table-cell office:value-type="float" office:value="0.000024">
            <text:p>0.000024</text:p>
          </table:table-cell>
          <table:table-cell office:value-type="float" office:value="0.00026">
            <text:p>0.00026</text:p>
          </table:table-cell>
          <table:table-cell office:value-type="float" office:value="0.0000121">
            <text:p>0.0000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011072">
            <text:p>0.0011072</text:p>
          </table:table-cell>
          <table:table-cell office:value-type="float" office:value="0.0012902">
            <text:p>0.0012902</text:p>
          </table:table-cell>
          <table:table-cell office:value-type="float" office:value="0.0031837">
            <text:p>0.0031837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689">
            <text:p>0.0000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4102">
            <text:p>0.0014102</text:p>
          </table:table-cell>
          <table:table-cell office:value-type="float" office:value="0.0641201">
            <text:p>0.0641201</text:p>
          </table:table-cell>
          <table:table-cell office:value-type="float" office:value="0.0673971">
            <text:p>0.0673971</text:p>
          </table:table-cell>
          <table:table-cell office:value-type="float" office:value="0">
            <text:p>0</text:p>
          </table:table-cell>
          <table:table-cell office:value-type="float" office:value="0.1784356">
            <text:p>0.1784356</text:p>
          </table:table-cell>
          <table:table-cell office:value-type="float" office:value="0.3533423">
            <text:p>0.3533423</text:p>
          </table:table-cell>
          <table:table-cell office:value-type="float" office:value="0.3891217">
            <text:p>0.3891217</text:p>
          </table:table-cell>
          <table:table-cell office:value-type="float" office:value="0">
            <text:p>0</text:p>
          </table:table-cell>
          <table:table-cell office:value-type="float" office:value="0.0000191">
            <text:p>0.0000191</text:p>
          </table:table-cell>
          <table:table-cell office:value-type="float" office:value="0.0001501">
            <text:p>0.0001501</text:p>
          </table:table-cell>
          <table:table-cell office:value-type="float" office:value="0.0000079">
            <text:p>0.0000079</text:p>
          </table:table-cell>
          <table:table-cell office:value-type="float" office:value="0">
            <text:p>0</text:p>
          </table:table-cell>
          <table:table-cell office:value-type="float" office:value="0.000026">
            <text:p>0.000026</text:p>
          </table:table-cell>
          <table:table-cell office:value-type="float" office:value="0.0002791">
            <text:p>0.0002791</text:p>
          </table:table-cell>
          <table:table-cell office:value-type="float" office:value="0.0000131">
            <text:p>0.0000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011565">
            <text:p>0.0011565</text:p>
          </table:table-cell>
          <table:table-cell office:value-type="float" office:value="0.0013305">
            <text:p>0.0013305</text:p>
          </table:table-cell>
          <table:table-cell office:value-type="float" office:value="0.0033041">
            <text:p>0.00330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721">
            <text:p>0.0000721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  <table:table-cell office:value-type="float" office:value="0.0014664">
            <text:p>0.0014664</text:p>
          </table:table-cell>
          <table:table-cell office:value-type="float" office:value="0.0689426">
            <text:p>0.0689426</text:p>
          </table:table-cell>
          <table:table-cell office:value-type="float" office:value="0.0724322">
            <text:p>0.0724322</text:p>
          </table:table-cell>
          <table:table-cell office:value-type="float" office:value="0">
            <text:p>0</text:p>
          </table:table-cell>
          <table:table-cell office:value-type="float" office:value="0.1961425">
            <text:p>0.1961425</text:p>
          </table:table-cell>
          <table:table-cell office:value-type="float" office:value="0.3802397">
            <text:p>0.3802397</text:p>
          </table:table-cell>
          <table:table-cell office:value-type="float" office:value="0.4187198">
            <text:p>0.4187198</text:p>
          </table:table-cell>
          <table:table-cell office:value-type="float" office:value="0">
            <text:p>0</text:p>
          </table:table-cell>
          <table:table-cell office:value-type="float" office:value="0.0000219">
            <text:p>0.0000219</text:p>
          </table:table-cell>
          <table:table-cell office:value-type="float" office:value="0.0001599">
            <text:p>0.0001599</text:p>
          </table:table-cell>
          <table:table-cell office:value-type="float" office:value="0.0000101">
            <text:p>0.0000101</text:p>
          </table:table-cell>
          <table:table-cell office:value-type="float" office:value="0">
            <text:p>0</text:p>
          </table:table-cell>
          <table:table-cell office:value-type="float" office:value="0.000033">
            <text:p>0.000033</text:p>
          </table:table-cell>
          <table:table-cell office:value-type="float" office:value="0.0002881">
            <text:p>0.0002881</text:p>
          </table:table-cell>
          <table:table-cell office:value-type="float" office:value="0.0000129">
            <text:p>0.0000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011877">
            <text:p>0.0011877</text:p>
          </table:table-cell>
          <table:table-cell office:value-type="float" office:value="0.0013722">
            <text:p>0.0013722</text:p>
          </table:table-cell>
          <table:table-cell office:value-type="float" office:value="0.0033954">
            <text:p>0.0033954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0731">
            <text:p>0.0000731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  <table:table-cell office:value-type="float" office:value="0.0015259">
            <text:p>0.0015259</text:p>
          </table:table-cell>
          <table:table-cell office:value-type="float" office:value="0.0739407">
            <text:p>0.0739407</text:p>
          </table:table-cell>
          <table:table-cell office:value-type="float" office:value="0.077644">
            <text:p>0.077644</text:p>
          </table:table-cell>
          <table:table-cell office:value-type="float" office:value="0">
            <text:p>0</text:p>
          </table:table-cell>
          <table:table-cell office:value-type="float" office:value="0.2144106">
            <text:p>0.2144106</text:p>
          </table:table-cell>
          <table:table-cell office:value-type="float" office:value="0.4080957">
            <text:p>0.4080957</text:p>
          </table:table-cell>
          <table:table-cell office:value-type="float" office:value="0.450891">
            <text:p>0.450891</text:p>
          </table:table-cell>
          <table:table-cell office:value-type="float" office:value="0">
            <text:p>0</text:p>
          </table:table-cell>
          <table:table-cell office:value-type="float" office:value="0.000021">
            <text:p>0.000021</text:p>
          </table:table-cell>
          <table:table-cell office:value-type="float" office:value="0.0001709">
            <text:p>0.0001709</text:p>
          </table:table-cell>
          <table:table-cell office:value-type="float" office:value="0.0000079">
            <text:p>0.0000079</text:p>
          </table:table-cell>
          <table:table-cell office:value-type="float" office:value="0">
            <text:p>0</text:p>
          </table:table-cell>
          <table:table-cell office:value-type="float" office:value="0.000025">
            <text:p>0.000025</text:p>
          </table:table-cell>
          <table:table-cell office:value-type="float" office:value="0.0002939">
            <text:p>0.0002939</text:p>
          </table:table-cell>
          <table:table-cell office:value-type="float" office:value="0.0000131">
            <text:p>0.0000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12243">
            <text:p>0.0012243</text:p>
          </table:table-cell>
          <table:table-cell office:value-type="float" office:value="0.0014115">
            <text:p>0.0014115</text:p>
          </table:table-cell>
          <table:table-cell office:value-type="float" office:value="0.0034931">
            <text:p>0.00349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731">
            <text:p>0.0000731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15752">
            <text:p>0.0015752</text:p>
          </table:table-cell>
          <table:table-cell office:value-type="float" office:value="0.0791461">
            <text:p>0.0791461</text:p>
          </table:table-cell>
          <table:table-cell office:value-type="float" office:value="0.0831026">
            <text:p>0.0831026</text:p>
          </table:table-cell>
          <table:table-cell office:value-type="float" office:value="0">
            <text:p>0</text:p>
          </table:table-cell>
          <table:table-cell office:value-type="float" office:value="0.2337345">
            <text:p>0.2337345</text:p>
          </table:table-cell>
          <table:table-cell office:value-type="float" office:value="0.4368539">
            <text:p>0.4368539</text:p>
          </table:table-cell>
          <table:table-cell office:value-type="float" office:value="0.4830503">
            <text:p>0.4830503</text:p>
          </table:table-cell>
          <table:table-cell office:value-type="float" office:value="0">
            <text:p>0</text:p>
          </table:table-cell>
          <table:table-cell office:value-type="float" office:value="0.000021">
            <text:p>0.000021</text:p>
          </table:table-cell>
          <table:table-cell office:value-type="float" office:value="0.0001749">
            <text:p>0.0001749</text:p>
          </table:table-cell>
          <table:table-cell office:value-type="float" office:value="0.000008">
            <text:p>0.000008</text:p>
          </table:table-cell>
          <table:table-cell office:value-type="float" office:value="0">
            <text:p>0</text:p>
          </table:table-cell>
          <table:table-cell office:value-type="float" office:value="0.0000281">
            <text:p>0.0000281</text:p>
          </table:table-cell>
          <table:table-cell office:value-type="float" office:value="0.0003119">
            <text:p>0.0003119</text:p>
          </table:table-cell>
          <table:table-cell office:value-type="float" office:value="0.000014">
            <text:p>0.00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01264">
            <text:p>0.001264</text:p>
          </table:table-cell>
          <table:table-cell office:value-type="float" office:value="0.0014582">
            <text:p>0.0014582</text:p>
          </table:table-cell>
          <table:table-cell office:value-type="float" office:value="0.0035914">
            <text:p>0.0035914</text:p>
          </table:table-cell>
          <table:table-cell office:value-type="float" office:value="0">
            <text:p>0</text:p>
          </table:table-cell>
          <table:table-cell office:value-type="float" office:value="0.0000009">
            <text:p>0.0000009</text:p>
          </table:table-cell>
          <table:table-cell office:value-type="float" office:value="0.0000791">
            <text:p>0.000079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345">
            <text:p>0.0016345</text:p>
          </table:table-cell>
          <table:table-cell office:value-type="float" office:value="0.0845568">
            <text:p>0.0845568</text:p>
          </table:table-cell>
          <table:table-cell office:value-type="float" office:value="0.0887077">
            <text:p>0.0887077</text:p>
          </table:table-cell>
          <table:table-cell office:value-type="float" office:value="0">
            <text:p>0</text:p>
          </table:table-cell>
          <table:table-cell office:value-type="float" office:value="0.2541812">
            <text:p>0.2541812</text:p>
          </table:table-cell>
          <table:table-cell office:value-type="float" office:value="0.4666139">
            <text:p>0.4666139</text:p>
          </table:table-cell>
          <table:table-cell office:value-type="float" office:value="0.5157448">
            <text:p>0.5157448</text:p>
          </table:table-cell>
          <table:table-cell office:value-type="float" office:value="0">
            <text:p>0</text:p>
          </table:table-cell>
          <table:table-cell office:value-type="float" office:value="0.000022">
            <text:p>0.000022</text:p>
          </table:table-cell>
          <table:table-cell office:value-type="float" office:value="0.0001849">
            <text:p>0.0001849</text:p>
          </table:table-cell>
          <table:table-cell office:value-type="float" office:value="0.0000081">
            <text:p>0.0000081</text:p>
          </table:table-cell>
          <table:table-cell office:value-type="float" office:value="0">
            <text:p>0</text:p>
          </table:table-cell>
          <table:table-cell office:value-type="float" office:value="0.00003">
            <text:p>0.00003</text:p>
          </table:table-cell>
          <table:table-cell office:value-type="float" office:value="0.0003229">
            <text:p>0.0003229</text:p>
          </table:table-cell>
          <table:table-cell office:value-type="float" office:value="0.0000141">
            <text:p>0.0000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013044">
            <text:p>0.0013044</text:p>
          </table:table-cell>
          <table:table-cell office:value-type="float" office:value="0.0015031">
            <text:p>0.0015031</text:p>
          </table:table-cell>
          <table:table-cell office:value-type="float" office:value="0.0036973">
            <text:p>0.0036973</text:p>
          </table:table-cell>
          <table:table-cell office:value-type="float" office:value="0">
            <text:p>0</text:p>
          </table:table-cell>
          <table:table-cell office:value-type="float" office:value="0.0000011">
            <text:p>0.0000011</text:p>
          </table:table-cell>
          <table:table-cell office:value-type="float" office:value="0.0000819">
            <text:p>0.000081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16897">
            <text:p>0.0016897</text:p>
          </table:table-cell>
          <table:table-cell office:value-type="float" office:value="0.0901761">
            <text:p>0.0901761</text:p>
          </table:table-cell>
          <table:table-cell office:value-type="float" office:value="0.0944985">
            <text:p>0.0944985</text:p>
          </table:table-cell>
          <table:table-cell office:value-type="float" office:value="0">
            <text:p>0</text:p>
          </table:table-cell>
          <table:table-cell office:value-type="float" office:value="0.2760311">
            <text:p>0.2760311</text:p>
          </table:table-cell>
          <table:table-cell office:value-type="float" office:value="0.4973513">
            <text:p>0.4973513</text:p>
          </table:table-cell>
          <table:table-cell office:value-type="float" office:value="0.5500941">
            <text:p>0.5500941</text:p>
          </table:table-cell>
          <table:table-cell office:value-type="float" office:value="0">
            <text:p>0</text:p>
          </table:table-cell>
          <table:table-cell office:value-type="float" office:value="0.0000231">
            <text:p>0.0000231</text:p>
          </table:table-cell>
          <table:table-cell office:value-type="float" office:value="0.00019">
            <text:p>0.00019</text:p>
          </table:table-cell>
          <table:table-cell office:value-type="float" office:value="0.0000099">
            <text:p>0.0000099</text:p>
          </table:table-cell>
          <table:table-cell office:value-type="float" office:value="0">
            <text:p>0</text:p>
          </table:table-cell>
          <table:table-cell office:value-type="float" office:value="0.0000439">
            <text:p>0.0000439</text:p>
          </table:table-cell>
          <table:table-cell office:value-type="float" office:value="0.000334">
            <text:p>0.000334</text:p>
          </table:table-cell>
          <table:table-cell office:value-type="float" office:value="0.0000161">
            <text:p>0.0000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013456">
            <text:p>0.0013456</text:p>
          </table:table-cell>
          <table:table-cell office:value-type="float" office:value="0.0015504">
            <text:p>0.0015504</text:p>
          </table:table-cell>
          <table:table-cell office:value-type="float" office:value="0.0038088">
            <text:p>0.0038088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0831">
            <text:p>0.0000831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  <table:table-cell office:value-type="float" office:value="0.0017501">
            <text:p>0.0017501</text:p>
          </table:table-cell>
          <table:table-cell office:value-type="float" office:value="0.0959121">
            <text:p>0.0959121</text:p>
          </table:table-cell>
          <table:table-cell office:value-type="float" office:value="0.100471">
            <text:p>0.100471</text:p>
          </table:table-cell>
          <table:table-cell office:value-type="float" office:value="0">
            <text:p>0</text:p>
          </table:table-cell>
          <table:table-cell office:value-type="float" office:value="0.298759">
            <text:p>0.298759</text:p>
          </table:table-cell>
          <table:table-cell office:value-type="float" office:value="0.5290212">
            <text:p>0.5290212</text:p>
          </table:table-cell>
          <table:table-cell office:value-type="float" office:value="0.5882462">
            <text:p>0.5882462</text:p>
          </table:table-cell>
          <table:table-cell office:value-type="float" office:value="0">
            <text:p>0</text:p>
          </table:table-cell>
          <table:table-cell office:value-type="float" office:value="0.0000229">
            <text:p>0.0000229</text:p>
          </table:table-cell>
          <table:table-cell office:value-type="float" office:value="0.0002399">
            <text:p>0.0002399</text:p>
          </table:table-cell>
          <table:table-cell office:value-type="float" office:value="0.0000101">
            <text:p>0.0000101</text:p>
          </table:table-cell>
          <table:table-cell office:value-type="float" office:value="0">
            <text:p>0</text:p>
          </table:table-cell>
          <table:table-cell office:value-type="float" office:value="0.000029">
            <text:p>0.000029</text:p>
          </table:table-cell>
          <table:table-cell office:value-type="float" office:value="0.0003399">
            <text:p>0.0003399</text:p>
          </table:table-cell>
          <table:table-cell office:value-type="float" office:value="0.0000139">
            <text:p>0.0000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013855">
            <text:p>0.0013855</text:p>
          </table:table-cell>
          <table:table-cell office:value-type="float" office:value="0.0016085">
            <text:p>0.0016085</text:p>
          </table:table-cell>
          <table:table-cell office:value-type="float" office:value="0.003934">
            <text:p>0.00393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861">
            <text:p>0.000086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067">
            <text:p>0.0018067</text:p>
          </table:table-cell>
          <table:table-cell office:value-type="float" office:value="0.1018891">
            <text:p>0.1018891</text:p>
          </table:table-cell>
          <table:table-cell office:value-type="float" office:value="0.1066184">
            <text:p>0.1066184</text:p>
          </table:table-cell>
          <table:table-cell office:value-type="float" office:value="0">
            <text:p>0</text:p>
          </table:table-cell>
          <table:table-cell office:value-type="float" office:value="0.322367">
            <text:p>0.322367</text:p>
          </table:table-cell>
          <table:table-cell office:value-type="float" office:value="0.5618891">
            <text:p>0.5618891</text:p>
          </table:table-cell>
          <table:table-cell office:value-type="float" office:value="0.6240104">
            <text:p>0.6240104</text:p>
          </table:table-cell>
          <table:table-cell office:value-type="float" office:value="0">
            <text:p>0</text:p>
          </table:table-cell>
          <table:table-cell office:value-type="float" office:value="0.000024">
            <text:p>0.000024</text:p>
          </table:table-cell>
          <table:table-cell office:value-type="float" office:value="0.0002071">
            <text:p>0.0002071</text:p>
          </table:table-cell>
          <table:table-cell office:value-type="float" office:value="0.00001">
            <text:p>0.00001</text:p>
          </table:table-cell>
          <table:table-cell office:value-type="float" office:value="0">
            <text:p>0</text:p>
          </table:table-cell>
          <table:table-cell office:value-type="float" office:value="0.0000351">
            <text:p>0.0000351</text:p>
          </table:table-cell>
          <table:table-cell office:value-type="float" office:value="0.000361">
            <text:p>0.000361</text:p>
          </table:table-cell>
          <table:table-cell office:value-type="float" office:value="0.000016">
            <text:p>0.00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014303">
            <text:p>0.0014303</text:p>
          </table:table-cell>
          <table:table-cell office:value-type="float" office:value="0.0016577">
            <text:p>0.0016577</text:p>
          </table:table-cell>
          <table:table-cell office:value-type="float" office:value="0.0040478">
            <text:p>0.0040478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091">
            <text:p>0.000091</text:p>
          </table:table-cell>
          <table:table-cell office:value-type="float" office:value="0.0000011">
            <text:p>0.0000011</text:p>
          </table:table-cell>
          <table:table-cell office:value-type="float" office:value="0">
            <text:p>0</text:p>
          </table:table-cell>
          <table:table-cell office:value-type="float" office:value="0.0018519">
            <text:p>0.0018519</text:p>
          </table:table-cell>
          <table:table-cell office:value-type="float" office:value="0.1080264">
            <text:p>0.1080264</text:p>
          </table:table-cell>
          <table:table-cell office:value-type="float" office:value="0.1129734">
            <text:p>0.1129734</text:p>
          </table:table-cell>
          <table:table-cell office:value-type="float" office:value="0">
            <text:p>0</text:p>
          </table:table-cell>
          <table:table-cell office:value-type="float" office:value="0.3472532">
            <text:p>0.3472532</text:p>
          </table:table-cell>
          <table:table-cell office:value-type="float" office:value="0.595969">
            <text:p>0.595969</text:p>
          </table:table-cell>
          <table:table-cell office:value-type="float" office:value="0.6618779">
            <text:p>0.6618779</text:p>
          </table:table-cell>
          <table:table-cell office:value-type="float" office:value="0">
            <text:p>0</text:p>
          </table:table-cell>
          <table:table-cell office:value-type="float" office:value="0.0000249">
            <text:p>0.0000249</text:p>
          </table:table-cell>
          <table:table-cell office:value-type="float" office:value="0.000212">
            <text:p>0.000212</text:p>
          </table:table-cell>
          <table:table-cell office:value-type="float" office:value="0.00001">
            <text:p>0.00001</text:p>
          </table:table-cell>
          <table:table-cell office:value-type="float" office:value="0">
            <text:p>0</text:p>
          </table:table-cell>
          <table:table-cell office:value-type="float" office:value="0.0000309">
            <text:p>0.0000309</text:p>
          </table:table-cell>
          <table:table-cell office:value-type="float" office:value="0.0003619">
            <text:p>0.0003619</text:p>
          </table:table-cell>
          <table:table-cell office:value-type="float" office:value="0.0000169">
            <text:p>0.0000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01469">
            <text:p>0.001469</text:p>
          </table:table-cell>
          <table:table-cell office:value-type="float" office:value="0.0017039">
            <text:p>0.0017039</text:p>
          </table:table-cell>
          <table:table-cell office:value-type="float" office:value="0.0041574">
            <text:p>0.0041574</text:p>
          </table:table-cell>
          <table:table-cell office:value-type="float" office:value="0">
            <text:p>0</text:p>
          </table:table-cell>
          <table:table-cell office:value-type="float" office:value="0.0000009">
            <text:p>0.0000009</text:p>
          </table:table-cell>
          <table:table-cell office:value-type="float" office:value="0.000092">
            <text:p>0.000092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  <table:table-cell office:value-type="float" office:value="0.0019012">
            <text:p>0.0019012</text:p>
          </table:table-cell>
          <table:table-cell office:value-type="float" office:value="0.1143911">
            <text:p>0.1143911</text:p>
          </table:table-cell>
          <table:table-cell office:value-type="float" office:value="0.1196778">
            <text:p>0.1196778</text:p>
          </table:table-cell>
          <table:table-cell office:value-type="float" office:value="0">
            <text:p>0</text:p>
          </table:table-cell>
          <table:table-cell office:value-type="float" office:value="0.3733035">
            <text:p>0.3733035</text:p>
          </table:table-cell>
          <table:table-cell office:value-type="float" office:value="0.6308465">
            <text:p>0.6308465</text:p>
          </table:table-cell>
          <table:table-cell office:value-type="float" office:value="0.701488">
            <text:p>0.701488</text:p>
          </table:table-cell>
          <table:table-cell office:value-type="float" office:value="0">
            <text:p>0</text:p>
          </table:table-cell>
          <table:table-cell office:value-type="float" office:value="0.0000249">
            <text:p>0.0000249</text:p>
          </table:table-cell>
          <table:table-cell office:value-type="float" office:value="0.0002221">
            <text:p>0.0002221</text:p>
          </table:table-cell>
          <table:table-cell office:value-type="float" office:value="0.00001">
            <text:p>0.00001</text:p>
          </table:table-cell>
          <table:table-cell office:value-type="float" office:value="0">
            <text:p>0</text:p>
          </table:table-cell>
          <table:table-cell office:value-type="float" office:value="0.000034">
            <text:p>0.000034</text:p>
          </table:table-cell>
          <table:table-cell office:value-type="float" office:value="0.000383">
            <text:p>0.000383</text:p>
          </table:table-cell>
          <table:table-cell office:value-type="float" office:value="0.0000171">
            <text:p>0.0000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015076">
            <text:p>0.0015076</text:p>
          </table:table-cell>
          <table:table-cell office:value-type="float" office:value="0.0017482">
            <text:p>0.0017482</text:p>
          </table:table-cell>
          <table:table-cell office:value-type="float" office:value="0.0042715">
            <text:p>0.00427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94">
            <text:p>0.000094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1953">
            <text:p>0.001953</text:p>
          </table:table-cell>
          <table:table-cell office:value-type="float" office:value="0.1208809">
            <text:p>0.1208809</text:p>
          </table:table-cell>
          <table:table-cell office:value-type="float" office:value="0.1264209">
            <text:p>0.1264209</text:p>
          </table:table-cell>
          <table:table-cell office:value-type="float" office:value="0">
            <text:p>0</text:p>
          </table:table-cell>
          <table:table-cell office:value-type="float" office:value="0.4006995">
            <text:p>0.4006995</text:p>
          </table:table-cell>
          <table:table-cell office:value-type="float" office:value="0.6667883">
            <text:p>0.6667883</text:p>
          </table:table-cell>
          <table:table-cell office:value-type="float" office:value="0.7420084">
            <text:p>0.7420084</text:p>
          </table:table-cell>
          <table:table-cell office:value-type="float" office:value="0">
            <text:p>0</text:p>
          </table:table-cell>
          <table:table-cell office:value-type="float" office:value="0.000027">
            <text:p>0.000027</text:p>
          </table:table-cell>
          <table:table-cell office:value-type="float" office:value="0.000231">
            <text:p>0.000231</text:p>
          </table:table-cell>
          <table:table-cell office:value-type="float" office:value="0.0000111">
            <text:p>0.0000111</text:p>
          </table:table-cell>
          <table:table-cell office:value-type="float" office:value="0">
            <text:p>0</text:p>
          </table:table-cell>
          <table:table-cell office:value-type="float" office:value="0.000035">
            <text:p>0.000035</text:p>
          </table:table-cell>
          <table:table-cell office:value-type="float" office:value="0.0003891">
            <text:p>0.0003891</text:p>
          </table:table-cell>
          <table:table-cell office:value-type="float" office:value="0.0000179">
            <text:p>0.0000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015504">
            <text:p>0.0015504</text:p>
          </table:table-cell>
          <table:table-cell office:value-type="float" office:value="0.0018038">
            <text:p>0.0018038</text:p>
          </table:table-cell>
          <table:table-cell office:value-type="float" office:value="0.004388">
            <text:p>0.004388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0.0000961">
            <text:p>0.0000961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20052">
            <text:p>0.0020052</text:p>
          </table:table-cell>
          <table:table-cell office:value-type="float" office:value="0.1275467">
            <text:p>0.1275467</text:p>
          </table:table-cell>
          <table:table-cell office:value-type="float" office:value="0.1333261">
            <text:p>0.1333261</text:p>
          </table:table-cell>
          <table:table-cell office:value-type="float" office:value="0">
            <text:p>0</text:p>
          </table:table-cell>
          <table:table-cell office:value-type="float" office:value="0.430435">
            <text:p>0.430435</text:p>
          </table:table-cell>
          <table:table-cell office:value-type="float" office:value="0.7038395">
            <text:p>0.7038395</text:p>
          </table:table-cell>
          <table:table-cell office:value-type="float" office:value="0.7829861">
            <text:p>0.7829861</text:p>
          </table:table-cell>
          <table:table-cell office:value-type="float" office:value="0">
            <text:p>0</text:p>
          </table:table-cell>
          <table:table-cell office:value-type="float" office:value="0.000027">
            <text:p>0.000027</text:p>
          </table:table-cell>
          <table:table-cell office:value-type="float" office:value="0.0002351">
            <text:p>0.0002351</text:p>
          </table:table-cell>
          <table:table-cell office:value-type="float" office:value="0.000011">
            <text:p>0.000011</text:p>
          </table:table-cell>
          <table:table-cell office:value-type="float" office:value="0">
            <text:p>0</text:p>
          </table:table-cell>
          <table:table-cell office:value-type="float" office:value="0.0000351">
            <text:p>0.0000351</text:p>
          </table:table-cell>
          <table:table-cell office:value-type="float" office:value="0.000403">
            <text:p>0.000403</text:p>
          </table:table-cell>
          <table:table-cell office:value-type="float" office:value="0.0000179">
            <text:p>0.0000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015887">
            <text:p>0.0015887</text:p>
          </table:table-cell>
          <table:table-cell office:value-type="float" office:value="0.0018517">
            <text:p>0.0018517</text:p>
          </table:table-cell>
          <table:table-cell office:value-type="float" office:value="0.0045141">
            <text:p>0.0045141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0989">
            <text:p>0.0000989</text:p>
          </table:table-cell>
          <table:table-cell office:value-type="float" office:value="-0.0000001">
            <text:p>-0.0000001</text:p>
          </table:table-cell>
          <table:table-cell office:value-type="float" office:value="0">
            <text:p>0</text:p>
          </table:table-cell>
          <table:table-cell office:value-type="float" office:value="0.0020575">
            <text:p>0.0020575</text:p>
          </table:table-cell>
          <table:table-cell office:value-type="float" office:value="0.1343942">
            <text:p>0.1343942</text:p>
          </table:table-cell>
          <table:table-cell office:value-type="float" office:value="0.1404391">
            <text:p>0.1404391</text:p>
          </table:table-cell>
          <table:table-cell office:value-type="float" office:value="0">
            <text:p>0</text:p>
          </table:table-cell>
          <table:table-cell office:value-type="float" office:value="0.460895">
            <text:p>0.460895</text:p>
          </table:table-cell>
          <table:table-cell office:value-type="float" office:value="0.7419257">
            <text:p>0.7419257</text:p>
          </table:table-cell>
          <table:table-cell office:value-type="float" office:value="0.8259298">
            <text:p>0.8259298</text:p>
          </table:table-cell>
          <table:table-cell office:value-type="float" office:value="0">
            <text:p>0</text:p>
          </table:table-cell>
          <table:table-cell office:value-type="float" office:value="0.000027">
            <text:p>0.000027</text:p>
          </table:table-cell>
          <table:table-cell office:value-type="float" office:value="0.0002459">
            <text:p>0.0002459</text:p>
          </table:table-cell>
          <table:table-cell office:value-type="float" office:value="0.000011">
            <text:p>0.000011</text:p>
          </table:table-cell>
          <table:table-cell office:value-type="float" office:value="0">
            <text:p>0</text:p>
          </table:table-cell>
          <table:table-cell office:value-type="float" office:value="0.0000391">
            <text:p>0.0000391</text:p>
          </table:table-cell>
          <table:table-cell office:value-type="float" office:value="0.000415">
            <text:p>0.000415</text:p>
          </table:table-cell>
          <table:table-cell office:value-type="float" office:value="0.000019">
            <text:p>0.000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16278">
            <text:p>0.0016278</text:p>
          </table:table-cell>
          <table:table-cell office:value-type="float" office:value="0.0019004">
            <text:p>0.0019004</text:p>
          </table:table-cell>
          <table:table-cell office:value-type="float" office:value="0.004622">
            <text:p>0.004622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1419">
            <text:p>0.0001419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21081">
            <text:p>0.0021081</text:p>
          </table:table-cell>
          <table:table-cell office:value-type="float" office:value="0.1414368">
            <text:p>0.1414368</text:p>
          </table:table-cell>
          <table:table-cell office:value-type="float" office:value="0.1477042">
            <text:p>0.1477042</text:p>
          </table:table-cell>
          <table:table-cell office:value-type="float" office:value="0">
            <text:p>0</text:p>
          </table:table-cell>
          <table:table-cell office:value-type="float" office:value="0.4921845">
            <text:p>0.4921845</text:p>
          </table:table-cell>
          <table:table-cell office:value-type="float" office:value="0.780917">
            <text:p>0.780917</text:p>
          </table:table-cell>
          <table:table-cell office:value-type="float" office:value="0.8707829">
            <text:p>0.8707829</text:p>
          </table:table-cell>
          <table:table-cell office:value-type="float" office:value="0">
            <text:p>0</text:p>
          </table:table-cell>
          <table:table-cell office:value-type="float" office:value="0.000029">
            <text:p>0.000029</text:p>
          </table:table-cell>
          <table:table-cell office:value-type="float" office:value="0.000253">
            <text:p>0.000253</text:p>
          </table:table-cell>
          <table:table-cell office:value-type="float" office:value="0.0000109">
            <text:p>0.0000109</text:p>
          </table:table-cell>
          <table:table-cell office:value-type="float" office:value="0">
            <text:p>0</text:p>
          </table:table-cell>
          <table:table-cell office:value-type="float" office:value="0.0000429">
            <text:p>0.0000429</text:p>
          </table:table-cell>
          <table:table-cell office:value-type="float" office:value="0.00043">
            <text:p>0.00043</text:p>
          </table:table-cell>
          <table:table-cell office:value-type="float" office:value="0.000019">
            <text:p>0.000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016704">
            <text:p>0.0016704</text:p>
          </table:table-cell>
          <table:table-cell office:value-type="float" office:value="0.0019406">
            <text:p>0.0019406</text:p>
          </table:table-cell>
          <table:table-cell office:value-type="float" office:value="0.0047378">
            <text:p>0.0047378</text:p>
          </table:table-cell>
          <table:table-cell office:value-type="float" office:value="0">
            <text:p>0</text:p>
          </table:table-cell>
          <table:table-cell office:value-type="float" office:value="-0.0000001">
            <text:p>-0.0000001</text:p>
          </table:table-cell>
          <table:table-cell office:value-type="float" office:value="0.000104">
            <text:p>0.0001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1604">
            <text:p>0.0021604</text:p>
          </table:table-cell>
          <table:table-cell office:value-type="float" office:value="0.1486828">
            <text:p>0.1486828</text:p>
          </table:table-cell>
          <table:table-cell office:value-type="float" office:value="0.1552415">
            <text:p>0.1552415</text:p>
          </table:table-cell>
          <table:table-cell office:value-type="float" office:value="0">
            <text:p>0</text:p>
          </table:table-cell>
          <table:table-cell office:value-type="float" office:value="0.5249934">
            <text:p>0.5249934</text:p>
          </table:table-cell>
          <table:table-cell office:value-type="float" office:value="0.8208253">
            <text:p>0.8208253</text:p>
          </table:table-cell>
          <table:table-cell office:value-type="float" office:value="0.9169375">
            <text:p>0.9169375</text:p>
          </table:table-cell>
          <table:table-cell office:value-type="float" office:value="0">
            <text:p>0</text:p>
          </table:table-cell>
          <table:table-cell office:value-type="float" office:value="0.0000289">
            <text:p>0.0000289</text:p>
          </table:table-cell>
          <table:table-cell office:value-type="float" office:value="0.0002599">
            <text:p>0.0002599</text:p>
          </table:table-cell>
          <table:table-cell office:value-type="float" office:value="0.000012">
            <text:p>0.000012</text:p>
          </table:table-cell>
          <table:table-cell office:value-type="float" office:value="0">
            <text:p>0</text:p>
          </table:table-cell>
          <table:table-cell office:value-type="float" office:value="0.0000349">
            <text:p>0.0000349</text:p>
          </table:table-cell>
          <table:table-cell office:value-type="float" office:value="0.0004479">
            <text:p>0.0004479</text:p>
          </table:table-cell>
          <table:table-cell office:value-type="float" office:value="0.0000191">
            <text:p>0.00001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017118">
            <text:p>0.0017118</text:p>
          </table:table-cell>
          <table:table-cell office:value-type="float" office:value="0.0019941">
            <text:p>0.0019941</text:p>
          </table:table-cell>
          <table:table-cell office:value-type="float" office:value="0.0048515">
            <text:p>0.0048515</text:p>
          </table:table-cell>
          <table:table-cell office:value-type="float" office:value="0">
            <text:p>0</text:p>
          </table:table-cell>
          <table:table-cell office:value-type="float" office:value="0.0000011">
            <text:p>0.0000011</text:p>
          </table:table-cell>
          <table:table-cell office:value-type="float" office:value="0.0001029">
            <text:p>0.000102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22193">
            <text:p>0.0022193</text:p>
          </table:table-cell>
          <table:table-cell office:value-type="float" office:value="0.1561013">
            <text:p>0.1561013</text:p>
          </table:table-cell>
          <table:table-cell office:value-type="float" office:value="0.1629311">
            <text:p>0.1629311</text:p>
          </table:table-cell>
          <table:table-cell office:value-type="float" office:value="0">
            <text:p>0</text:p>
          </table:table-cell>
          <table:table-cell office:value-type="float" office:value="0.5599011">
            <text:p>0.5599011</text:p>
          </table:table-cell>
          <table:table-cell office:value-type="float" office:value="0.8616469">
            <text:p>0.8616469</text:p>
          </table:table-cell>
          <table:table-cell office:value-type="float" office:value="0.9633682">
            <text:p>0.9633682</text:p>
          </table:table-cell>
          <table:table-cell office:value-type="float" office:value="0">
            <text:p>0</text:p>
          </table:table-cell>
          <table:table-cell office:value-type="float" office:value="0.00003">
            <text:p>0.00003</text:p>
          </table:table-cell>
          <table:table-cell office:value-type="float" office:value="0.000268">
            <text:p>0.000268</text:p>
          </table:table-cell>
          <table:table-cell office:value-type="float" office:value="0.000012">
            <text:p>0.000012</text:p>
          </table:table-cell>
          <table:table-cell office:value-type="float" office:value="0">
            <text:p>0</text:p>
          </table:table-cell>
          <table:table-cell office:value-type="float" office:value="0.0000589">
            <text:p>0.0000589</text:p>
          </table:table-cell>
          <table:table-cell office:value-type="float" office:value="0.000453">
            <text:p>0.000453</text:p>
          </table:table-cell>
          <table:table-cell office:value-type="float" office:value="0.000021">
            <text:p>0.000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017519">
            <text:p>0.0017519</text:p>
          </table:table-cell>
          <table:table-cell office:value-type="float" office:value="0.0020345">
            <text:p>0.0020345</text:p>
          </table:table-cell>
          <table:table-cell office:value-type="float" office:value="0.0049729">
            <text:p>0.0049729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109">
            <text:p>0.000109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22827">
            <text:p>0.0022827</text:p>
          </table:table-cell>
          <table:table-cell office:value-type="float" office:value="0.1637359">
            <text:p>0.1637359</text:p>
          </table:table-cell>
          <table:table-cell office:value-type="float" office:value="0.1707846">
            <text:p>0.1707846</text:p>
          </table:table-cell>
          <table:table-cell office:value-type="float" office:value="0">
            <text:p>0</text:p>
          </table:table-cell>
          <table:table-cell office:value-type="float" office:value="0.5954465">
            <text:p>0.5954465</text:p>
          </table:table-cell>
          <table:table-cell office:value-type="float" office:value="0.9038519">
            <text:p>0.9038519</text:p>
          </table:table-cell>
          <table:table-cell office:value-type="float" office:value="1.016165">
            <text:p>1.016165</text:p>
          </table:table-cell>
          <table:table-cell office:value-type="float" office:value="0">
            <text:p>0</text:p>
          </table:table-cell>
          <table:table-cell office:value-type="float" office:value="0.0000301">
            <text:p>0.0000301</text:p>
          </table:table-cell>
          <table:table-cell office:value-type="float" office:value="0.000278">
            <text:p>0.000278</text:p>
          </table:table-cell>
          <table:table-cell office:value-type="float" office:value="0.0000121">
            <text:p>0.0000121</text:p>
          </table:table-cell>
          <table:table-cell office:value-type="float" office:value="0">
            <text:p>0</text:p>
          </table:table-cell>
          <table:table-cell office:value-type="float" office:value="0.0000361">
            <text:p>0.0000361</text:p>
          </table:table-cell>
          <table:table-cell office:value-type="float" office:value="0.000464">
            <text:p>0.000464</text:p>
          </table:table-cell>
          <table:table-cell office:value-type="float" office:value="0.000021">
            <text:p>0.000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017875">
            <text:p>0.0017875</text:p>
          </table:table-cell>
          <table:table-cell office:value-type="float" office:value="0.0020888">
            <text:p>0.0020888</text:p>
          </table:table-cell>
          <table:table-cell office:value-type="float" office:value="0.0050873">
            <text:p>0.0050873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1099">
            <text:p>0.000109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23425">
            <text:p>0.0023425</text:p>
          </table:table-cell>
          <table:table-cell office:value-type="float" office:value="0.1715896">
            <text:p>0.1715896</text:p>
          </table:table-cell>
          <table:table-cell office:value-type="float" office:value="0.1791806">
            <text:p>0.1791806</text:p>
          </table:table-cell>
          <table:table-cell office:value-type="float" office:value="0">
            <text:p>0</text:p>
          </table:table-cell>
          <table:table-cell office:value-type="float" office:value="0.6326916">
            <text:p>0.6326916</text:p>
          </table:table-cell>
          <table:table-cell office:value-type="float" office:value="0.9473153">
            <text:p>0.9473153</text:p>
          </table:table-cell>
          <table:table-cell office:value-type="float" office:value="1.0715753">
            <text:p>1.0715753</text:p>
          </table:table-cell>
          <table:table-cell office:value-type="float" office:value="0">
            <text:p>0</text:p>
          </table:table-cell>
          <table:table-cell office:value-type="float" office:value="0.0000321">
            <text:p>0.0000321</text:p>
          </table:table-cell>
          <table:table-cell office:value-type="float" office:value="0.000331">
            <text:p>0.000331</text:p>
          </table:table-cell>
          <table:table-cell office:value-type="float" office:value="0.0000119">
            <text:p>0.0000119</text:p>
          </table:table-cell>
          <table:table-cell office:value-type="float" office:value="0">
            <text:p>0</text:p>
          </table:table-cell>
          <table:table-cell office:value-type="float" office:value="0.0000421">
            <text:p>0.0000421</text:p>
          </table:table-cell>
          <table:table-cell office:value-type="float" office:value="0.000478">
            <text:p>0.000478</text:p>
          </table:table-cell>
          <table:table-cell office:value-type="float" office:value="0.000022">
            <text:p>0.000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018257">
            <text:p>0.0018257</text:p>
          </table:table-cell>
          <table:table-cell office:value-type="float" office:value="0.0021485">
            <text:p>0.0021485</text:p>
          </table:table-cell>
          <table:table-cell office:value-type="float" office:value="0.0051989">
            <text:p>0.00519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141">
            <text:p>0.0001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408">
            <text:p>0.002408</text:p>
          </table:table-cell>
          <table:table-cell office:value-type="float" office:value="0.1795952">
            <text:p>0.1795952</text:p>
          </table:table-cell>
          <table:table-cell office:value-type="float" office:value="0.1874289">
            <text:p>0.1874289</text:p>
          </table:table-cell>
          <table:table-cell office:value-type="float" office:value="0">
            <text:p>0</text:p>
          </table:table-cell>
          <table:table-cell office:value-type="float" office:value="0.6716543">
            <text:p>0.6716543</text:p>
          </table:table-cell>
          <table:table-cell office:value-type="float" office:value="0.991402">
            <text:p>0.991402</text:p>
          </table:table-cell>
          <table:table-cell office:value-type="float" office:value="1.1276803">
            <text:p>1.1276803</text:p>
          </table:table-cell>
          <table:table-cell office:value-type="float" office:value="0">
            <text:p>0</text:p>
          </table:table-cell>
          <table:table-cell office:value-type="float" office:value="0.0000321">
            <text:p>0.0000321</text:p>
          </table:table-cell>
          <table:table-cell office:value-type="float" office:value="0.000291">
            <text:p>0.000291</text:p>
          </table:table-cell>
          <table:table-cell office:value-type="float" office:value="0.0000119">
            <text:p>0.0000119</text:p>
          </table:table-cell>
          <table:table-cell office:value-type="float" office:value="0">
            <text:p>0</text:p>
          </table:table-cell>
          <table:table-cell office:value-type="float" office:value="0.000043">
            <text:p>0.000043</text:p>
          </table:table-cell>
          <table:table-cell office:value-type="float" office:value="0.0004919">
            <text:p>0.0004919</text:p>
          </table:table-cell>
          <table:table-cell office:value-type="float" office:value="0.000022">
            <text:p>0.000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01865">
            <text:p>0.001865</text:p>
          </table:table-cell>
          <table:table-cell office:value-type="float" office:value="0.0022011">
            <text:p>0.0022011</text:p>
          </table:table-cell>
          <table:table-cell office:value-type="float" office:value="0.0053146">
            <text:p>0.0053146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1129">
            <text:p>0.0001129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24696">
            <text:p>0.0024696</text:p>
          </table:table-cell>
          <table:table-cell office:value-type="float" office:value="0.1877517">
            <text:p>0.1877517</text:p>
          </table:table-cell>
          <table:table-cell office:value-type="float" office:value="0.1958575">
            <text:p>0.1958575</text:p>
          </table:table-cell>
          <table:table-cell office:value-type="float" office:value="0">
            <text:p>0</text:p>
          </table:table-cell>
          <table:table-cell office:value-type="float" office:value="0.7120582">
            <text:p>0.7120582</text:p>
          </table:table-cell>
          <table:table-cell office:value-type="float" office:value="1.0363687">
            <text:p>1.0363687</text:p>
          </table:table-cell>
          <table:table-cell office:value-type="float" office:value="1.1796618">
            <text:p>1.1796618</text:p>
          </table:table-cell>
          <table:table-cell office:value-type="float" office:value="0">
            <text:p>0</text:p>
          </table:table-cell>
          <table:table-cell office:value-type="float" office:value="0.0000329">
            <text:p>0.0000329</text:p>
          </table:table-cell>
          <table:table-cell office:value-type="float" office:value="0.000305">
            <text:p>0.000305</text:p>
          </table:table-cell>
          <table:table-cell office:value-type="float" office:value="0.0000131">
            <text:p>0.0000131</text:p>
          </table:table-cell>
          <table:table-cell office:value-type="float" office:value="0">
            <text:p>0</text:p>
          </table:table-cell>
          <table:table-cell office:value-type="float" office:value="0.0000491">
            <text:p>0.0000491</text:p>
          </table:table-cell>
          <table:table-cell office:value-type="float" office:value="0.0004999">
            <text:p>0.0004999</text:p>
          </table:table-cell>
          <table:table-cell office:value-type="float" office:value="0.000022">
            <text:p>0.000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018981">
            <text:p>0.0018981</text:p>
          </table:table-cell>
          <table:table-cell office:value-type="float" office:value="0.0022491">
            <text:p>0.0022491</text:p>
          </table:table-cell>
          <table:table-cell office:value-type="float" office:value="0.0054377">
            <text:p>0.0054377</text:p>
          </table:table-cell>
          <table:table-cell office:value-type="float" office:value="0">
            <text:p>0</text:p>
          </table:table-cell>
          <table:table-cell office:value-type="float" office:value="0.0000009">
            <text:p>0.0000009</text:p>
          </table:table-cell>
          <table:table-cell office:value-type="float" office:value="0.0001179">
            <text:p>0.0001179</text:p>
          </table:table-cell>
          <table:table-cell table:number-columns-repeated="2" office:value-type="float" office:value="-0">
            <text:p>0</text:p>
          </table:table-cell>
          <table:table-cell office:value-type="float" office:value="0.002533">
            <text:p>0.002533</text:p>
          </table:table-cell>
          <table:table-cell office:value-type="float" office:value="0.1960968">
            <text:p>0.1960968</text:p>
          </table:table-cell>
          <table:table-cell office:value-type="float" office:value="0.2044685">
            <text:p>0.2044685</text:p>
          </table:table-cell>
          <table:table-cell office:value-type="float" office:value="0">
            <text:p>0</text:p>
          </table:table-cell>
          <table:table-cell office:value-type="float" office:value="0.7542761">
            <text:p>0.7542761</text:p>
          </table:table-cell>
          <table:table-cell office:value-type="float" office:value="1.0830192">
            <text:p>1.0830192</text:p>
          </table:table-cell>
          <table:table-cell office:value-type="float" office:value="1.2380202">
            <text:p>1.2380202</text:p>
          </table:table-cell>
          <table:table-cell office:value-type="float" office:value="0">
            <text:p>0</text:p>
          </table:table-cell>
          <table:table-cell office:value-type="float" office:value="0.0000339">
            <text:p>0.0000339</text:p>
          </table:table-cell>
          <table:table-cell office:value-type="float" office:value="0.0003099">
            <text:p>0.0003099</text:p>
          </table:table-cell>
          <table:table-cell office:value-type="float" office:value="0.0000129">
            <text:p>0.0000129</text:p>
          </table:table-cell>
          <table:table-cell office:value-type="float" office:value="0">
            <text:p>0</text:p>
          </table:table-cell>
          <table:table-cell office:value-type="float" office:value="0.0000459">
            <text:p>0.0000459</text:p>
          </table:table-cell>
          <table:table-cell office:value-type="float" office:value="0.000514">
            <text:p>0.000514</text:p>
          </table:table-cell>
          <table:table-cell office:value-type="float" office:value="0.000023">
            <text:p>0.000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019443">
            <text:p>0.0019443</text:p>
          </table:table-cell>
          <table:table-cell office:value-type="float" office:value="0.0023106">
            <text:p>0.0023106</text:p>
          </table:table-cell>
          <table:table-cell office:value-type="float" office:value="0.0055506">
            <text:p>0.0055506</text:p>
          </table:table-cell>
          <table:table-cell office:value-type="float" office:value="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.000123">
            <text:p>0.000123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  <table:table-cell office:value-type="float" office:value="0.0025906">
            <text:p>0.0025906</text:p>
          </table:table-cell>
          <table:table-cell office:value-type="float" office:value="0.2046215">
            <text:p>0.2046215</text:p>
          </table:table-cell>
          <table:table-cell office:value-type="float" office:value="0.2132804">
            <text:p>0.2132804</text:p>
          </table:table-cell>
          <table:table-cell office:value-type="float" office:value="0">
            <text:p>0</text:p>
          </table:table-cell>
          <table:table-cell office:value-type="float" office:value="0.7988739">
            <text:p>0.7988739</text:p>
          </table:table-cell>
          <table:table-cell office:value-type="float" office:value="1.1304362">
            <text:p>1.1304362</text:p>
          </table:table-cell>
          <table:table-cell office:value-type="float" office:value="1.2985629">
            <text:p>1.2985629</text:p>
          </table:table-cell>
          <table:table-cell office:value-type="float" office:value="0">
            <text:p>0</text:p>
          </table:table-cell>
          <table:table-cell office:value-type="float" office:value="0.0000349">
            <text:p>0.0000349</text:p>
          </table:table-cell>
          <table:table-cell office:value-type="float" office:value="0.0003181">
            <text:p>0.0003181</text:p>
          </table:table-cell>
          <table:table-cell office:value-type="float" office:value="0.000014">
            <text:p>0.000014</text:p>
          </table:table-cell>
          <table:table-cell office:value-type="float" office:value="0">
            <text:p>0</text:p>
          </table:table-cell>
          <table:table-cell office:value-type="float" office:value="0.0000441">
            <text:p>0.0000441</text:p>
          </table:table-cell>
          <table:table-cell office:value-type="float" office:value="0.000526">
            <text:p>0.000526</text:p>
          </table:table-cell>
          <table:table-cell office:value-type="float" office:value="0.0000221">
            <text:p>0.0000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019903">
            <text:p>0.0019903</text:p>
          </table:table-cell>
          <table:table-cell office:value-type="float" office:value="0.0023595">
            <text:p>0.0023595</text:p>
          </table:table-cell>
          <table:table-cell office:value-type="float" office:value="0.0056729">
            <text:p>0.00567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269">
            <text:p>0.0001269</text:p>
          </table:table-cell>
          <table:table-cell office:value-type="float" office:value="0.0000001">
            <text:p>0.0000001</text:p>
          </table:table-cell>
          <table:table-cell office:value-type="float" office:value="0">
            <text:p>0</text:p>
          </table:table-cell>
          <table:table-cell office:value-type="float" office:value="0.0026568">
            <text:p>0.0026568</text:p>
          </table:table-cell>
          <table:table-cell office:value-type="float" office:value="0.2134139">
            <text:p>0.2134139</text:p>
          </table:table-cell>
          <table:table-cell office:value-type="float" office:value="0.2223179">
            <text:p>0.2223179</text:p>
          </table:table-cell>
          <table:table-cell office:value-type="float" office:value="0">
            <text:p>0</text:p>
          </table:table-cell>
          <table:table-cell office:value-type="float" office:value="0.8443139">
            <text:p>0.8443139</text:p>
          </table:table-cell>
          <table:table-cell office:value-type="float" office:value="1.1789392">
            <text:p>1.1789392</text:p>
          </table:table-cell>
          <table:table-cell office:value-type="float" office:value="1.3575188">
            <text:p>1.3575188</text:p>
          </table:table-cell>
          <table:table-cell office:value-type="float" office:value="0">
            <text:p>0</text:p>
          </table:table-cell>
          <table:table-cell office:value-type="float" office:value="0.000082">
            <text:p>0.000082</text:p>
          </table:table-cell>
          <table:table-cell office:value-type="float" office:value="0.0003249">
            <text:p>0.0003249</text:p>
          </table:table-cell>
          <table:table-cell office:value-type="float" office:value="0.0000171">
            <text:p>0.0000171</text:p>
          </table:table-cell>
          <table:table-cell office:value-type="float" office:value="0">
            <text:p>0</text:p>
          </table:table-cell>
          <table:table-cell office:value-type="float" office:value="0.000047">
            <text:p>0.000047</text:p>
          </table:table-cell>
          <table:table-cell office:value-type="float" office:value="0.0005351">
            <text:p>0.0005351</text:p>
          </table:table-cell>
          <table:table-cell office:value-type="float" office:value="0.0000211">
            <text:p>0.0000211</text:p>
          </table:table-cell>
          <table:table-cell office:value-type="float" office:value="0">
            <text:p>0</text:p>
          </table:table-cell>
        </table:table-row>
      </table:table>
      <table:table table:name="Graph" table:style-name="ta1">
        <table:shapes>
          <draw:frame draw:z-index="0" draw:style-name="gr1" svg:width="8.7425in" svg:height="2.8681in" svg:x="0.0854in" svg:y="0.0594in">
            <draw:object draw:notify-on-update-of-ranges="Source.A1:Source.A1 Source.A2:Source.A51 Source.B1:Source.B1 Source.B2:Source.B51 Source.C1:Source.C1 Source.C2:Source.C51 Source.D1:Source.D1 Source.D2:Source.D51 Source.E1:Source.E1 Source.E2:Source.E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7425in" svg:height="2.8681in" svg:x="0.0122in" svg:y="2.9992in">
            <draw:object draw:notify-on-update-of-ranges="Source.A2:Source.A51 Source.F1:Source.F1 Source.F2:Source.F51 Source.G1:Source.G1 Source.G2:Source.G51 Source.H1:Source.H1 Source.H2:Source.H51 Source.I1:Source.I1 Source.I2:Source.I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7425in" svg:height="2.8681in" svg:x="0.0248in" svg:y="6.2465in">
            <draw:object draw:notify-on-update-of-ranges="Source.A2:Source.A51 Source.J1:Source.J1 Source.J2:Source.J51 Source.K1:Source.K1 Source.K2:Source.K51 Source.L1:Source.L1 Source.L2:Source.L51 Source.M1:Source.M1 Source.M2:Source.M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425in" svg:height="2.8681in" svg:x="0.024in" svg:y="9.2575in">
            <draw:object draw:notify-on-update-of-ranges="Source.A2:Source.A51 Source.R1:Source.R1 Source.R2:Source.R51 Source.S1:Source.S1 Source.S2:Source.S51 Source.T1:Source.T1 Source.T2:Source.T51 Source.U1:Source.U1 Source.U2:Source.U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425in" svg:height="2.8681in" svg:x="0in" svg:y="12.4929in">
            <draw:object draw:notify-on-update-of-ranges="Source.A2:Source.A51 Source.V1:Source.V1 Source.V2:Source.V51 Source.W1:Source.W1 Source.W2:Source.W51 Source.X1:Source.X1 Source.X2:Source.X51 Source.Y1:Source.Y1 Source.Y2:Source.Y5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8.7425in" svg:height="2.8681in" svg:x="0in" svg:y="15.5622in">
            <draw:object draw:notify-on-update-of-ranges="Source.A2:Source.A51 Source.N1:Source.N1 Source.N2:Source.N51 Source.O1:Source.O1 Source.O2:Source.O51 Source.P1:Source.P1 Source.P2:Source.P51 Source.Q1:Source.Q1 Source.Q2:Source.Q5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8.7425in" svg:height="2.8681in" svg:x="0.1827in" svg:y="18.9165in">
            <draw:object draw:notify-on-update-of-ranges="Source.A2:Source.A51 Source.B1:Source.B1 Source.B2:Source.B51 Source.C1:Source.C1 Source.C2:Source.C51 Source.D1:Source.D1 Source.D2:Source.D51 Source.E1:Source.E1 Source.E2:Source.E51 Source.F1:Source.F1 Source.F2:Source.F51 Source.G1:Source.G1 Source.G2:Source.G51 Source.H1:Source.H1 Source.H2:Source.H51 Source.I1:Source.I1 Source.I2:Source.I51 Source.J1:Source.J1 Source.J2:Source.J51 Source.K1:Source.K1 Source.K2:Source.K51 Source.L1:Source.L1 Source.L2:Source.L51 Source.M1:Source.M1 Source.M2:Source.M51 Source.N1:Source.N1 Source.N2:Source.N51 Source.O1:Source.O1 Source.O2:Source.O51 Source.P1:Source.P1 Source.P2:Source.P51 Source.Q1:Source.Q1 Source.Q2:Source.Q51 Source.R1:Source.R1 Source.R2:Source.R51 Source.S1:Source.S1 Source.S2:Source.S51 Source.T1:Source.T1 Source.T2:Source.T51 Source.U1:Source.U1 Source.U2:Source.U51 Source.V1:Source.V1 Source.V2:Source.V51 Source.W1:Source.W1 Source.W2:Source.W51 Source.X1:Source.X1 Source.X2:Source.X51 Source.Y1:Source.Y1 Source.Y2:Source.Y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33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Meier</meta:initial-creator>
    <meta:creation-date>2012-12-19T19:23:33</meta:creation-date>
    <dc:date>2012-12-26T16:04:49</dc:date>
    <dc:creator>Gerard Meier</dc:creator>
    <meta:editing-duration>PT2H10M49S</meta:editing-duration>
    <meta:editing-cycles>6</meta:editing-cycles>
    <meta:generator>LibreOffice/3.5$Linux_x86 LibreOffice_project/350m1$Build-2</meta:generator>
    <meta:document-statistic meta:table-count="2" meta:cell-count="127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6.365cm" svg:y="2.597cm" style:legend-expansion="high" chart:style-name="ch2"/>
        <chart:plot-area chart:style-name="ch3" table:cell-range-address="Source.A1:Source.E51" chart:data-source-has-labels="both" svg:x="0.894cm" svg:y="0.715cm" svg:width="14.583cm" svg:height="6.006cm">
          <chartooo:coordinate-region svg:x="1.992cm" svg:y="0.915cm" svg:width="13.381cm" svg:height="4.761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B2:Source.B51" chart:label-cell-address="Source.B1:Source.B1" chart:class="chart:line">
            <chart:data-point chart:repeated="50"/>
          </chart:series>
          <chart:series chart:style-name="ch7" chart:values-cell-range-address="Source.C2:Source.C51" chart:label-cell-address="Source.C1:Source.C1" chart:class="chart:line">
            <chart:data-point chart:repeated="50"/>
          </chart:series>
          <chart:series chart:style-name="ch8" chart:values-cell-range-address="Source.D2:Source.D51" chart:label-cell-address="Source.D1:Source.D1" chart:class="chart:line">
            <chart:data-point chart:repeated="50"/>
          </chart:series>
          <chart:series chart:style-name="ch9" chart:values-cell-range-address="Source.E2:Source.E51" chart:label-cell-address="Source.E1:Source.E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 </text:p>
                <draw:g>
                  <svg:desc>Source.B1:Source.B1</svg:desc>
                </draw:g>
              </table:table-cell>
              <table:table-cell office:value-type="string">
                <text:p>allocate(std::set&lt;int&gt;) </text:p>
                <draw:g>
                  <svg:desc>Source.C1:Source.C1</svg:desc>
                </draw:g>
              </table:table-cell>
              <table:table-cell office:value-type="string">
                <text:p>allocate(std::map&lt;int, bool&gt;) </text:p>
                <draw:g>
                  <svg:desc>Source.D1:Source.D1</svg:desc>
                </draw:g>
              </table:table-cell>
              <table:table-cell office:value-type="string">
                <text:p>allocate(std::bitset&lt;5000&gt;) </text:p>
                <draw:g>
                  <svg:desc>Source.E1:Source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552">
                <text:p>0.0000552</text:p>
                <draw:g>
                  <svg:desc>Source.B2:Source.B51</svg:desc>
                </draw:g>
              </table:table-cell>
              <table:table-cell office:value-type="float" office:value="0.000051">
                <text:p>0.000051</text:p>
                <draw:g>
                  <svg:desc>Source.C2:Source.C51</svg:desc>
                </draw:g>
              </table:table-cell>
              <table:table-cell office:value-type="float" office:value="0.0001516">
                <text:p>0.0001516</text:p>
                <draw:g>
                  <svg:desc>Source.D2:Source.D51</svg:desc>
                </draw:g>
              </table:table-cell>
              <table:table-cell office:value-type="float" office:value="0">
                <text:p>0</text:p>
                <draw:g>
                  <svg:desc>Source.E2:Source.E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016">
                <text:p>0.0001016</text:p>
              </table:table-cell>
              <table:table-cell office:value-type="float" office:value="0.0001082">
                <text:p>0.0001082</text:p>
              </table:table-cell>
              <table:table-cell office:value-type="float" office:value="0.0002558">
                <text:p>0.000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328">
                <text:p>0.0001328</text:p>
              </table:table-cell>
              <table:table-cell office:value-type="float" office:value="0.0001456">
                <text:p>0.0001456</text:p>
              </table:table-cell>
              <table:table-cell office:value-type="float" office:value="0.0003692">
                <text:p>0.0003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1697">
                <text:p>0.0001697</text:p>
              </table:table-cell>
              <table:table-cell office:value-type="float" office:value="0.0001899">
                <text:p>0.0001899</text:p>
              </table:table-cell>
              <table:table-cell office:value-type="float" office:value="0.0004821">
                <text:p>0.000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14">
                <text:p>0.000214</text:p>
              </table:table-cell>
              <table:table-cell office:value-type="float" office:value="0.0002302">
                <text:p>0.0002302</text:p>
              </table:table-cell>
              <table:table-cell office:value-type="float" office:value="0.0005832">
                <text:p>0.000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579">
                <text:p>0.0002579</text:p>
              </table:table-cell>
              <table:table-cell office:value-type="float" office:value="0.0002799">
                <text:p>0.0002799</text:p>
              </table:table-cell>
              <table:table-cell office:value-type="float" office:value="0.0006967">
                <text:p>0.000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2956">
                <text:p>0.0002956</text:p>
              </table:table-cell>
              <table:table-cell office:value-type="float" office:value="0.000314">
                <text:p>0.000314</text:p>
              </table:table-cell>
              <table:table-cell office:value-type="float" office:value="0.0008027">
                <text:p>0.0008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3303">
                <text:p>0.0003303</text:p>
              </table:table-cell>
              <table:table-cell office:value-type="float" office:value="0.0003547">
                <text:p>0.0003547</text:p>
              </table:table-cell>
              <table:table-cell office:value-type="float" office:value="0.0009177">
                <text:p>0.0009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3621">
                <text:p>0.0003621</text:p>
              </table:table-cell>
              <table:table-cell office:value-type="float" office:value="0.0003949">
                <text:p>0.0003949</text:p>
              </table:table-cell>
              <table:table-cell office:value-type="float" office:value="0.0010282">
                <text:p>0.001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4029">
                <text:p>0.0004029</text:p>
              </table:table-cell>
              <table:table-cell office:value-type="float" office:value="0.0004312">
                <text:p>0.0004312</text:p>
              </table:table-cell>
              <table:table-cell office:value-type="float" office:value="0.0011437">
                <text:p>0.001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4844">
                <text:p>0.0004844</text:p>
              </table:table-cell>
              <table:table-cell office:value-type="float" office:value="0.001259">
                <text:p>0.0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4867">
                <text:p>0.0004867</text:p>
              </table:table-cell>
              <table:table-cell office:value-type="float" office:value="0.0005307">
                <text:p>0.0005307</text:p>
              </table:table-cell>
              <table:table-cell office:value-type="float" office:value="0.0013625">
                <text:p>0.001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5258">
                <text:p>0.0005258</text:p>
              </table:table-cell>
              <table:table-cell office:value-type="float" office:value="0.0005783">
                <text:p>0.0005783</text:p>
              </table:table-cell>
              <table:table-cell office:value-type="float" office:value="0.0014749">
                <text:p>0.0014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5692">
                <text:p>0.0005692</text:p>
              </table:table-cell>
              <table:table-cell office:value-type="float" office:value="0.0006198">
                <text:p>0.0006198</text:p>
              </table:table-cell>
              <table:table-cell office:value-type="float" office:value="0.0015927">
                <text:p>0.001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6065">
                <text:p>0.0006065</text:p>
              </table:table-cell>
              <table:table-cell office:value-type="float" office:value="0.0006663">
                <text:p>0.0006663</text:p>
              </table:table-cell>
              <table:table-cell office:value-type="float" office:value="0.0017151">
                <text:p>0.0017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6519">
                <text:p>0.0006519</text:p>
              </table:table-cell>
              <table:table-cell office:value-type="float" office:value="0.0007088">
                <text:p>0.0007088</text:p>
              </table:table-cell>
              <table:table-cell office:value-type="float" office:value="0.0018172">
                <text:p>0.0018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6781">
                <text:p>0.0006781</text:p>
              </table:table-cell>
              <table:table-cell office:value-type="float" office:value="0.0007593">
                <text:p>0.0007593</text:p>
              </table:table-cell>
              <table:table-cell office:value-type="float" office:value="0.0019375">
                <text:p>0.001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7117">
                <text:p>0.0007117</text:p>
              </table:table-cell>
              <table:table-cell office:value-type="float" office:value="0.0008005">
                <text:p>0.0008005</text:p>
              </table:table-cell>
              <table:table-cell office:value-type="float" office:value="0.0020644">
                <text:p>0.0020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7514">
                <text:p>0.0007514</text:p>
              </table:table-cell>
              <table:table-cell office:value-type="float" office:value="0.0008509">
                <text:p>0.0008509</text:p>
              </table:table-cell>
              <table:table-cell office:value-type="float" office:value="0.0021695">
                <text:p>0.002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7951">
                <text:p>0.0007951</text:p>
              </table:table-cell>
              <table:table-cell office:value-type="float" office:value="0.0009016">
                <text:p>0.0009016</text:p>
              </table:table-cell>
              <table:table-cell office:value-type="float" office:value="0.00228">
                <text:p>0.00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8338">
                <text:p>0.0008338</text:p>
              </table:table-cell>
              <table:table-cell office:value-type="float" office:value="0.000949">
                <text:p>0.000949</text:p>
              </table:table-cell>
              <table:table-cell office:value-type="float" office:value="0.0023837">
                <text:p>0.0023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8744">
                <text:p>0.0008744</text:p>
              </table:table-cell>
              <table:table-cell office:value-type="float" office:value="0.0009963">
                <text:p>0.0009963</text:p>
              </table:table-cell>
              <table:table-cell office:value-type="float" office:value="0.002488">
                <text:p>0.00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9148">
                <text:p>0.0009148</text:p>
              </table:table-cell>
              <table:table-cell office:value-type="float" office:value="0.0010523">
                <text:p>0.0010523</text:p>
              </table:table-cell>
              <table:table-cell office:value-type="float" office:value="0.0025958">
                <text:p>0.002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9475">
                <text:p>0.0009475</text:p>
              </table:table-cell>
              <table:table-cell office:value-type="float" office:value="0.0011091">
                <text:p>0.0011091</text:p>
              </table:table-cell>
              <table:table-cell office:value-type="float" office:value="0.0027093">
                <text:p>0.0027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9981">
                <text:p>0.0009981</text:p>
              </table:table-cell>
              <table:table-cell office:value-type="float" office:value="0.0011516">
                <text:p>0.0011516</text:p>
              </table:table-cell>
              <table:table-cell office:value-type="float" office:value="0.0028366">
                <text:p>0.002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0364">
                <text:p>0.0010364</text:p>
              </table:table-cell>
              <table:table-cell office:value-type="float" office:value="0.0011993">
                <text:p>0.0011993</text:p>
              </table:table-cell>
              <table:table-cell office:value-type="float" office:value="0.0029385">
                <text:p>0.0029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0694">
                <text:p>0.0010694</text:p>
              </table:table-cell>
              <table:table-cell office:value-type="float" office:value="0.0012485">
                <text:p>0.0012485</text:p>
              </table:table-cell>
              <table:table-cell office:value-type="float" office:value="0.0030358">
                <text:p>0.003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1072">
                <text:p>0.0011072</text:p>
              </table:table-cell>
              <table:table-cell office:value-type="float" office:value="0.0012902">
                <text:p>0.0012902</text:p>
              </table:table-cell>
              <table:table-cell office:value-type="float" office:value="0.0031837">
                <text:p>0.003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1565">
                <text:p>0.0011565</text:p>
              </table:table-cell>
              <table:table-cell office:value-type="float" office:value="0.0013305">
                <text:p>0.0013305</text:p>
              </table:table-cell>
              <table:table-cell office:value-type="float" office:value="0.0033041">
                <text:p>0.003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1877">
                <text:p>0.0011877</text:p>
              </table:table-cell>
              <table:table-cell office:value-type="float" office:value="0.0013722">
                <text:p>0.0013722</text:p>
              </table:table-cell>
              <table:table-cell office:value-type="float" office:value="0.0033954">
                <text:p>0.003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2243">
                <text:p>0.0012243</text:p>
              </table:table-cell>
              <table:table-cell office:value-type="float" office:value="0.0014115">
                <text:p>0.0014115</text:p>
              </table:table-cell>
              <table:table-cell office:value-type="float" office:value="0.0034931">
                <text:p>0.0034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4582">
                <text:p>0.0014582</text:p>
              </table:table-cell>
              <table:table-cell office:value-type="float" office:value="0.0035914">
                <text:p>0.0035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3044">
                <text:p>0.0013044</text:p>
              </table:table-cell>
              <table:table-cell office:value-type="float" office:value="0.0015031">
                <text:p>0.0015031</text:p>
              </table:table-cell>
              <table:table-cell office:value-type="float" office:value="0.0036973">
                <text:p>0.003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3456">
                <text:p>0.0013456</text:p>
              </table:table-cell>
              <table:table-cell office:value-type="float" office:value="0.0015504">
                <text:p>0.0015504</text:p>
              </table:table-cell>
              <table:table-cell office:value-type="float" office:value="0.0038088">
                <text:p>0.0038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3855">
                <text:p>0.0013855</text:p>
              </table:table-cell>
              <table:table-cell office:value-type="float" office:value="0.0016085">
                <text:p>0.0016085</text:p>
              </table:table-cell>
              <table:table-cell office:value-type="float" office:value="0.003934">
                <text:p>0.00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4303">
                <text:p>0.0014303</text:p>
              </table:table-cell>
              <table:table-cell office:value-type="float" office:value="0.0016577">
                <text:p>0.0016577</text:p>
              </table:table-cell>
              <table:table-cell office:value-type="float" office:value="0.0040478">
                <text:p>0.0040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7039">
                <text:p>0.0017039</text:p>
              </table:table-cell>
              <table:table-cell office:value-type="float" office:value="0.0041574">
                <text:p>0.004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5076">
                <text:p>0.0015076</text:p>
              </table:table-cell>
              <table:table-cell office:value-type="float" office:value="0.0017482">
                <text:p>0.0017482</text:p>
              </table:table-cell>
              <table:table-cell office:value-type="float" office:value="0.0042715">
                <text:p>0.0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5504">
                <text:p>0.0015504</text:p>
              </table:table-cell>
              <table:table-cell office:value-type="float" office:value="0.0018038">
                <text:p>0.0018038</text:p>
              </table:table-cell>
              <table:table-cell office:value-type="float" office:value="0.004388">
                <text:p>0.00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5887">
                <text:p>0.0015887</text:p>
              </table:table-cell>
              <table:table-cell office:value-type="float" office:value="0.0018517">
                <text:p>0.0018517</text:p>
              </table:table-cell>
              <table:table-cell office:value-type="float" office:value="0.0045141">
                <text:p>0.0045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6278">
                <text:p>0.0016278</text:p>
              </table:table-cell>
              <table:table-cell office:value-type="float" office:value="0.0019004">
                <text:p>0.0019004</text:p>
              </table:table-cell>
              <table:table-cell office:value-type="float" office:value="0.004622">
                <text:p>0.004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16704">
                <text:p>0.0016704</text:p>
              </table:table-cell>
              <table:table-cell office:value-type="float" office:value="0.0019406">
                <text:p>0.0019406</text:p>
              </table:table-cell>
              <table:table-cell office:value-type="float" office:value="0.0047378">
                <text:p>0.0047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17118">
                <text:p>0.0017118</text:p>
              </table:table-cell>
              <table:table-cell office:value-type="float" office:value="0.0019941">
                <text:p>0.0019941</text:p>
              </table:table-cell>
              <table:table-cell office:value-type="float" office:value="0.0048515">
                <text:p>0.004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17519">
                <text:p>0.0017519</text:p>
              </table:table-cell>
              <table:table-cell office:value-type="float" office:value="0.0020345">
                <text:p>0.0020345</text:p>
              </table:table-cell>
              <table:table-cell office:value-type="float" office:value="0.0049729">
                <text:p>0.0049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17875">
                <text:p>0.0017875</text:p>
              </table:table-cell>
              <table:table-cell office:value-type="float" office:value="0.0020888">
                <text:p>0.0020888</text:p>
              </table:table-cell>
              <table:table-cell office:value-type="float" office:value="0.0050873">
                <text:p>0.0050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18257">
                <text:p>0.0018257</text:p>
              </table:table-cell>
              <table:table-cell office:value-type="float" office:value="0.0021485">
                <text:p>0.0021485</text:p>
              </table:table-cell>
              <table:table-cell office:value-type="float" office:value="0.0051989">
                <text:p>0.005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1865">
                <text:p>0.001865</text:p>
              </table:table-cell>
              <table:table-cell office:value-type="float" office:value="0.0022011">
                <text:p>0.0022011</text:p>
              </table:table-cell>
              <table:table-cell office:value-type="float" office:value="0.0053146">
                <text:p>0.005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18981">
                <text:p>0.0018981</text:p>
              </table:table-cell>
              <table:table-cell office:value-type="float" office:value="0.0022491">
                <text:p>0.0022491</text:p>
              </table:table-cell>
              <table:table-cell office:value-type="float" office:value="0.0054377">
                <text:p>0.0054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19443">
                <text:p>0.0019443</text:p>
              </table:table-cell>
              <table:table-cell office:value-type="float" office:value="0.0023106">
                <text:p>0.0023106</text:p>
              </table:table-cell>
              <table:table-cell office:value-type="float" office:value="0.0055506">
                <text:p>0.0055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19903">
                <text:p>0.0019903</text:p>
              </table:table-cell>
              <table:table-cell office:value-type="float" office:value="0.0023595">
                <text:p>0.0023595</text:p>
              </table:table-cell>
              <table:table-cell office:value-type="float" office:value="0.0056729">
                <text:p>0.00567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6.815cm" svg:y="2.597cm" style:legend-expansion="high" chart:style-name="ch2"/>
        <chart:plot-area chart:style-name="ch3" table:cell-range-address="Source.A2:Source.A51 Source.F1:Source.I51" chart:data-source-has-labels="both" svg:x="0.894cm" svg:y="0.715cm" svg:width="15.033cm" svg:height="6.006cm">
          <chartooo:coordinate-region svg:x="2.468cm" svg:y="0.914cm" svg:width="13.355cm" svg:height="5.316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F2:Source.F51" chart:label-cell-address="Source.F1:Source.F1" chart:class="chart:line">
            <chart:data-point chart:repeated="50"/>
          </chart:series>
          <chart:series chart:style-name="ch7" chart:values-cell-range-address="Source.G2:Source.G51" chart:label-cell-address="Source.G1:Source.G1" chart:class="chart:line">
            <chart:data-point chart:repeated="50"/>
          </chart:series>
          <chart:series chart:style-name="ch8" chart:values-cell-range-address="Source.H2:Source.H51" chart:label-cell-address="Source.H1:Source.H1" chart:class="chart:line">
            <chart:data-point chart:repeated="50"/>
          </chart:series>
          <chart:series chart:style-name="ch9" chart:values-cell-range-address="Source.I2:Source.I51" chart:label-cell-address="Source.I1:Source.I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r(EnumSet&lt;int&gt;) </text:p>
                <draw:g>
                  <svg:desc>Source.F1:Source.F1</svg:desc>
                </draw:g>
              </table:table-cell>
              <table:table-cell office:value-type="string">
                <text:p>clear(std::set&lt;int&gt;) </text:p>
                <draw:g>
                  <svg:desc>Source.G1:Source.G1</svg:desc>
                </draw:g>
              </table:table-cell>
              <table:table-cell office:value-type="string">
                <text:p>clear(std::map&lt;int, bool&gt;) </text:p>
                <draw:g>
                  <svg:desc>Source.H1:Source.H1</svg:desc>
                </draw:g>
              </table:table-cell>
              <table:table-cell office:value-type="string">
                <text:p>clear(std::bitset&lt;5000&gt;) </text:p>
                <draw:g>
                  <svg:desc>Source.I1:Source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1">
                <text:p>0.0000001</text:p>
                <draw:g>
                  <svg:desc>Source.F2:Source.F51</svg:desc>
                </draw:g>
              </table:table-cell>
              <table:table-cell office:value-type="float" office:value="0.000001">
                <text:p>0.000001</text:p>
                <draw:g>
                  <svg:desc>Source.G2:Source.G51</svg:desc>
                </draw:g>
              </table:table-cell>
              <table:table-cell office:value-type="float" office:value="0.0000009">
                <text:p>0.0000009</text:p>
                <draw:g>
                  <svg:desc>Source.H2:Source.H51</svg:desc>
                </draw:g>
              </table:table-cell>
              <table:table-cell office:value-type="float" office:value="0">
                <text:p>0</text:p>
                <draw:g>
                  <svg:desc>Source.I2:Source.I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049">
                <text:p>0.0000049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79">
                <text:p>0.00000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000099">
                <text:p>0.0000099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131">
                <text:p>0.00001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161">
                <text:p>0.0000161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01">
                <text:p>0.0000201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229">
                <text:p>0.00002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11">
                <text:p>0.0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28">
                <text:p>0.000028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1">
                <text:p>0.000031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31">
                <text:p>0.0000331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369">
                <text:p>0.000036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409">
                <text:p>0.000040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411">
                <text:p>0.00004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439">
                <text:p>0.000043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48">
                <text:p>0.00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51">
                <text:p>0.0000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529">
                <text:p>0.0000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-0">
                <text:p>-0</text:p>
              </table:table-cell>
              <table:table-cell office:value-type="float" office:value="0.000054">
                <text:p>0.000054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581">
                <text:p>0.00005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61">
                <text:p>0.0000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631">
                <text:p>0.00006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639">
                <text:p>0.000063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689">
                <text:p>0.000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-0">
                <text:p>-0</text:p>
              </table:table-cell>
              <table:table-cell office:value-type="float" office:value="0.0000721">
                <text:p>0.000072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731">
                <text:p>0.000073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.0000731">
                <text:p>0.000073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791">
                <text:p>0.0000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819">
                <text:p>0.000081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831">
                <text:p>0.000083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0.0000861">
                <text:p>0.0000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011">
                <text:p>0.0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-0">
                <text:p>-0</text:p>
              </table:table-cell>
              <table:table-cell office:value-type="float" office:value="0.000094">
                <text:p>0.000094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961">
                <text:p>0.0000961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989">
                <text:p>0.0000989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1419">
                <text:p>0.00014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1029">
                <text:p>0.000102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09">
                <text:p>0.0001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099">
                <text:p>0.000109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-0">
                <text:p>-0</text:p>
              </table:table-cell>
              <table:table-cell office:value-type="float" office:value="0.0001141">
                <text:p>0.000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129">
                <text:p>0.000112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1179">
                <text:p>0.00011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-0">
                <text:p>-0</text:p>
              </table:table-cell>
              <table:table-cell office:value-type="float" office:value="0.0001269">
                <text:p>0.0001269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6.312cm" svg:y="2.597cm" style:legend-expansion="high" chart:style-name="ch2"/>
        <chart:plot-area chart:style-name="ch3" table:cell-range-address="Source.A2:Source.A51 Source.J1:Source.M51" chart:data-source-has-labels="both" svg:x="0.894cm" svg:y="0.715cm" svg:width="14.53cm" svg:height="6.006cm">
          <chartooo:coordinate-region svg:x="1.806cm" svg:y="0.914cm" svg:width="13.517cm" svg:height="4.762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J2:Source.J51" chart:label-cell-address="Source.J1:Source.J1" chart:class="chart:line">
            <chart:data-point chart:repeated="50"/>
          </chart:series>
          <chart:series chart:style-name="ch7" chart:values-cell-range-address="Source.K2:Source.K51" chart:label-cell-address="Source.K1:Source.K1" chart:class="chart:line">
            <chart:data-point chart:repeated="50"/>
          </chart:series>
          <chart:series chart:style-name="ch8" chart:values-cell-range-address="Source.L2:Source.L51" chart:label-cell-address="Source.L1:Source.L1" chart:class="chart:line">
            <chart:data-point chart:repeated="50"/>
          </chart:series>
          <chart:series chart:style-name="ch9" chart:values-cell-range-address="Source.M2:Source.M51" chart:label-cell-address="Source.M1:Source.M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truct(EnumSet&lt;int&gt;) </text:p>
                <draw:g>
                  <svg:desc>Source.J1:Source.J1</svg:desc>
                </draw:g>
              </table:table-cell>
              <table:table-cell office:value-type="string">
                <text:p>destruct(std::set&lt;int&gt;) </text:p>
                <draw:g>
                  <svg:desc>Source.K1:Source.K1</svg:desc>
                </draw:g>
              </table:table-cell>
              <table:table-cell office:value-type="string">
                <text:p>destruct(std::map&lt;int, bool&gt;) </text:p>
                <draw:g>
                  <svg:desc>Source.L1:Source.L1</svg:desc>
                </draw:g>
              </table:table-cell>
              <table:table-cell office:value-type="string">
                <text:p>destruct(std::bitset&lt;5000&gt;) </text:p>
                <draw:g>
                  <svg:desc>Source.M1:Source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601">
                <text:p>0.0000601</text:p>
                <draw:g>
                  <svg:desc>Source.J2:Source.J51</svg:desc>
                </draw:g>
              </table:table-cell>
              <table:table-cell office:value-type="float" office:value="0.0000697">
                <text:p>0.0000697</text:p>
                <draw:g>
                  <svg:desc>Source.K2:Source.K51</svg:desc>
                </draw:g>
              </table:table-cell>
              <table:table-cell office:value-type="float" office:value="0.0001462">
                <text:p>0.0001462</text:p>
                <draw:g>
                  <svg:desc>Source.L2:Source.L51</svg:desc>
                </draw:g>
              </table:table-cell>
              <table:table-cell office:value-type="float" office:value="0">
                <text:p>0</text:p>
                <draw:g>
                  <svg:desc>Source.M2:Source.M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321">
                <text:p>0.0001321</text:p>
              </table:table-cell>
              <table:table-cell office:value-type="float" office:value="0.0003777">
                <text:p>0.0003777</text:p>
              </table:table-cell>
              <table:table-cell office:value-type="float" office:value="0.0004433">
                <text:p>0.0004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744">
                <text:p>0.0001744</text:p>
              </table:table-cell>
              <table:table-cell office:value-type="float" office:value="0.0007399">
                <text:p>0.0007399</text:p>
              </table:table-cell>
              <table:table-cell office:value-type="float" office:value="0.0008722">
                <text:p>0.0008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2178">
                <text:p>0.0002178</text:p>
              </table:table-cell>
              <table:table-cell office:value-type="float" office:value="0.0012702">
                <text:p>0.0012702</text:p>
              </table:table-cell>
              <table:table-cell office:value-type="float" office:value="0.0014864">
                <text:p>0.0014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615">
                <text:p>0.0002615</text:p>
              </table:table-cell>
              <table:table-cell office:value-type="float" office:value="0.0019585">
                <text:p>0.0019585</text:p>
              </table:table-cell>
              <table:table-cell office:value-type="float" office:value="0.0022448">
                <text:p>0.002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3154">
                <text:p>0.0003154</text:p>
              </table:table-cell>
              <table:table-cell office:value-type="float" office:value="0.0028122">
                <text:p>0.0028122</text:p>
              </table:table-cell>
              <table:table-cell office:value-type="float" office:value="0.0031654">
                <text:p>0.003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3624">
                <text:p>0.0003624</text:p>
              </table:table-cell>
              <table:table-cell office:value-type="float" office:value="0.0038304">
                <text:p>0.0038304</text:p>
              </table:table-cell>
              <table:table-cell office:value-type="float" office:value="0.0042519">
                <text:p>0.004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072">
                <text:p>0.0004072</text:p>
              </table:table-cell>
              <table:table-cell office:value-type="float" office:value="0.0050218">
                <text:p>0.0050218</text:p>
              </table:table-cell>
              <table:table-cell office:value-type="float" office:value="0.0055074">
                <text:p>0.0055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6373">
                <text:p>0.006373</text:p>
              </table:table-cell>
              <table:table-cell office:value-type="float" office:value="0.0069251">
                <text:p>0.0069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5094">
                <text:p>0.0005094</text:p>
              </table:table-cell>
              <table:table-cell office:value-type="float" office:value="0.0078863">
                <text:p>0.0078863</text:p>
              </table:table-cell>
              <table:table-cell office:value-type="float" office:value="0.0084958">
                <text:p>0.008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5514">
                <text:p>0.0005514</text:p>
              </table:table-cell>
              <table:table-cell office:value-type="float" office:value="0.0095636">
                <text:p>0.0095636</text:p>
              </table:table-cell>
              <table:table-cell office:value-type="float" office:value="0.0102303">
                <text:p>0.010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6042">
                <text:p>0.0006042</text:p>
              </table:table-cell>
              <table:table-cell office:value-type="float" office:value="0.0114171">
                <text:p>0.0114171</text:p>
              </table:table-cell>
              <table:table-cell office:value-type="float" office:value="0.0121279">
                <text:p>0.012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465">
                <text:p>0.0006465</text:p>
              </table:table-cell>
              <table:table-cell office:value-type="float" office:value="0.0134206">
                <text:p>0.0134206</text:p>
              </table:table-cell>
              <table:table-cell office:value-type="float" office:value="0.0141943">
                <text:p>0.014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6969">
                <text:p>0.0006969</text:p>
              </table:table-cell>
              <table:table-cell office:value-type="float" office:value="0.0155808">
                <text:p>0.0155808</text:p>
              </table:table-cell>
              <table:table-cell office:value-type="float" office:value="0.0164468">
                <text:p>0.0164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519">
                <text:p>0.0007519</text:p>
              </table:table-cell>
              <table:table-cell office:value-type="float" office:value="0.0179196">
                <text:p>0.0179196</text:p>
              </table:table-cell>
              <table:table-cell office:value-type="float" office:value="0.018863">
                <text:p>0.01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8023">
                <text:p>0.0008023</text:p>
              </table:table-cell>
              <table:table-cell office:value-type="float" office:value="0.0204272">
                <text:p>0.0204272</text:p>
              </table:table-cell>
              <table:table-cell office:value-type="float" office:value="0.0214607">
                <text:p>0.0214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511">
                <text:p>0.0008511</text:p>
              </table:table-cell>
              <table:table-cell office:value-type="float" office:value="0.0230895">
                <text:p>0.0230895</text:p>
              </table:table-cell>
              <table:table-cell office:value-type="float" office:value="0.0242406">
                <text:p>0.024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905">
                <text:p>0.000905</text:p>
              </table:table-cell>
              <table:table-cell office:value-type="float" office:value="0.0259196">
                <text:p>0.0259196</text:p>
              </table:table-cell>
              <table:table-cell office:value-type="float" office:value="0.0272245">
                <text:p>0.027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9526">
                <text:p>0.0009526</text:p>
              </table:table-cell>
              <table:table-cell office:value-type="float" office:value="0.0289225">
                <text:p>0.0289225</text:p>
              </table:table-cell>
              <table:table-cell office:value-type="float" office:value="0.0303952">
                <text:p>0.030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9822">
                <text:p>0.0009822</text:p>
              </table:table-cell>
              <table:table-cell office:value-type="float" office:value="0.032104">
                <text:p>0.032104</text:p>
              </table:table-cell>
              <table:table-cell office:value-type="float" office:value="0.0337317">
                <text:p>0.0337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0348">
                <text:p>0.0010348</text:p>
              </table:table-cell>
              <table:table-cell office:value-type="float" office:value="0.0354661">
                <text:p>0.0354661</text:p>
              </table:table-cell>
              <table:table-cell office:value-type="float" office:value="0.0372804">
                <text:p>0.037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0868">
                <text:p>0.0010868</text:p>
              </table:table-cell>
              <table:table-cell office:value-type="float" office:value="0.0390009">
                <text:p>0.0390009</text:p>
              </table:table-cell>
              <table:table-cell office:value-type="float" office:value="0.0410127">
                <text:p>0.0410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357">
                <text:p>0.0011357</text:p>
              </table:table-cell>
              <table:table-cell office:value-type="float" office:value="0.0427226">
                <text:p>0.0427226</text:p>
              </table:table-cell>
              <table:table-cell office:value-type="float" office:value="0.0449368">
                <text:p>0.044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186">
                <text:p>0.001186</text:p>
              </table:table-cell>
              <table:table-cell office:value-type="float" office:value="0.0466204">
                <text:p>0.0466204</text:p>
              </table:table-cell>
              <table:table-cell office:value-type="float" office:value="0.049042">
                <text:p>0.04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244">
                <text:p>0.001244</text:p>
              </table:table-cell>
              <table:table-cell office:value-type="float" office:value="0.050695">
                <text:p>0.050695</text:p>
              </table:table-cell>
              <table:table-cell office:value-type="float" office:value="0.0533167">
                <text:p>0.053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2965">
                <text:p>0.0012965</text:p>
              </table:table-cell>
              <table:table-cell office:value-type="float" office:value="0.0549916">
                <text:p>0.0549916</text:p>
              </table:table-cell>
              <table:table-cell office:value-type="float" office:value="0.0578542">
                <text:p>0.0578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354">
                <text:p>0.001354</text:p>
              </table:table-cell>
              <table:table-cell office:value-type="float" office:value="0.0594327">
                <text:p>0.0594327</text:p>
              </table:table-cell>
              <table:table-cell office:value-type="float" office:value="0.0625253">
                <text:p>0.0625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4102">
                <text:p>0.0014102</text:p>
              </table:table-cell>
              <table:table-cell office:value-type="float" office:value="0.0641201">
                <text:p>0.0641201</text:p>
              </table:table-cell>
              <table:table-cell office:value-type="float" office:value="0.0673971">
                <text:p>0.067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4664">
                <text:p>0.0014664</text:p>
              </table:table-cell>
              <table:table-cell office:value-type="float" office:value="0.0689426">
                <text:p>0.0689426</text:p>
              </table:table-cell>
              <table:table-cell office:value-type="float" office:value="0.0724322">
                <text:p>0.0724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5259">
                <text:p>0.0015259</text:p>
              </table:table-cell>
              <table:table-cell office:value-type="float" office:value="0.0739407">
                <text:p>0.0739407</text:p>
              </table:table-cell>
              <table:table-cell office:value-type="float" office:value="0.077644">
                <text:p>0.07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5752">
                <text:p>0.0015752</text:p>
              </table:table-cell>
              <table:table-cell office:value-type="float" office:value="0.0791461">
                <text:p>0.0791461</text:p>
              </table:table-cell>
              <table:table-cell office:value-type="float" office:value="0.0831026">
                <text:p>0.083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6345">
                <text:p>0.0016345</text:p>
              </table:table-cell>
              <table:table-cell office:value-type="float" office:value="0.0845568">
                <text:p>0.0845568</text:p>
              </table:table-cell>
              <table:table-cell office:value-type="float" office:value="0.0887077">
                <text:p>0.088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6897">
                <text:p>0.0016897</text:p>
              </table:table-cell>
              <table:table-cell office:value-type="float" office:value="0.0901761">
                <text:p>0.0901761</text:p>
              </table:table-cell>
              <table:table-cell office:value-type="float" office:value="0.0944985">
                <text:p>0.0944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7501">
                <text:p>0.0017501</text:p>
              </table:table-cell>
              <table:table-cell office:value-type="float" office:value="0.0959121">
                <text:p>0.0959121</text:p>
              </table:table-cell>
              <table:table-cell office:value-type="float" office:value="0.100471">
                <text:p>0.10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8067">
                <text:p>0.0018067</text:p>
              </table:table-cell>
              <table:table-cell office:value-type="float" office:value="0.1018891">
                <text:p>0.1018891</text:p>
              </table:table-cell>
              <table:table-cell office:value-type="float" office:value="0.1066184">
                <text:p>0.1066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8519">
                <text:p>0.0018519</text:p>
              </table:table-cell>
              <table:table-cell office:value-type="float" office:value="0.1080264">
                <text:p>0.1080264</text:p>
              </table:table-cell>
              <table:table-cell office:value-type="float" office:value="0.1129734">
                <text:p>0.112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9012">
                <text:p>0.0019012</text:p>
              </table:table-cell>
              <table:table-cell office:value-type="float" office:value="0.1143911">
                <text:p>0.1143911</text:p>
              </table:table-cell>
              <table:table-cell office:value-type="float" office:value="0.1196778">
                <text:p>0.1196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953">
                <text:p>0.001953</text:p>
              </table:table-cell>
              <table:table-cell office:value-type="float" office:value="0.1208809">
                <text:p>0.1208809</text:p>
              </table:table-cell>
              <table:table-cell office:value-type="float" office:value="0.1264209">
                <text:p>0.12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20052">
                <text:p>0.0020052</text:p>
              </table:table-cell>
              <table:table-cell office:value-type="float" office:value="0.1275467">
                <text:p>0.1275467</text:p>
              </table:table-cell>
              <table:table-cell office:value-type="float" office:value="0.1333261">
                <text:p>0.1333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20575">
                <text:p>0.0020575</text:p>
              </table:table-cell>
              <table:table-cell office:value-type="float" office:value="0.1343942">
                <text:p>0.1343942</text:p>
              </table:table-cell>
              <table:table-cell office:value-type="float" office:value="0.1404391">
                <text:p>0.1404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1081">
                <text:p>0.0021081</text:p>
              </table:table-cell>
              <table:table-cell office:value-type="float" office:value="0.1414368">
                <text:p>0.1414368</text:p>
              </table:table-cell>
              <table:table-cell office:value-type="float" office:value="0.1477042">
                <text:p>0.1477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1604">
                <text:p>0.0021604</text:p>
              </table:table-cell>
              <table:table-cell office:value-type="float" office:value="0.1486828">
                <text:p>0.1486828</text:p>
              </table:table-cell>
              <table:table-cell office:value-type="float" office:value="0.1552415">
                <text:p>0.155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2193">
                <text:p>0.0022193</text:p>
              </table:table-cell>
              <table:table-cell office:value-type="float" office:value="0.1561013">
                <text:p>0.1561013</text:p>
              </table:table-cell>
              <table:table-cell office:value-type="float" office:value="0.1629311">
                <text:p>0.1629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2827">
                <text:p>0.0022827</text:p>
              </table:table-cell>
              <table:table-cell office:value-type="float" office:value="0.1637359">
                <text:p>0.1637359</text:p>
              </table:table-cell>
              <table:table-cell office:value-type="float" office:value="0.1707846">
                <text:p>0.1707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3425">
                <text:p>0.0023425</text:p>
              </table:table-cell>
              <table:table-cell office:value-type="float" office:value="0.1715896">
                <text:p>0.1715896</text:p>
              </table:table-cell>
              <table:table-cell office:value-type="float" office:value="0.1791806">
                <text:p>0.179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408">
                <text:p>0.002408</text:p>
              </table:table-cell>
              <table:table-cell office:value-type="float" office:value="0.1795952">
                <text:p>0.1795952</text:p>
              </table:table-cell>
              <table:table-cell office:value-type="float" office:value="0.1874289">
                <text:p>0.187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4696">
                <text:p>0.0024696</text:p>
              </table:table-cell>
              <table:table-cell office:value-type="float" office:value="0.1877517">
                <text:p>0.1877517</text:p>
              </table:table-cell>
              <table:table-cell office:value-type="float" office:value="0.1958575">
                <text:p>0.195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2533">
                <text:p>0.002533</text:p>
              </table:table-cell>
              <table:table-cell office:value-type="float" office:value="0.1960968">
                <text:p>0.1960968</text:p>
              </table:table-cell>
              <table:table-cell office:value-type="float" office:value="0.2044685">
                <text:p>0.2044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5906">
                <text:p>0.0025906</text:p>
              </table:table-cell>
              <table:table-cell office:value-type="float" office:value="0.2046215">
                <text:p>0.2046215</text:p>
              </table:table-cell>
              <table:table-cell office:value-type="float" office:value="0.2132804">
                <text:p>0.213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26568">
                <text:p>0.0026568</text:p>
              </table:table-cell>
              <table:table-cell office:value-type="float" office:value="0.2134139">
                <text:p>0.2134139</text:p>
              </table:table-cell>
              <table:table-cell office:value-type="float" office:value="0.2223179">
                <text:p>0.22231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5.862cm" svg:y="2.597cm" style:legend-expansion="high" chart:style-name="ch2"/>
        <chart:plot-area chart:style-name="ch3" table:cell-range-address="Source.A2:Source.A51 Source.R1:Source.U51" chart:data-source-has-labels="both" svg:x="0.894cm" svg:y="0.715cm" svg:width="14.08cm" svg:height="6.006cm">
          <chartooo:coordinate-region svg:x="2.468cm" svg:y="0.914cm" svg:width="12.382cm" svg:height="5.316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R2:Source.R51" chart:label-cell-address="Source.R1:Source.R1" chart:class="chart:line">
            <chart:data-point chart:repeated="50"/>
          </chart:series>
          <chart:series chart:style-name="ch7" chart:values-cell-range-address="Source.S2:Source.S51" chart:label-cell-address="Source.S1:Source.S1" chart:class="chart:line">
            <chart:data-point chart:repeated="50"/>
          </chart:series>
          <chart:series chart:style-name="ch8" chart:values-cell-range-address="Source.T2:Source.T51" chart:label-cell-address="Source.T1:Source.T1" chart:class="chart:line">
            <chart:data-point chart:repeated="50"/>
          </chart:series>
          <chart:series chart:style-name="ch9" chart:values-cell-range-address="Source.U2:Source.U51" chart:label-cell-address="Source.U1:Source.U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Get(EnumSet&lt;int&gt;) </text:p>
                <draw:g>
                  <svg:desc>Source.R1:Source.R1</svg:desc>
                </draw:g>
              </table:table-cell>
              <table:table-cell office:value-type="string">
                <text:p>randomGet(std::set&lt;int&gt;) </text:p>
                <draw:g>
                  <svg:desc>Source.S1:Source.S1</svg:desc>
                </draw:g>
              </table:table-cell>
              <table:table-cell office:value-type="string">
                <text:p>randomGet(std::map&lt;int, bool&gt;) </text:p>
                <draw:g>
                  <svg:desc>Source.T1:Source.T1</svg:desc>
                </draw:g>
              </table:table-cell>
              <table:table-cell office:value-type="string">
                <text:p>randomGet(std::bitset&lt;5000&gt;) </text:p>
                <draw:g>
                  <svg:desc>Source.U1:Source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-0.0000001">
                <text:p>-0.0000001</text:p>
                <draw:g>
                  <svg:desc>Source.R2:Source.R51</svg:desc>
                </draw:g>
              </table:table-cell>
              <table:table-cell office:value-type="float" office:value="0.0000009">
                <text:p>0.0000009</text:p>
                <draw:g>
                  <svg:desc>Source.S2:Source.S51</svg:desc>
                </draw:g>
              </table:table-cell>
              <table:table-cell office:value-type="float" office:value="0.000001">
                <text:p>0.000001</text:p>
                <draw:g>
                  <svg:desc>Source.T2:Source.T51</svg:desc>
                </draw:g>
              </table:table-cell>
              <table:table-cell office:value-type="float" office:value="0">
                <text:p>0</text:p>
                <draw:g>
                  <svg:desc>Source.U2:Source.U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1">
                <text:p>0.000005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011">
                <text:p>0.0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9">
                <text:p>0.000015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09">
                <text:p>0.0000209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19">
                <text:p>0.0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319">
                <text:p>0.0000319</text:p>
              </table:table-cell>
              <table:table-cell office:value-type="float" office:value="0.0000019">
                <text:p>0.0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59">
                <text:p>0.0000059</text:p>
              </table:table-cell>
              <table:table-cell office:value-type="float" office:value="0.0000369">
                <text:p>0.0000369</text:p>
              </table:table-cell>
              <table:table-cell office:value-type="float" office:value="0.0000029">
                <text:p>0.000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031">
                <text:p>0.000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539">
                <text:p>0.000053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579">
                <text:p>0.0000579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649">
                <text:p>0.0000649</text:p>
              </table:table-cell>
              <table:table-cell office:value-type="float" office:value="0.0000039">
                <text:p>0.000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039">
                <text:p>0.000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821">
                <text:p>0.0000821</text:p>
              </table:table-cell>
              <table:table-cell office:value-type="float" office:value="0.0000049">
                <text:p>0.000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051">
                <text:p>0.000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41">
                <text:p>0.0000141</text:p>
              </table:table-cell>
              <table:table-cell office:value-type="float" office:value="0.0001011">
                <text:p>0.0001011</text:p>
              </table:table-cell>
              <table:table-cell office:value-type="float" office:value="0.0000051">
                <text:p>0.000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39">
                <text:p>0.0000139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51">
                <text:p>0.0000151</text:p>
              </table:table-cell>
              <table:table-cell office:value-type="float" office:value="0.0001129">
                <text:p>0.0001129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179">
                <text:p>0.0001179</text:p>
              </table:table-cell>
              <table:table-cell office:value-type="float" office:value="0.000007">
                <text:p>0.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1261">
                <text:p>0.0001261</text:p>
              </table:table-cell>
              <table:table-cell office:value-type="float" office:value="0.0000071">
                <text:p>0.0000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1309">
                <text:p>0.0001309</text:p>
              </table:table-cell>
              <table:table-cell office:value-type="float" office:value="0.0000061">
                <text:p>0.0000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181">
                <text:p>0.0000181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0071">
                <text:p>0.0000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191">
                <text:p>0.0000191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079">
                <text:p>0.000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191">
                <text:p>0.0000191</text:p>
              </table:table-cell>
              <table:table-cell office:value-type="float" office:value="0.0001501">
                <text:p>0.0001501</text:p>
              </table:table-cell>
              <table:table-cell office:value-type="float" office:value="0.0000079">
                <text:p>0.000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219">
                <text:p>0.0000219</text:p>
              </table:table-cell>
              <table:table-cell office:value-type="float" office:value="0.0001599">
                <text:p>0.0001599</text:p>
              </table:table-cell>
              <table:table-cell office:value-type="float" office:value="0.0000101">
                <text:p>0.000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709">
                <text:p>0.0001709</text:p>
              </table:table-cell>
              <table:table-cell office:value-type="float" office:value="0.0000079">
                <text:p>0.000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749">
                <text:p>0.0001749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1849">
                <text:p>0.0001849</text:p>
              </table:table-cell>
              <table:table-cell office:value-type="float" office:value="0.0000081">
                <text:p>0.000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231">
                <text:p>0.0000231</text:p>
              </table:table-cell>
              <table:table-cell office:value-type="float" office:value="0.00019">
                <text:p>0.00019</text:p>
              </table:table-cell>
              <table:table-cell office:value-type="float" office:value="0.0000099">
                <text:p>0.000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2399">
                <text:p>0.0002399</text:p>
              </table:table-cell>
              <table:table-cell office:value-type="float" office:value="0.0000101">
                <text:p>0.000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2071">
                <text:p>0.000207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2221">
                <text:p>0.000222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31">
                <text:p>0.000231</text:p>
              </table:table-cell>
              <table:table-cell office:value-type="float" office:value="0.0000111">
                <text:p>0.0000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351">
                <text:p>0.0002351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459">
                <text:p>0.000245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253">
                <text:p>0.000253</text:p>
              </table:table-cell>
              <table:table-cell office:value-type="float" office:value="0.0000109">
                <text:p>0.000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289">
                <text:p>0.0000289</text:p>
              </table:table-cell>
              <table:table-cell office:value-type="float" office:value="0.0002599">
                <text:p>0.0002599</text:p>
              </table:table-cell>
              <table:table-cell office:value-type="float" office:value="0.000012">
                <text:p>0.0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3">
                <text:p>0.00003</text:p>
              </table:table-cell>
              <table:table-cell office:value-type="float" office:value="0.000268">
                <text:p>0.000268</text:p>
              </table:table-cell>
              <table:table-cell office:value-type="float" office:value="0.000012">
                <text:p>0.0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301">
                <text:p>0.0000301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0121">
                <text:p>0.0000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321">
                <text:p>0.0000321</text:p>
              </table:table-cell>
              <table:table-cell office:value-type="float" office:value="0.000331">
                <text:p>0.000331</text:p>
              </table:table-cell>
              <table:table-cell office:value-type="float" office:value="0.0000119">
                <text:p>0.000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321">
                <text:p>0.0000321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0119">
                <text:p>0.000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329">
                <text:p>0.0000329</text:p>
              </table:table-cell>
              <table:table-cell office:value-type="float" office:value="0.000305">
                <text:p>0.000305</text:p>
              </table:table-cell>
              <table:table-cell office:value-type="float" office:value="0.0000131">
                <text:p>0.00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339">
                <text:p>0.0000339</text:p>
              </table:table-cell>
              <table:table-cell office:value-type="float" office:value="0.0003099">
                <text:p>0.0003099</text:p>
              </table:table-cell>
              <table:table-cell office:value-type="float" office:value="0.0000129">
                <text:p>0.000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349">
                <text:p>0.0000349</text:p>
              </table:table-cell>
              <table:table-cell office:value-type="float" office:value="0.0003181">
                <text:p>0.0003181</text:p>
              </table:table-cell>
              <table:table-cell office:value-type="float" office:value="0.000014">
                <text:p>0.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3249">
                <text:p>0.0003249</text:p>
              </table:table-cell>
              <table:table-cell office:value-type="float" office:value="0.0000171">
                <text:p>0.00001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5.571cm" svg:y="2.597cm" style:legend-expansion="high" chart:style-name="ch2"/>
        <chart:plot-area chart:style-name="ch3" table:cell-range-address="Source.A2:Source.A51 Source.V1:Source.Y51" chart:data-source-has-labels="both" svg:x="0.894cm" svg:y="0.715cm" svg:width="13.789cm" svg:height="6.006cm">
          <chartooo:coordinate-region svg:x="2.177cm" svg:y="0.915cm" svg:width="12.382cm" svg:height="4.761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V2:Source.V51" chart:label-cell-address="Source.V1:Source.V1" chart:class="chart:line">
            <chart:data-point chart:repeated="50"/>
          </chart:series>
          <chart:series chart:style-name="ch7" chart:values-cell-range-address="Source.W2:Source.W51" chart:label-cell-address="Source.W1:Source.W1" chart:class="chart:line">
            <chart:data-point chart:repeated="50"/>
          </chart:series>
          <chart:series chart:style-name="ch8" chart:values-cell-range-address="Source.X2:Source.X51" chart:label-cell-address="Source.X1:Source.X1" chart:class="chart:line">
            <chart:data-point chart:repeated="50"/>
          </chart:series>
          <chart:series chart:style-name="ch9" chart:values-cell-range-address="Source.Y2:Source.Y51" chart:label-cell-address="Source.Y1:Source.Y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Insert(EnumSet&lt;int&gt;) </text:p>
                <draw:g>
                  <svg:desc>Source.V1:Source.V1</svg:desc>
                </draw:g>
              </table:table-cell>
              <table:table-cell office:value-type="string">
                <text:p>randomInsert(std::set&lt;int&gt;) </text:p>
                <draw:g>
                  <svg:desc>Source.W1:Source.W1</svg:desc>
                </draw:g>
              </table:table-cell>
              <table:table-cell office:value-type="string">
                <text:p>randomInsert(std::map&lt;int, bool&gt;) </text:p>
                <draw:g>
                  <svg:desc>Source.X1:Source.X1</svg:desc>
                </draw:g>
              </table:table-cell>
              <table:table-cell office:value-type="string">
                <text:p>randomInsert(std::bitset&lt;5000&gt;) </text:p>
                <draw:g>
                  <svg:desc>Source.Y1:Source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1">
                <text:p>0.0000001</text:p>
                <draw:g>
                  <svg:desc>Source.V2:Source.V51</svg:desc>
                </draw:g>
              </table:table-cell>
              <table:table-cell office:value-type="float" office:value="0.0000011">
                <text:p>0.0000011</text:p>
                <draw:g>
                  <svg:desc>Source.W2:Source.W51</svg:desc>
                </draw:g>
              </table:table-cell>
              <table:table-cell office:value-type="float" office:value="0.0000009">
                <text:p>0.0000009</text:p>
                <draw:g>
                  <svg:desc>Source.X2:Source.X51</svg:desc>
                </draw:g>
              </table:table-cell>
              <table:table-cell office:value-type="float" office:value="0">
                <text:p>0</text:p>
                <draw:g>
                  <svg:desc>Source.Y2:Source.Y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261">
                <text:p>0.000026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031">
                <text:p>0.000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449">
                <text:p>0.000044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69">
                <text:p>0.0000069</text:p>
              </table:table-cell>
              <table:table-cell office:value-type="float" office:value="0.0000531">
                <text:p>0.000053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59">
                <text:p>0.0000059</text:p>
              </table:table-cell>
              <table:table-cell office:value-type="float" office:value="0.0000619">
                <text:p>0.0000619</text:p>
              </table:table-cell>
              <table:table-cell office:value-type="float" office:value="0.0000039">
                <text:p>0.000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719">
                <text:p>0.0000719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051">
                <text:p>0.000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1029">
                <text:p>0.0001029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11">
                <text:p>0.00011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0049">
                <text:p>0.000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1321">
                <text:p>0.0001321</text:p>
              </table:table-cell>
              <table:table-cell office:value-type="float" office:value="0.0000069">
                <text:p>0.0000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529">
                <text:p>0.0001529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71">
                <text:p>0.0000171</text:p>
              </table:table-cell>
              <table:table-cell office:value-type="float" office:value="0.0001619">
                <text:p>0.0001619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751">
                <text:p>0.0001751</text:p>
              </table:table-cell>
              <table:table-cell office:value-type="float" office:value="0.0000091">
                <text:p>0.000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89">
                <text:p>0.0000189</text:p>
              </table:table-cell>
              <table:table-cell office:value-type="float" office:value="0.0001861">
                <text:p>0.0001861</text:p>
              </table:table-cell>
              <table:table-cell office:value-type="float" office:value="0.0000091">
                <text:p>0.000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99">
                <text:p>0.0000199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0101">
                <text:p>0.000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2199">
                <text:p>0.000219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241">
                <text:p>0.000241</text:p>
              </table:table-cell>
              <table:table-cell office:value-type="float" office:value="0.000012">
                <text:p>0.0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2489">
                <text:p>0.000248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26">
                <text:p>0.00026</text:p>
              </table:table-cell>
              <table:table-cell office:value-type="float" office:value="0.0000121">
                <text:p>0.0000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2791">
                <text:p>0.0002791</text:p>
              </table:table-cell>
              <table:table-cell office:value-type="float" office:value="0.0000131">
                <text:p>0.00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2881">
                <text:p>0.0002881</text:p>
              </table:table-cell>
              <table:table-cell office:value-type="float" office:value="0.0000129">
                <text:p>0.000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2939">
                <text:p>0.0002939</text:p>
              </table:table-cell>
              <table:table-cell office:value-type="float" office:value="0.0000131">
                <text:p>0.00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281">
                <text:p>0.0000281</text:p>
              </table:table-cell>
              <table:table-cell office:value-type="float" office:value="0.0003119">
                <text:p>0.0003119</text:p>
              </table:table-cell>
              <table:table-cell office:value-type="float" office:value="0.000014">
                <text:p>0.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3">
                <text:p>0.00003</text:p>
              </table:table-cell>
              <table:table-cell office:value-type="float" office:value="0.0003229">
                <text:p>0.0003229</text:p>
              </table:table-cell>
              <table:table-cell office:value-type="float" office:value="0.0000141">
                <text:p>0.0000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439">
                <text:p>0.0000439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0161">
                <text:p>0.0000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399">
                <text:p>0.0003399</text:p>
              </table:table-cell>
              <table:table-cell office:value-type="float" office:value="0.0000139">
                <text:p>0.0000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016">
                <text:p>0.00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309">
                <text:p>0.0000309</text:p>
              </table:table-cell>
              <table:table-cell office:value-type="float" office:value="0.0003619">
                <text:p>0.0003619</text:p>
              </table:table-cell>
              <table:table-cell office:value-type="float" office:value="0.0000169">
                <text:p>0.0000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383">
                <text:p>0.000383</text:p>
              </table:table-cell>
              <table:table-cell office:value-type="float" office:value="0.0000171">
                <text:p>0.0000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3891">
                <text:p>0.0003891</text:p>
              </table:table-cell>
              <table:table-cell office:value-type="float" office:value="0.0000179">
                <text:p>0.0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0179">
                <text:p>0.0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391">
                <text:p>0.0000391</text:p>
              </table:table-cell>
              <table:table-cell office:value-type="float" office:value="0.000415">
                <text:p>0.000415</text:p>
              </table:table-cell>
              <table:table-cell office:value-type="float" office:value="0.000019">
                <text:p>0.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429">
                <text:p>0.0000429</text:p>
              </table:table-cell>
              <table:table-cell office:value-type="float" office:value="0.00043">
                <text:p>0.00043</text:p>
              </table:table-cell>
              <table:table-cell office:value-type="float" office:value="0.000019">
                <text:p>0.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349">
                <text:p>0.0000349</text:p>
              </table:table-cell>
              <table:table-cell office:value-type="float" office:value="0.0004479">
                <text:p>0.0004479</text:p>
              </table:table-cell>
              <table:table-cell office:value-type="float" office:value="0.0000191">
                <text:p>0.0000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589">
                <text:p>0.0000589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021">
                <text:p>0.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361">
                <text:p>0.0000361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021">
                <text:p>0.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421">
                <text:p>0.0000421</text:p>
              </table:table-cell>
              <table:table-cell office:value-type="float" office:value="0.000478">
                <text:p>0.000478</text:p>
              </table:table-cell>
              <table:table-cell office:value-type="float" office:value="0.000022">
                <text:p>0.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4919">
                <text:p>0.0004919</text:p>
              </table:table-cell>
              <table:table-cell office:value-type="float" office:value="0.000022">
                <text:p>0.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491">
                <text:p>0.0000491</text:p>
              </table:table-cell>
              <table:table-cell office:value-type="float" office:value="0.0004999">
                <text:p>0.0004999</text:p>
              </table:table-cell>
              <table:table-cell office:value-type="float" office:value="0.000022">
                <text:p>0.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459">
                <text:p>0.0000459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023">
                <text:p>0.00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441">
                <text:p>0.0000441</text:p>
              </table:table-cell>
              <table:table-cell office:value-type="float" office:value="0.000526">
                <text:p>0.000526</text:p>
              </table:table-cell>
              <table:table-cell office:value-type="float" office:value="0.0000221">
                <text:p>0.0000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5351">
                <text:p>0.0005351</text:p>
              </table:table-cell>
              <table:table-cell office:value-type="float" office:value="0.0000211">
                <text:p>0.00002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15.571cm" svg:y="2.597cm" style:legend-expansion="high" chart:style-name="ch2"/>
        <chart:plot-area chart:style-name="ch3" table:cell-range-address="Source.A2:Source.A51 Source.N1:Source.Q51" chart:data-source-has-labels="both" svg:x="0.894cm" svg:y="0.715cm" svg:width="13.789cm" svg:height="6.006cm">
          <chartooo:coordinate-region svg:x="1.621cm" svg:y="0.915cm" svg:width="12.949cm" svg:height="4.761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N2:Source.N51" chart:label-cell-address="Source.N1:Source.N1" chart:class="chart:line">
            <chart:data-point chart:repeated="50"/>
          </chart:series>
          <chart:series chart:style-name="ch7" chart:values-cell-range-address="Source.O2:Source.O51" chart:label-cell-address="Source.O1:Source.O1" chart:class="chart:line">
            <chart:data-point chart:repeated="50"/>
          </chart:series>
          <chart:series chart:style-name="ch8" chart:values-cell-range-address="Source.P2:Source.P51" chart:label-cell-address="Source.P1:Source.P1" chart:class="chart:line">
            <chart:data-point chart:repeated="50"/>
          </chart:series>
          <chart:series chart:style-name="ch9" chart:values-cell-range-address="Source.Q2:Source.Q51" chart:label-cell-address="Source.Q1:Source.Q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Insert(EnumSet&lt;int&gt;) </text:p>
                <draw:g>
                  <svg:desc>Source.N1:Source.N1</svg:desc>
                </draw:g>
              </table:table-cell>
              <table:table-cell office:value-type="string">
                <text:p>orderedInsert(std::set&lt;int&gt;) </text:p>
                <draw:g>
                  <svg:desc>Source.O1:Source.O1</svg:desc>
                </draw:g>
              </table:table-cell>
              <table:table-cell office:value-type="string">
                <text:p>orderedInsert(std::map&lt;int, bool&gt;) </text:p>
                <draw:g>
                  <svg:desc>Source.P1:Source.P1</svg:desc>
                </draw:g>
              </table:table-cell>
              <table:table-cell office:value-type="string">
                <text:p>orderedInsert(std::bitset&lt;5000&gt;) </text:p>
                <draw:g>
                  <svg:desc>Source.Q1:Source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518">
                <text:p>0.0000518</text:p>
                <draw:g>
                  <svg:desc>Source.N2:Source.N51</svg:desc>
                </draw:g>
              </table:table-cell>
              <table:table-cell office:value-type="float" office:value="0.0000474">
                <text:p>0.0000474</text:p>
                <draw:g>
                  <svg:desc>Source.O2:Source.O51</svg:desc>
                </draw:g>
              </table:table-cell>
              <table:table-cell office:value-type="float" office:value="0.0001094">
                <text:p>0.0001094</text:p>
                <draw:g>
                  <svg:desc>Source.P2:Source.P51</svg:desc>
                </draw:g>
              </table:table-cell>
              <table:table-cell office:value-type="float" office:value="0">
                <text:p>0</text:p>
                <draw:g>
                  <svg:desc>Source.Q2:Source.Q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3752">
                <text:p>0.0003752</text:p>
              </table:table-cell>
              <table:table-cell office:value-type="float" office:value="0.0012249">
                <text:p>0.0012249</text:p>
              </table:table-cell>
              <table:table-cell office:value-type="float" office:value="0.0010722">
                <text:p>0.0010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7878">
                <text:p>0.0007878</text:p>
              </table:table-cell>
              <table:table-cell office:value-type="float" office:value="0.002945">
                <text:p>0.002945</text:p>
              </table:table-cell>
              <table:table-cell office:value-type="float" office:value="0.0029766">
                <text:p>0.0029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14442">
                <text:p>0.0014442</text:p>
              </table:table-cell>
              <table:table-cell office:value-type="float" office:value="0.0055633">
                <text:p>0.0055633</text:p>
              </table:table-cell>
              <table:table-cell office:value-type="float" office:value="0.0058588">
                <text:p>0.0058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353">
                <text:p>0.002353</text:p>
              </table:table-cell>
              <table:table-cell office:value-type="float" office:value="0.0090827">
                <text:p>0.0090827</text:p>
              </table:table-cell>
              <table:table-cell office:value-type="float" office:value="0.0098113">
                <text:p>0.00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5978">
                <text:p>0.0035978</text:p>
              </table:table-cell>
              <table:table-cell office:value-type="float" office:value="0.0135202">
                <text:p>0.0135202</text:p>
              </table:table-cell>
              <table:table-cell office:value-type="float" office:value="0.0146582">
                <text:p>0.014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5225">
                <text:p>0.005225</text:p>
              </table:table-cell>
              <table:table-cell office:value-type="float" office:value="0.0188386">
                <text:p>0.0188386</text:p>
              </table:table-cell>
              <table:table-cell office:value-type="float" office:value="0.0204919">
                <text:p>0.0204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72781">
                <text:p>0.0072781</text:p>
              </table:table-cell>
              <table:table-cell office:value-type="float" office:value="0.0250936">
                <text:p>0.0250936</text:p>
              </table:table-cell>
              <table:table-cell office:value-type="float" office:value="0.0273546">
                <text:p>0.0273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9756">
                <text:p>0.009756</text:p>
              </table:table-cell>
              <table:table-cell office:value-type="float" office:value="0.032285">
                <text:p>0.032285</text:p>
              </table:table-cell>
              <table:table-cell office:value-type="float" office:value="0.0353645">
                <text:p>0.0353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127331">
                <text:p>0.0127331</text:p>
              </table:table-cell>
              <table:table-cell office:value-type="float" office:value="0.0404268">
                <text:p>0.0404268</text:p>
              </table:table-cell>
              <table:table-cell office:value-type="float" office:value="0.0443382">
                <text:p>0.044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6192">
                <text:p>0.016192</text:p>
              </table:table-cell>
              <table:table-cell office:value-type="float" office:value="0.0495163">
                <text:p>0.0495163</text:p>
              </table:table-cell>
              <table:table-cell office:value-type="float" office:value="0.0543418">
                <text:p>0.054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202074">
                <text:p>0.0202074</text:p>
              </table:table-cell>
              <table:table-cell office:value-type="float" office:value="0.0595828">
                <text:p>0.0595828</text:p>
              </table:table-cell>
              <table:table-cell office:value-type="float" office:value="0.0653906">
                <text:p>0.065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247468">
                <text:p>0.0247468</text:p>
              </table:table-cell>
              <table:table-cell office:value-type="float" office:value="0.0705886">
                <text:p>0.0705886</text:p>
              </table:table-cell>
              <table:table-cell office:value-type="float" office:value="0.0775941">
                <text:p>0.077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29919">
                <text:p>0.029919</text:p>
              </table:table-cell>
              <table:table-cell office:value-type="float" office:value="0.0825734">
                <text:p>0.0825734</text:p>
              </table:table-cell>
              <table:table-cell office:value-type="float" office:value="0.0906414">
                <text:p>0.0906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356542">
                <text:p>0.0356542</text:p>
              </table:table-cell>
              <table:table-cell office:value-type="float" office:value="0.0955071">
                <text:p>0.0955071</text:p>
              </table:table-cell>
              <table:table-cell office:value-type="float" office:value="0.1046536">
                <text:p>0.1046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420351">
                <text:p>0.0420351</text:p>
              </table:table-cell>
              <table:table-cell office:value-type="float" office:value="0.1094659">
                <text:p>0.1094659</text:p>
              </table:table-cell>
              <table:table-cell office:value-type="float" office:value="0.1195962">
                <text:p>0.119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490554">
                <text:p>0.0490554</text:p>
              </table:table-cell>
              <table:table-cell office:value-type="float" office:value="0.1243569">
                <text:p>0.1243569</text:p>
              </table:table-cell>
              <table:table-cell office:value-type="float" office:value="0.135997">
                <text:p>0.13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567922">
                <text:p>0.0567922</text:p>
              </table:table-cell>
              <table:table-cell office:value-type="float" office:value="0.1401094">
                <text:p>0.1401094</text:p>
              </table:table-cell>
              <table:table-cell office:value-type="float" office:value="0.1535004">
                <text:p>0.1535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652294">
                <text:p>0.0652294</text:p>
              </table:table-cell>
              <table:table-cell office:value-type="float" office:value="0.156921">
                <text:p>0.156921</text:p>
              </table:table-cell>
              <table:table-cell office:value-type="float" office:value="0.1718476">
                <text:p>0.1718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744489">
                <text:p>0.0744489</text:p>
              </table:table-cell>
              <table:table-cell office:value-type="float" office:value="0.1747596">
                <text:p>0.1747596</text:p>
              </table:table-cell>
              <table:table-cell office:value-type="float" office:value="0.1912977">
                <text:p>0.191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43984">
                <text:p>0.0843984</text:p>
              </table:table-cell>
              <table:table-cell office:value-type="float" office:value="0.1935385">
                <text:p>0.1935385</text:p>
              </table:table-cell>
              <table:table-cell office:value-type="float" office:value="0.2123246">
                <text:p>0.212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951609">
                <text:p>0.0951609</text:p>
              </table:table-cell>
              <table:table-cell office:value-type="float" office:value="0.2133363">
                <text:p>0.2133363</text:p>
              </table:table-cell>
              <table:table-cell office:value-type="float" office:value="0.2342608">
                <text:p>0.234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068267">
                <text:p>0.1068267</text:p>
              </table:table-cell>
              <table:table-cell office:value-type="float" office:value="0.2340787">
                <text:p>0.2340787</text:p>
              </table:table-cell>
              <table:table-cell office:value-type="float" office:value="0.2572475">
                <text:p>0.257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192781">
                <text:p>0.1192781</text:p>
              </table:table-cell>
              <table:table-cell office:value-type="float" office:value="0.2558266">
                <text:p>0.2558266</text:p>
              </table:table-cell>
              <table:table-cell office:value-type="float" office:value="0.2818499">
                <text:p>0.2818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1325866">
                <text:p>0.1325866</text:p>
              </table:table-cell>
              <table:table-cell office:value-type="float" office:value="0.2786273">
                <text:p>0.2786273</text:p>
              </table:table-cell>
              <table:table-cell office:value-type="float" office:value="0.3074798">
                <text:p>0.307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468974">
                <text:p>0.1468974</text:p>
              </table:table-cell>
              <table:table-cell office:value-type="float" office:value="0.3024966">
                <text:p>0.3024966</text:p>
              </table:table-cell>
              <table:table-cell office:value-type="float" office:value="0.3340936">
                <text:p>0.3340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621591">
                <text:p>0.1621591</text:p>
              </table:table-cell>
              <table:table-cell office:value-type="float" office:value="0.3273474">
                <text:p>0.3273474</text:p>
              </table:table-cell>
              <table:table-cell office:value-type="float" office:value="0.3612275">
                <text:p>0.361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784356">
                <text:p>0.1784356</text:p>
              </table:table-cell>
              <table:table-cell office:value-type="float" office:value="0.3533423">
                <text:p>0.3533423</text:p>
              </table:table-cell>
              <table:table-cell office:value-type="float" office:value="0.3891217">
                <text:p>0.389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961425">
                <text:p>0.1961425</text:p>
              </table:table-cell>
              <table:table-cell office:value-type="float" office:value="0.3802397">
                <text:p>0.3802397</text:p>
              </table:table-cell>
              <table:table-cell office:value-type="float" office:value="0.4187198">
                <text:p>0.418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2144106">
                <text:p>0.2144106</text:p>
              </table:table-cell>
              <table:table-cell office:value-type="float" office:value="0.4080957">
                <text:p>0.4080957</text:p>
              </table:table-cell>
              <table:table-cell office:value-type="float" office:value="0.450891">
                <text:p>0.450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337345">
                <text:p>0.2337345</text:p>
              </table:table-cell>
              <table:table-cell office:value-type="float" office:value="0.4368539">
                <text:p>0.4368539</text:p>
              </table:table-cell>
              <table:table-cell office:value-type="float" office:value="0.4830503">
                <text:p>0.483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2541812">
                <text:p>0.2541812</text:p>
              </table:table-cell>
              <table:table-cell office:value-type="float" office:value="0.4666139">
                <text:p>0.4666139</text:p>
              </table:table-cell>
              <table:table-cell office:value-type="float" office:value="0.5157448">
                <text:p>0.5157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2760311">
                <text:p>0.2760311</text:p>
              </table:table-cell>
              <table:table-cell office:value-type="float" office:value="0.4973513">
                <text:p>0.4973513</text:p>
              </table:table-cell>
              <table:table-cell office:value-type="float" office:value="0.5500941">
                <text:p>0.550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298759">
                <text:p>0.298759</text:p>
              </table:table-cell>
              <table:table-cell office:value-type="float" office:value="0.5290212">
                <text:p>0.5290212</text:p>
              </table:table-cell>
              <table:table-cell office:value-type="float" office:value="0.5882462">
                <text:p>0.588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322367">
                <text:p>0.322367</text:p>
              </table:table-cell>
              <table:table-cell office:value-type="float" office:value="0.5618891">
                <text:p>0.5618891</text:p>
              </table:table-cell>
              <table:table-cell office:value-type="float" office:value="0.6240104">
                <text:p>0.624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3472532">
                <text:p>0.3472532</text:p>
              </table:table-cell>
              <table:table-cell office:value-type="float" office:value="0.595969">
                <text:p>0.595969</text:p>
              </table:table-cell>
              <table:table-cell office:value-type="float" office:value="0.6618779">
                <text:p>0.6618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3733035">
                <text:p>0.3733035</text:p>
              </table:table-cell>
              <table:table-cell office:value-type="float" office:value="0.6308465">
                <text:p>0.6308465</text:p>
              </table:table-cell>
              <table:table-cell office:value-type="float" office:value="0.701488">
                <text:p>0.70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4006995">
                <text:p>0.4006995</text:p>
              </table:table-cell>
              <table:table-cell office:value-type="float" office:value="0.6667883">
                <text:p>0.6667883</text:p>
              </table:table-cell>
              <table:table-cell office:value-type="float" office:value="0.7420084">
                <text:p>0.742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430435">
                <text:p>0.430435</text:p>
              </table:table-cell>
              <table:table-cell office:value-type="float" office:value="0.7038395">
                <text:p>0.7038395</text:p>
              </table:table-cell>
              <table:table-cell office:value-type="float" office:value="0.7829861">
                <text:p>0.7829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460895">
                <text:p>0.460895</text:p>
              </table:table-cell>
              <table:table-cell office:value-type="float" office:value="0.7419257">
                <text:p>0.7419257</text:p>
              </table:table-cell>
              <table:table-cell office:value-type="float" office:value="0.8259298">
                <text:p>0.825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921845">
                <text:p>0.4921845</text:p>
              </table:table-cell>
              <table:table-cell office:value-type="float" office:value="0.780917">
                <text:p>0.780917</text:p>
              </table:table-cell>
              <table:table-cell office:value-type="float" office:value="0.8707829">
                <text:p>0.8707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5249934">
                <text:p>0.5249934</text:p>
              </table:table-cell>
              <table:table-cell office:value-type="float" office:value="0.8208253">
                <text:p>0.8208253</text:p>
              </table:table-cell>
              <table:table-cell office:value-type="float" office:value="0.9169375">
                <text:p>0.916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5599011">
                <text:p>0.5599011</text:p>
              </table:table-cell>
              <table:table-cell office:value-type="float" office:value="0.8616469">
                <text:p>0.8616469</text:p>
              </table:table-cell>
              <table:table-cell office:value-type="float" office:value="0.9633682">
                <text:p>0.963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5954465">
                <text:p>0.5954465</text:p>
              </table:table-cell>
              <table:table-cell office:value-type="float" office:value="0.9038519">
                <text:p>0.9038519</text:p>
              </table:table-cell>
              <table:table-cell office:value-type="float" office:value="1.016165">
                <text:p>1.01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6326916">
                <text:p>0.6326916</text:p>
              </table:table-cell>
              <table:table-cell office:value-type="float" office:value="0.9473153">
                <text:p>0.9473153</text:p>
              </table:table-cell>
              <table:table-cell office:value-type="float" office:value="1.0715753">
                <text:p>1.0715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6716543">
                <text:p>0.6716543</text:p>
              </table:table-cell>
              <table:table-cell office:value-type="float" office:value="0.991402">
                <text:p>0.991402</text:p>
              </table:table-cell>
              <table:table-cell office:value-type="float" office:value="1.1276803">
                <text:p>1.1276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7120582">
                <text:p>0.7120582</text:p>
              </table:table-cell>
              <table:table-cell office:value-type="float" office:value="1.0363687">
                <text:p>1.0363687</text:p>
              </table:table-cell>
              <table:table-cell office:value-type="float" office:value="1.1796618">
                <text:p>1.1796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7542761">
                <text:p>0.7542761</text:p>
              </table:table-cell>
              <table:table-cell office:value-type="float" office:value="1.0830192">
                <text:p>1.0830192</text:p>
              </table:table-cell>
              <table:table-cell office:value-type="float" office:value="1.2380202">
                <text:p>1.238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7988739">
                <text:p>0.7988739</text:p>
              </table:table-cell>
              <table:table-cell office:value-type="float" office:value="1.1304362">
                <text:p>1.1304362</text:p>
              </table:table-cell>
              <table:table-cell office:value-type="float" office:value="1.2985629">
                <text:p>1.2985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8443139">
                <text:p>0.8443139</text:p>
              </table:table-cell>
              <table:table-cell office:value-type="float" office:value="1.1789392">
                <text:p>1.1789392</text:p>
              </table:table-cell>
              <table:table-cell office:value-type="float" office:value="1.3575188">
                <text:p>1.35751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07cm" svg:height="7.286cm" xlink:href=".." xlink:type="simple" chart:class="chart:line" chart:style-name="ch1">
        <chart:legend chart:legend-position="end" svg:x="9.436cm" svg:y="0.605cm" style:legend-expansion="high" chart:style-name="ch2"/>
        <chart:plot-area chart:style-name="ch3" table:cell-range-address="Source.A2:Source.Y51 Source.B1:Source.Y1" chart:data-source-has-labels="both" svg:x="0.894cm" svg:y="0.715cm" svg:width="7.654cm" svg:height="6.006cm">
          <chartooo:coordinate-region svg:x="1.727cm" svg:y="0.915cm" svg:width="6.581cm" svg:height="5.315cm"/>
          <chart:axis chart:dimension="x" chart:name="primary-x" chart:style-name="ch4" chartooo:axis-type="auto">
            <chartooo:date-scale/>
            <chart:categories table:cell-range-address="Source.A2:Source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urce.B2:Source.B51" chart:label-cell-address="Source.B1:Source.B1" chart:class="chart:line">
            <chart:data-point chart:repeated="50"/>
          </chart:series>
          <chart:series chart:style-name="ch7" chart:values-cell-range-address="Source.C2:Source.C51" chart:label-cell-address="Source.C1:Source.C1" chart:class="chart:line">
            <chart:data-point chart:repeated="50"/>
          </chart:series>
          <chart:series chart:style-name="ch8" chart:values-cell-range-address="Source.D2:Source.D51" chart:label-cell-address="Source.D1:Source.D1" chart:class="chart:line">
            <chart:data-point chart:repeated="50"/>
          </chart:series>
          <chart:series chart:style-name="ch9" chart:values-cell-range-address="Source.E2:Source.E51" chart:label-cell-address="Source.E1:Source.E1" chart:class="chart:line">
            <chart:data-point chart:repeated="50"/>
          </chart:series>
          <chart:series chart:style-name="ch10" chart:values-cell-range-address="Source.F2:Source.F51" chart:label-cell-address="Source.F1:Source.F1" chart:class="chart:line">
            <chart:data-point chart:repeated="50"/>
          </chart:series>
          <chart:series chart:style-name="ch11" chart:values-cell-range-address="Source.G2:Source.G51" chart:label-cell-address="Source.G1:Source.G1" chart:class="chart:line">
            <chart:data-point chart:repeated="50"/>
          </chart:series>
          <chart:series chart:style-name="ch12" chart:values-cell-range-address="Source.H2:Source.H51" chart:label-cell-address="Source.H1:Source.H1" chart:class="chart:line">
            <chart:data-point chart:repeated="50"/>
          </chart:series>
          <chart:series chart:style-name="ch13" chart:values-cell-range-address="Source.I2:Source.I51" chart:label-cell-address="Source.I1:Source.I1" chart:class="chart:line">
            <chart:data-point chart:repeated="50"/>
          </chart:series>
          <chart:series chart:style-name="ch14" chart:values-cell-range-address="Source.J2:Source.J51" chart:label-cell-address="Source.J1:Source.J1" chart:class="chart:line">
            <chart:data-point chart:repeated="50"/>
          </chart:series>
          <chart:series chart:style-name="ch15" chart:values-cell-range-address="Source.K2:Source.K51" chart:label-cell-address="Source.K1:Source.K1" chart:class="chart:line">
            <chart:data-point chart:repeated="50"/>
          </chart:series>
          <chart:series chart:style-name="ch16" chart:values-cell-range-address="Source.L2:Source.L51" chart:label-cell-address="Source.L1:Source.L1" chart:class="chart:line">
            <chart:data-point chart:repeated="50"/>
          </chart:series>
          <chart:series chart:style-name="ch17" chart:values-cell-range-address="Source.M2:Source.M51" chart:label-cell-address="Source.M1:Source.M1" chart:class="chart:line">
            <chart:data-point chart:repeated="50"/>
          </chart:series>
          <chart:series chart:style-name="ch6" chart:values-cell-range-address="Source.N2:Source.N51" chart:label-cell-address="Source.N1:Source.N1" chart:class="chart:line">
            <chart:data-point chart:repeated="50"/>
          </chart:series>
          <chart:series chart:style-name="ch7" chart:values-cell-range-address="Source.O2:Source.O51" chart:label-cell-address="Source.O1:Source.O1" chart:class="chart:line">
            <chart:data-point chart:repeated="50"/>
          </chart:series>
          <chart:series chart:style-name="ch8" chart:values-cell-range-address="Source.P2:Source.P51" chart:label-cell-address="Source.P1:Source.P1" chart:class="chart:line">
            <chart:data-point chart:repeated="50"/>
          </chart:series>
          <chart:series chart:style-name="ch9" chart:values-cell-range-address="Source.Q2:Source.Q51" chart:label-cell-address="Source.Q1:Source.Q1" chart:class="chart:line">
            <chart:data-point chart:repeated="50"/>
          </chart:series>
          <chart:series chart:style-name="ch10" chart:values-cell-range-address="Source.R2:Source.R51" chart:label-cell-address="Source.R1:Source.R1" chart:class="chart:line">
            <chart:data-point chart:repeated="50"/>
          </chart:series>
          <chart:series chart:style-name="ch11" chart:values-cell-range-address="Source.S2:Source.S51" chart:label-cell-address="Source.S1:Source.S1" chart:class="chart:line">
            <chart:data-point chart:repeated="50"/>
          </chart:series>
          <chart:series chart:style-name="ch12" chart:values-cell-range-address="Source.T2:Source.T51" chart:label-cell-address="Source.T1:Source.T1" chart:class="chart:line">
            <chart:data-point chart:repeated="50"/>
          </chart:series>
          <chart:series chart:style-name="ch13" chart:values-cell-range-address="Source.U2:Source.U51" chart:label-cell-address="Source.U1:Source.U1" chart:class="chart:line">
            <chart:data-point chart:repeated="50"/>
          </chart:series>
          <chart:series chart:style-name="ch14" chart:values-cell-range-address="Source.V2:Source.V51" chart:label-cell-address="Source.V1:Source.V1" chart:class="chart:line">
            <chart:data-point chart:repeated="50"/>
          </chart:series>
          <chart:series chart:style-name="ch15" chart:values-cell-range-address="Source.W2:Source.W51" chart:label-cell-address="Source.W1:Source.W1" chart:class="chart:line">
            <chart:data-point chart:repeated="50"/>
          </chart:series>
          <chart:series chart:style-name="ch16" chart:values-cell-range-address="Source.X2:Source.X51" chart:label-cell-address="Source.X1:Source.X1" chart:class="chart:line">
            <chart:data-point chart:repeated="50"/>
          </chart:series>
          <chart:series chart:style-name="ch17" chart:values-cell-range-address="Source.Y2:Source.Y51" chart:label-cell-address="Source.Y1:Source.Y1" chart:class="chart:line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 </text:p>
                <draw:g>
                  <svg:desc>Source.B1:Source.B1</svg:desc>
                </draw:g>
              </table:table-cell>
              <table:table-cell office:value-type="string">
                <text:p>allocate(std::set&lt;int&gt;) </text:p>
                <draw:g>
                  <svg:desc>Source.C1:Source.C1</svg:desc>
                </draw:g>
              </table:table-cell>
              <table:table-cell office:value-type="string">
                <text:p>allocate(std::map&lt;int, bool&gt;) </text:p>
                <draw:g>
                  <svg:desc>Source.D1:Source.D1</svg:desc>
                </draw:g>
              </table:table-cell>
              <table:table-cell office:value-type="string">
                <text:p>allocate(std::bitset&lt;5000&gt;) </text:p>
                <draw:g>
                  <svg:desc>Source.E1:Source.E1</svg:desc>
                </draw:g>
              </table:table-cell>
              <table:table-cell office:value-type="string">
                <text:p>clear(EnumSet&lt;int&gt;) </text:p>
                <draw:g>
                  <svg:desc>Source.F1:Source.F1</svg:desc>
                </draw:g>
              </table:table-cell>
              <table:table-cell office:value-type="string">
                <text:p>clear(std::set&lt;int&gt;) </text:p>
                <draw:g>
                  <svg:desc>Source.G1:Source.G1</svg:desc>
                </draw:g>
              </table:table-cell>
              <table:table-cell office:value-type="string">
                <text:p>clear(std::map&lt;int, bool&gt;) </text:p>
                <draw:g>
                  <svg:desc>Source.H1:Source.H1</svg:desc>
                </draw:g>
              </table:table-cell>
              <table:table-cell office:value-type="string">
                <text:p>clear(std::bitset&lt;5000&gt;) </text:p>
                <draw:g>
                  <svg:desc>Source.I1:Source.I1</svg:desc>
                </draw:g>
              </table:table-cell>
              <table:table-cell office:value-type="string">
                <text:p>destruct(EnumSet&lt;int&gt;) </text:p>
                <draw:g>
                  <svg:desc>Source.J1:Source.J1</svg:desc>
                </draw:g>
              </table:table-cell>
              <table:table-cell office:value-type="string">
                <text:p>destruct(std::set&lt;int&gt;) </text:p>
                <draw:g>
                  <svg:desc>Source.K1:Source.K1</svg:desc>
                </draw:g>
              </table:table-cell>
              <table:table-cell office:value-type="string">
                <text:p>destruct(std::map&lt;int, bool&gt;) </text:p>
                <draw:g>
                  <svg:desc>Source.L1:Source.L1</svg:desc>
                </draw:g>
              </table:table-cell>
              <table:table-cell office:value-type="string">
                <text:p>destruct(std::bitset&lt;5000&gt;) </text:p>
                <draw:g>
                  <svg:desc>Source.M1:Source.M1</svg:desc>
                </draw:g>
              </table:table-cell>
              <table:table-cell office:value-type="string">
                <text:p>orderedInsert(EnumSet&lt;int&gt;) </text:p>
                <draw:g>
                  <svg:desc>Source.N1:Source.N1</svg:desc>
                </draw:g>
              </table:table-cell>
              <table:table-cell office:value-type="string">
                <text:p>orderedInsert(std::set&lt;int&gt;) </text:p>
                <draw:g>
                  <svg:desc>Source.O1:Source.O1</svg:desc>
                </draw:g>
              </table:table-cell>
              <table:table-cell office:value-type="string">
                <text:p>orderedInsert(std::map&lt;int, bool&gt;) </text:p>
                <draw:g>
                  <svg:desc>Source.P1:Source.P1</svg:desc>
                </draw:g>
              </table:table-cell>
              <table:table-cell office:value-type="string">
                <text:p>orderedInsert(std::bitset&lt;5000&gt;) </text:p>
                <draw:g>
                  <svg:desc>Source.Q1:Source.Q1</svg:desc>
                </draw:g>
              </table:table-cell>
              <table:table-cell office:value-type="string">
                <text:p>randomGet(EnumSet&lt;int&gt;) </text:p>
                <draw:g>
                  <svg:desc>Source.R1:Source.R1</svg:desc>
                </draw:g>
              </table:table-cell>
              <table:table-cell office:value-type="string">
                <text:p>randomGet(std::set&lt;int&gt;) </text:p>
                <draw:g>
                  <svg:desc>Source.S1:Source.S1</svg:desc>
                </draw:g>
              </table:table-cell>
              <table:table-cell office:value-type="string">
                <text:p>randomGet(std::map&lt;int, bool&gt;) </text:p>
                <draw:g>
                  <svg:desc>Source.T1:Source.T1</svg:desc>
                </draw:g>
              </table:table-cell>
              <table:table-cell office:value-type="string">
                <text:p>randomGet(std::bitset&lt;5000&gt;) </text:p>
                <draw:g>
                  <svg:desc>Source.U1:Source.U1</svg:desc>
                </draw:g>
              </table:table-cell>
              <table:table-cell office:value-type="string">
                <text:p>randomInsert(EnumSet&lt;int&gt;) </text:p>
                <draw:g>
                  <svg:desc>Source.V1:Source.V1</svg:desc>
                </draw:g>
              </table:table-cell>
              <table:table-cell office:value-type="string">
                <text:p>randomInsert(std::set&lt;int&gt;) </text:p>
                <draw:g>
                  <svg:desc>Source.W1:Source.W1</svg:desc>
                </draw:g>
              </table:table-cell>
              <table:table-cell office:value-type="string">
                <text:p>randomInsert(std::map&lt;int, bool&gt;) </text:p>
                <draw:g>
                  <svg:desc>Source.X1:Source.X1</svg:desc>
                </draw:g>
              </table:table-cell>
              <table:table-cell office:value-type="string">
                <text:p>randomInsert(std::bitset&lt;5000&gt;) </text:p>
                <draw:g>
                  <svg:desc>Source.Y1:Source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552">
                <text:p>0.0000552</text:p>
                <draw:g>
                  <svg:desc>Source.B2:Source.B51</svg:desc>
                </draw:g>
              </table:table-cell>
              <table:table-cell office:value-type="float" office:value="0.000051">
                <text:p>0.000051</text:p>
                <draw:g>
                  <svg:desc>Source.C2:Source.C51</svg:desc>
                </draw:g>
              </table:table-cell>
              <table:table-cell office:value-type="float" office:value="0.0001516">
                <text:p>0.0001516</text:p>
                <draw:g>
                  <svg:desc>Source.D2:Source.D51</svg:desc>
                </draw:g>
              </table:table-cell>
              <table:table-cell office:value-type="float" office:value="0">
                <text:p>0</text:p>
                <draw:g>
                  <svg:desc>Source.E2:Source.E51</svg:desc>
                </draw:g>
              </table:table-cell>
              <table:table-cell office:value-type="float" office:value="0.0000001">
                <text:p>0.0000001</text:p>
                <draw:g>
                  <svg:desc>Source.F2:Source.F51</svg:desc>
                </draw:g>
              </table:table-cell>
              <table:table-cell office:value-type="float" office:value="0.000001">
                <text:p>0.000001</text:p>
                <draw:g>
                  <svg:desc>Source.G2:Source.G51</svg:desc>
                </draw:g>
              </table:table-cell>
              <table:table-cell office:value-type="float" office:value="0.0000009">
                <text:p>0.0000009</text:p>
                <draw:g>
                  <svg:desc>Source.H2:Source.H51</svg:desc>
                </draw:g>
              </table:table-cell>
              <table:table-cell office:value-type="float" office:value="0">
                <text:p>0</text:p>
                <draw:g>
                  <svg:desc>Source.I2:Source.I51</svg:desc>
                </draw:g>
              </table:table-cell>
              <table:table-cell office:value-type="float" office:value="0.0000601">
                <text:p>0.0000601</text:p>
                <draw:g>
                  <svg:desc>Source.J2:Source.J51</svg:desc>
                </draw:g>
              </table:table-cell>
              <table:table-cell office:value-type="float" office:value="0.0000697">
                <text:p>0.0000697</text:p>
                <draw:g>
                  <svg:desc>Source.K2:Source.K51</svg:desc>
                </draw:g>
              </table:table-cell>
              <table:table-cell office:value-type="float" office:value="0.0001462">
                <text:p>0.0001462</text:p>
                <draw:g>
                  <svg:desc>Source.L2:Source.L51</svg:desc>
                </draw:g>
              </table:table-cell>
              <table:table-cell office:value-type="float" office:value="0">
                <text:p>0</text:p>
                <draw:g>
                  <svg:desc>Source.M2:Source.M51</svg:desc>
                </draw:g>
              </table:table-cell>
              <table:table-cell office:value-type="float" office:value="0.0000518">
                <text:p>0.0000518</text:p>
                <draw:g>
                  <svg:desc>Source.N2:Source.N51</svg:desc>
                </draw:g>
              </table:table-cell>
              <table:table-cell office:value-type="float" office:value="0.0000474">
                <text:p>0.0000474</text:p>
                <draw:g>
                  <svg:desc>Source.O2:Source.O51</svg:desc>
                </draw:g>
              </table:table-cell>
              <table:table-cell office:value-type="float" office:value="0.0001094">
                <text:p>0.0001094</text:p>
                <draw:g>
                  <svg:desc>Source.P2:Source.P51</svg:desc>
                </draw:g>
              </table:table-cell>
              <table:table-cell office:value-type="float" office:value="0">
                <text:p>0</text:p>
                <draw:g>
                  <svg:desc>Source.Q2:Source.Q51</svg:desc>
                </draw:g>
              </table:table-cell>
              <table:table-cell office:value-type="float" office:value="-0.0000001">
                <text:p>-0.0000001</text:p>
                <draw:g>
                  <svg:desc>Source.R2:Source.R51</svg:desc>
                </draw:g>
              </table:table-cell>
              <table:table-cell office:value-type="float" office:value="0.0000009">
                <text:p>0.0000009</text:p>
                <draw:g>
                  <svg:desc>Source.S2:Source.S51</svg:desc>
                </draw:g>
              </table:table-cell>
              <table:table-cell office:value-type="float" office:value="0.000001">
                <text:p>0.000001</text:p>
                <draw:g>
                  <svg:desc>Source.T2:Source.T51</svg:desc>
                </draw:g>
              </table:table-cell>
              <table:table-cell office:value-type="float" office:value="0">
                <text:p>0</text:p>
                <draw:g>
                  <svg:desc>Source.U2:Source.U51</svg:desc>
                </draw:g>
              </table:table-cell>
              <table:table-cell office:value-type="float" office:value="0.0000001">
                <text:p>0.0000001</text:p>
                <draw:g>
                  <svg:desc>Source.V2:Source.V51</svg:desc>
                </draw:g>
              </table:table-cell>
              <table:table-cell office:value-type="float" office:value="0.0000011">
                <text:p>0.0000011</text:p>
                <draw:g>
                  <svg:desc>Source.W2:Source.W51</svg:desc>
                </draw:g>
              </table:table-cell>
              <table:table-cell office:value-type="float" office:value="0.0000009">
                <text:p>0.0000009</text:p>
                <draw:g>
                  <svg:desc>Source.X2:Source.X51</svg:desc>
                </draw:g>
              </table:table-cell>
              <table:table-cell office:value-type="float" office:value="0">
                <text:p>0</text:p>
                <draw:g>
                  <svg:desc>Source.Y2:Source.Y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016">
                <text:p>0.0001016</text:p>
              </table:table-cell>
              <table:table-cell office:value-type="float" office:value="0.0001082">
                <text:p>0.0001082</text:p>
              </table:table-cell>
              <table:table-cell office:value-type="float" office:value="0.0002558">
                <text:p>0.0002558</text:p>
              </table:table-cell>
              <table:table-cell office:value-type="float" office:value="0">
                <text:p>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049">
                <text:p>0.0000049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01321">
                <text:p>0.0001321</text:p>
              </table:table-cell>
              <table:table-cell office:value-type="float" office:value="0.0003777">
                <text:p>0.0003777</text:p>
              </table:table-cell>
              <table:table-cell office:value-type="float" office:value="0.0004433">
                <text:p>0.0004433</text:p>
              </table:table-cell>
              <table:table-cell office:value-type="float" office:value="0">
                <text:p>0</text:p>
              </table:table-cell>
              <table:table-cell office:value-type="float" office:value="0.0003752">
                <text:p>0.0003752</text:p>
              </table:table-cell>
              <table:table-cell office:value-type="float" office:value="0.0012249">
                <text:p>0.0012249</text:p>
              </table:table-cell>
              <table:table-cell office:value-type="float" office:value="0.0010722">
                <text:p>0.0010722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1">
                <text:p>0.000005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1328">
                <text:p>0.0001328</text:p>
              </table:table-cell>
              <table:table-cell office:value-type="float" office:value="0.0001456">
                <text:p>0.0001456</text:p>
              </table:table-cell>
              <table:table-cell office:value-type="float" office:value="0.0003692">
                <text:p>0.0003692</text:p>
              </table:table-cell>
              <table:table-cell office:value-type="float" office:value="0">
                <text:p>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01744">
                <text:p>0.0001744</text:p>
              </table:table-cell>
              <table:table-cell office:value-type="float" office:value="0.0007399">
                <text:p>0.0007399</text:p>
              </table:table-cell>
              <table:table-cell office:value-type="float" office:value="0.0008722">
                <text:p>0.0008722</text:p>
              </table:table-cell>
              <table:table-cell office:value-type="float" office:value="0">
                <text:p>0</text:p>
              </table:table-cell>
              <table:table-cell office:value-type="float" office:value="0.0007878">
                <text:p>0.0007878</text:p>
              </table:table-cell>
              <table:table-cell office:value-type="float" office:value="0.002945">
                <text:p>0.002945</text:p>
              </table:table-cell>
              <table:table-cell office:value-type="float" office:value="0.0029766">
                <text:p>0.0029766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1697">
                <text:p>0.0001697</text:p>
              </table:table-cell>
              <table:table-cell office:value-type="float" office:value="0.0001899">
                <text:p>0.0001899</text:p>
              </table:table-cell>
              <table:table-cell office:value-type="float" office:value="0.0004821">
                <text:p>0.0004821</text:p>
              </table:table-cell>
              <table:table-cell office:value-type="float" office:value="0">
                <text:p>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79">
                <text:p>0.00000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2178">
                <text:p>0.0002178</text:p>
              </table:table-cell>
              <table:table-cell office:value-type="float" office:value="0.0012702">
                <text:p>0.0012702</text:p>
              </table:table-cell>
              <table:table-cell office:value-type="float" office:value="0.0014864">
                <text:p>0.0014864</text:p>
              </table:table-cell>
              <table:table-cell office:value-type="float" office:value="0">
                <text:p>0</text:p>
              </table:table-cell>
              <table:table-cell office:value-type="float" office:value="0.0014442">
                <text:p>0.0014442</text:p>
              </table:table-cell>
              <table:table-cell office:value-type="float" office:value="0.0055633">
                <text:p>0.0055633</text:p>
              </table:table-cell>
              <table:table-cell office:value-type="float" office:value="0.0058588">
                <text:p>0.0058588</text:p>
              </table:table-cell>
              <table:table-cell office:value-type="float" office:value="0">
                <text:p>0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011">
                <text:p>0.0000011</text:p>
              </table:table-cell>
              <table:table-cell office:value-type="float" office:value="0">
                <text:p>0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261">
                <text:p>0.000026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214">
                <text:p>0.000214</text:p>
              </table:table-cell>
              <table:table-cell office:value-type="float" office:value="0.0002302">
                <text:p>0.0002302</text:p>
              </table:table-cell>
              <table:table-cell office:value-type="float" office:value="0.0005832">
                <text:p>0.0005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">
                <text:p>0.0000099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  <table:table-cell office:value-type="float" office:value="0.0002615">
                <text:p>0.0002615</text:p>
              </table:table-cell>
              <table:table-cell office:value-type="float" office:value="0.0019585">
                <text:p>0.0019585</text:p>
              </table:table-cell>
              <table:table-cell office:value-type="float" office:value="0.0022448">
                <text:p>0.0022448</text:p>
              </table:table-cell>
              <table:table-cell office:value-type="float" office:value="0">
                <text:p>0</text:p>
              </table:table-cell>
              <table:table-cell office:value-type="float" office:value="0.002353">
                <text:p>0.002353</text:p>
              </table:table-cell>
              <table:table-cell office:value-type="float" office:value="0.0090827">
                <text:p>0.0090827</text:p>
              </table:table-cell>
              <table:table-cell office:value-type="float" office:value="0.0098113">
                <text:p>0.0098113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9">
                <text:p>0.000015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031">
                <text:p>0.000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2579">
                <text:p>0.0002579</text:p>
              </table:table-cell>
              <table:table-cell office:value-type="float" office:value="0.0002799">
                <text:p>0.0002799</text:p>
              </table:table-cell>
              <table:table-cell office:value-type="float" office:value="0.0006967">
                <text:p>0.0006967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131">
                <text:p>0.00001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3154">
                <text:p>0.0003154</text:p>
              </table:table-cell>
              <table:table-cell office:value-type="float" office:value="0.0028122">
                <text:p>0.0028122</text:p>
              </table:table-cell>
              <table:table-cell office:value-type="float" office:value="0.0031654">
                <text:p>0.0031654</text:p>
              </table:table-cell>
              <table:table-cell office:value-type="float" office:value="0">
                <text:p>0</text:p>
              </table:table-cell>
              <table:table-cell office:value-type="float" office:value="0.0035978">
                <text:p>0.0035978</text:p>
              </table:table-cell>
              <table:table-cell office:value-type="float" office:value="0.0135202">
                <text:p>0.0135202</text:p>
              </table:table-cell>
              <table:table-cell office:value-type="float" office:value="0.0146582">
                <text:p>0.0146582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09">
                <text:p>0.0000209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449">
                <text:p>0.000044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2956">
                <text:p>0.0002956</text:p>
              </table:table-cell>
              <table:table-cell office:value-type="float" office:value="0.000314">
                <text:p>0.000314</text:p>
              </table:table-cell>
              <table:table-cell office:value-type="float" office:value="0.0008027">
                <text:p>0.0008027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161">
                <text:p>0.0000161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  <table:table-cell office:value-type="float" office:value="0.0003624">
                <text:p>0.0003624</text:p>
              </table:table-cell>
              <table:table-cell office:value-type="float" office:value="0.0038304">
                <text:p>0.0038304</text:p>
              </table:table-cell>
              <table:table-cell office:value-type="float" office:value="0.0042519">
                <text:p>0.0042519</text:p>
              </table:table-cell>
              <table:table-cell office:value-type="float" office:value="0">
                <text:p>0</text:p>
              </table:table-cell>
              <table:table-cell office:value-type="float" office:value="0.005225">
                <text:p>0.005225</text:p>
              </table:table-cell>
              <table:table-cell office:value-type="float" office:value="0.0188386">
                <text:p>0.0188386</text:p>
              </table:table-cell>
              <table:table-cell office:value-type="float" office:value="0.0204919">
                <text:p>0.0204919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19">
                <text:p>0.0000019</text:p>
              </table:table-cell>
              <table:table-cell office:value-type="float" office:value="0">
                <text:p>0</text:p>
              </table:table-cell>
              <table:table-cell office:value-type="float" office:value="0.0000069">
                <text:p>0.0000069</text:p>
              </table:table-cell>
              <table:table-cell office:value-type="float" office:value="0.0000531">
                <text:p>0.0000531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3303">
                <text:p>0.0003303</text:p>
              </table:table-cell>
              <table:table-cell office:value-type="float" office:value="0.0003547">
                <text:p>0.0003547</text:p>
              </table:table-cell>
              <table:table-cell office:value-type="float" office:value="0.0009177">
                <text:p>0.0009177</text:p>
              </table:table-cell>
              <table:table-cell office:value-type="float" office:value="0">
                <text:p>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  <table:table-cell office:value-type="float" office:value="0.0004072">
                <text:p>0.0004072</text:p>
              </table:table-cell>
              <table:table-cell office:value-type="float" office:value="0.0050218">
                <text:p>0.0050218</text:p>
              </table:table-cell>
              <table:table-cell office:value-type="float" office:value="0.0055074">
                <text:p>0.0055074</text:p>
              </table:table-cell>
              <table:table-cell office:value-type="float" office:value="0">
                <text:p>0</text:p>
              </table:table-cell>
              <table:table-cell office:value-type="float" office:value="0.0072781">
                <text:p>0.0072781</text:p>
              </table:table-cell>
              <table:table-cell office:value-type="float" office:value="0.0250936">
                <text:p>0.0250936</text:p>
              </table:table-cell>
              <table:table-cell office:value-type="float" office:value="0.0273546">
                <text:p>0.0273546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319">
                <text:p>0.0000319</text:p>
              </table:table-cell>
              <table:table-cell office:value-type="float" office:value="0.0000019">
                <text:p>0.0000019</text:p>
              </table:table-cell>
              <table:table-cell office:value-type="float" office:value="0">
                <text:p>0</text:p>
              </table:table-cell>
              <table:table-cell office:value-type="float" office:value="0.0000059">
                <text:p>0.0000059</text:p>
              </table:table-cell>
              <table:table-cell office:value-type="float" office:value="0.0000619">
                <text:p>0.0000619</text:p>
              </table:table-cell>
              <table:table-cell office:value-type="float" office:value="0.0000039">
                <text:p>0.000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3621">
                <text:p>0.0003621</text:p>
              </table:table-cell>
              <table:table-cell office:value-type="float" office:value="0.0003949">
                <text:p>0.0003949</text:p>
              </table:table-cell>
              <table:table-cell office:value-type="float" office:value="0.0010282">
                <text:p>0.0010282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01">
                <text:p>0.0000201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  <table:table-cell office:value-type="float" office:value="0.000458">
                <text:p>0.000458</text:p>
              </table:table-cell>
              <table:table-cell office:value-type="float" office:value="0.006373">
                <text:p>0.006373</text:p>
              </table:table-cell>
              <table:table-cell office:value-type="float" office:value="0.0069251">
                <text:p>0.0069251</text:p>
              </table:table-cell>
              <table:table-cell office:value-type="float" office:value="0">
                <text:p>0</text:p>
              </table:table-cell>
              <table:table-cell office:value-type="float" office:value="0.009756">
                <text:p>0.009756</text:p>
              </table:table-cell>
              <table:table-cell office:value-type="float" office:value="0.032285">
                <text:p>0.032285</text:p>
              </table:table-cell>
              <table:table-cell office:value-type="float" office:value="0.0353645">
                <text:p>0.0353645</text:p>
              </table:table-cell>
              <table:table-cell office:value-type="float" office:value="0">
                <text:p>0</text:p>
              </table:table-cell>
              <table:table-cell office:value-type="float" office:value="0.0000059">
                <text:p>0.0000059</text:p>
              </table:table-cell>
              <table:table-cell office:value-type="float" office:value="0.0000369">
                <text:p>0.0000369</text:p>
              </table:table-cell>
              <table:table-cell office:value-type="float" office:value="0.0000029">
                <text:p>0.0000029</text:p>
              </table:table-cell>
              <table:table-cell office:value-type="float" office:value="0">
                <text:p>0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719">
                <text:p>0.0000719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4029">
                <text:p>0.0004029</text:p>
              </table:table-cell>
              <table:table-cell office:value-type="float" office:value="0.0004312">
                <text:p>0.0004312</text:p>
              </table:table-cell>
              <table:table-cell office:value-type="float" office:value="0.0011437">
                <text:p>0.0011437</text:p>
              </table:table-cell>
              <table:table-cell office:value-type="float" office:value="0">
                <text:p>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229">
                <text:p>0.00002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5094">
                <text:p>0.0005094</text:p>
              </table:table-cell>
              <table:table-cell office:value-type="float" office:value="0.0078863">
                <text:p>0.0078863</text:p>
              </table:table-cell>
              <table:table-cell office:value-type="float" office:value="0.0084958">
                <text:p>0.0084958</text:p>
              </table:table-cell>
              <table:table-cell office:value-type="float" office:value="0">
                <text:p>0</text:p>
              </table:table-cell>
              <table:table-cell office:value-type="float" office:value="0.0127331">
                <text:p>0.0127331</text:p>
              </table:table-cell>
              <table:table-cell office:value-type="float" office:value="0.0404268">
                <text:p>0.0404268</text:p>
              </table:table-cell>
              <table:table-cell office:value-type="float" office:value="0.0443382">
                <text:p>0.0443382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4844">
                <text:p>0.0004844</text:p>
              </table:table-cell>
              <table:table-cell office:value-type="float" office:value="0.001259">
                <text:p>0.00125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11">
                <text:p>0.0000011</text:p>
              </table:table-cell>
              <table:table-cell office:value-type="float" office:value="0">
                <text:p>0</text:p>
              </table:table-cell>
              <table:table-cell office:value-type="float" office:value="0.0005514">
                <text:p>0.0005514</text:p>
              </table:table-cell>
              <table:table-cell office:value-type="float" office:value="0.0095636">
                <text:p>0.0095636</text:p>
              </table:table-cell>
              <table:table-cell office:value-type="float" office:value="0.0102303">
                <text:p>0.0102303</text:p>
              </table:table-cell>
              <table:table-cell office:value-type="float" office:value="0">
                <text:p>0</text:p>
              </table:table-cell>
              <table:table-cell office:value-type="float" office:value="0.016192">
                <text:p>0.016192</text:p>
              </table:table-cell>
              <table:table-cell office:value-type="float" office:value="0.0495163">
                <text:p>0.0495163</text:p>
              </table:table-cell>
              <table:table-cell office:value-type="float" office:value="0.0543418">
                <text:p>0.0543418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031">
                <text:p>0.0000031</text:p>
              </table:table-cell>
              <table:table-cell office:value-type="float" office:value="0">
                <text:p>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051">
                <text:p>0.000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4867">
                <text:p>0.0004867</text:p>
              </table:table-cell>
              <table:table-cell office:value-type="float" office:value="0.0005307">
                <text:p>0.0005307</text:p>
              </table:table-cell>
              <table:table-cell office:value-type="float" office:value="0.0013625">
                <text:p>0.0013625</text:p>
              </table:table-cell>
              <table:table-cell office:value-type="float" office:value="0">
                <text:p>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28">
                <text:p>0.000028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06042">
                <text:p>0.0006042</text:p>
              </table:table-cell>
              <table:table-cell office:value-type="float" office:value="0.0114171">
                <text:p>0.0114171</text:p>
              </table:table-cell>
              <table:table-cell office:value-type="float" office:value="0.0121279">
                <text:p>0.0121279</text:p>
              </table:table-cell>
              <table:table-cell office:value-type="float" office:value="0">
                <text:p>0</text:p>
              </table:table-cell>
              <table:table-cell office:value-type="float" office:value="0.0202074">
                <text:p>0.0202074</text:p>
              </table:table-cell>
              <table:table-cell office:value-type="float" office:value="0.0595828">
                <text:p>0.0595828</text:p>
              </table:table-cell>
              <table:table-cell office:value-type="float" office:value="0.0653906">
                <text:p>0.0653906</text:p>
              </table:table-cell>
              <table:table-cell office:value-type="float" office:value="0">
                <text:p>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539">
                <text:p>0.000053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1029">
                <text:p>0.0001029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5258">
                <text:p>0.0005258</text:p>
              </table:table-cell>
              <table:table-cell office:value-type="float" office:value="0.0005783">
                <text:p>0.0005783</text:p>
              </table:table-cell>
              <table:table-cell office:value-type="float" office:value="0.0014749">
                <text:p>0.001474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1">
                <text:p>0.000031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06465">
                <text:p>0.0006465</text:p>
              </table:table-cell>
              <table:table-cell office:value-type="float" office:value="0.0134206">
                <text:p>0.0134206</text:p>
              </table:table-cell>
              <table:table-cell office:value-type="float" office:value="0.0141943">
                <text:p>0.0141943</text:p>
              </table:table-cell>
              <table:table-cell office:value-type="float" office:value="0">
                <text:p>0</text:p>
              </table:table-cell>
              <table:table-cell office:value-type="float" office:value="0.0247468">
                <text:p>0.0247468</text:p>
              </table:table-cell>
              <table:table-cell office:value-type="float" office:value="0.0705886">
                <text:p>0.0705886</text:p>
              </table:table-cell>
              <table:table-cell office:value-type="float" office:value="0.0775941">
                <text:p>0.0775941</text:p>
              </table:table-cell>
              <table:table-cell office:value-type="float" office:value="0">
                <text:p>0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579">
                <text:p>0.0000579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11">
                <text:p>0.00011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5692">
                <text:p>0.0005692</text:p>
              </table:table-cell>
              <table:table-cell office:value-type="float" office:value="0.0006198">
                <text:p>0.0006198</text:p>
              </table:table-cell>
              <table:table-cell office:value-type="float" office:value="0.0015927">
                <text:p>0.0015927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31">
                <text:p>0.0000331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06969">
                <text:p>0.0006969</text:p>
              </table:table-cell>
              <table:table-cell office:value-type="float" office:value="0.0155808">
                <text:p>0.0155808</text:p>
              </table:table-cell>
              <table:table-cell office:value-type="float" office:value="0.0164468">
                <text:p>0.0164468</text:p>
              </table:table-cell>
              <table:table-cell office:value-type="float" office:value="0">
                <text:p>0</text:p>
              </table:table-cell>
              <table:table-cell office:value-type="float" office:value="0.029919">
                <text:p>0.029919</text:p>
              </table:table-cell>
              <table:table-cell office:value-type="float" office:value="0.0825734">
                <text:p>0.0825734</text:p>
              </table:table-cell>
              <table:table-cell office:value-type="float" office:value="0.0906414">
                <text:p>0.0906414</text:p>
              </table:table-cell>
              <table:table-cell office:value-type="float" office:value="0">
                <text:p>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649">
                <text:p>0.0000649</text:p>
              </table:table-cell>
              <table:table-cell office:value-type="float" office:value="0.0000039">
                <text:p>0.0000039</text:p>
              </table:table-cell>
              <table:table-cell office:value-type="float" office:value="0">
                <text:p>0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0049">
                <text:p>0.000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6065">
                <text:p>0.0006065</text:p>
              </table:table-cell>
              <table:table-cell office:value-type="float" office:value="0.0006663">
                <text:p>0.0006663</text:p>
              </table:table-cell>
              <table:table-cell office:value-type="float" office:value="0.0017151">
                <text:p>0.0017151</text:p>
              </table:table-cell>
              <table:table-cell office:value-type="float" office:value="0">
                <text:p>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0009">
                <text:p>0.0000009</text:p>
              </table:table-cell>
              <table:table-cell office:value-type="float" office:value="0">
                <text:p>0</text:p>
              </table:table-cell>
              <table:table-cell office:value-type="float" office:value="0.0007519">
                <text:p>0.0007519</text:p>
              </table:table-cell>
              <table:table-cell office:value-type="float" office:value="0.0179196">
                <text:p>0.0179196</text:p>
              </table:table-cell>
              <table:table-cell office:value-type="float" office:value="0.018863">
                <text:p>0.018863</text:p>
              </table:table-cell>
              <table:table-cell office:value-type="float" office:value="0">
                <text:p>0</text:p>
              </table:table-cell>
              <table:table-cell office:value-type="float" office:value="0.0356542">
                <text:p>0.0356542</text:p>
              </table:table-cell>
              <table:table-cell office:value-type="float" office:value="0.0955071">
                <text:p>0.0955071</text:p>
              </table:table-cell>
              <table:table-cell office:value-type="float" office:value="0.1046536">
                <text:p>0.1046536</text:p>
              </table:table-cell>
              <table:table-cell office:value-type="float" office:value="0">
                <text:p>0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1321">
                <text:p>0.0001321</text:p>
              </table:table-cell>
              <table:table-cell office:value-type="float" office:value="0.0000069">
                <text:p>0.0000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6519">
                <text:p>0.0006519</text:p>
              </table:table-cell>
              <table:table-cell office:value-type="float" office:value="0.0007088">
                <text:p>0.0007088</text:p>
              </table:table-cell>
              <table:table-cell office:value-type="float" office:value="0.0018172">
                <text:p>0.0018172</text:p>
              </table:table-cell>
              <table:table-cell office:value-type="float" office:value="0">
                <text:p>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369">
                <text:p>0.000036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8023">
                <text:p>0.0008023</text:p>
              </table:table-cell>
              <table:table-cell office:value-type="float" office:value="0.0204272">
                <text:p>0.0204272</text:p>
              </table:table-cell>
              <table:table-cell office:value-type="float" office:value="0.0214607">
                <text:p>0.0214607</text:p>
              </table:table-cell>
              <table:table-cell office:value-type="float" office:value="0">
                <text:p>0</text:p>
              </table:table-cell>
              <table:table-cell office:value-type="float" office:value="0.0420351">
                <text:p>0.0420351</text:p>
              </table:table-cell>
              <table:table-cell office:value-type="float" office:value="0.1094659">
                <text:p>0.1094659</text:p>
              </table:table-cell>
              <table:table-cell office:value-type="float" office:value="0.1195962">
                <text:p>0.1195962</text:p>
              </table:table-cell>
              <table:table-cell office:value-type="float" office:value="0">
                <text:p>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039">
                <text:p>0.0000039</text:p>
              </table:table-cell>
              <table:table-cell office:value-type="float" office:value="0">
                <text:p>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6781">
                <text:p>0.0006781</text:p>
              </table:table-cell>
              <table:table-cell office:value-type="float" office:value="0.0007593">
                <text:p>0.0007593</text:p>
              </table:table-cell>
              <table:table-cell office:value-type="float" office:value="0.0019375">
                <text:p>0.0019375</text:p>
              </table:table-cell>
              <table:table-cell office:value-type="float" office:value="0">
                <text:p>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409">
                <text:p>0.000040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8511">
                <text:p>0.0008511</text:p>
              </table:table-cell>
              <table:table-cell office:value-type="float" office:value="0.0230895">
                <text:p>0.0230895</text:p>
              </table:table-cell>
              <table:table-cell office:value-type="float" office:value="0.0242406">
                <text:p>0.0242406</text:p>
              </table:table-cell>
              <table:table-cell office:value-type="float" office:value="0">
                <text:p>0</text:p>
              </table:table-cell>
              <table:table-cell office:value-type="float" office:value="0.0490554">
                <text:p>0.0490554</text:p>
              </table:table-cell>
              <table:table-cell office:value-type="float" office:value="0.1243569">
                <text:p>0.1243569</text:p>
              </table:table-cell>
              <table:table-cell office:value-type="float" office:value="0.135997">
                <text:p>0.135997</text:p>
              </table:table-cell>
              <table:table-cell office:value-type="float" office:value="0">
                <text:p>0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821">
                <text:p>0.0000821</text:p>
              </table:table-cell>
              <table:table-cell office:value-type="float" office:value="0.0000049">
                <text:p>0.0000049</text:p>
              </table:table-cell>
              <table:table-cell office:value-type="float" office:value="0">
                <text:p>0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529">
                <text:p>0.0001529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7117">
                <text:p>0.0007117</text:p>
              </table:table-cell>
              <table:table-cell office:value-type="float" office:value="0.0008005">
                <text:p>0.0008005</text:p>
              </table:table-cell>
              <table:table-cell office:value-type="float" office:value="0.0020644">
                <text:p>0.0020644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411">
                <text:p>0.00004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905">
                <text:p>0.000905</text:p>
              </table:table-cell>
              <table:table-cell office:value-type="float" office:value="0.0259196">
                <text:p>0.0259196</text:p>
              </table:table-cell>
              <table:table-cell office:value-type="float" office:value="0.0272245">
                <text:p>0.0272245</text:p>
              </table:table-cell>
              <table:table-cell office:value-type="float" office:value="0">
                <text:p>0</text:p>
              </table:table-cell>
              <table:table-cell office:value-type="float" office:value="0.0567922">
                <text:p>0.0567922</text:p>
              </table:table-cell>
              <table:table-cell office:value-type="float" office:value="0.1401094">
                <text:p>0.1401094</text:p>
              </table:table-cell>
              <table:table-cell office:value-type="float" office:value="0.1535004">
                <text:p>0.1535004</text:p>
              </table:table-cell>
              <table:table-cell office:value-type="float" office:value="0">
                <text:p>0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051">
                <text:p>0.0000051</text:p>
              </table:table-cell>
              <table:table-cell office:value-type="float" office:value="0">
                <text:p>0</text:p>
              </table:table-cell>
              <table:table-cell office:value-type="float" office:value="0.0000171">
                <text:p>0.0000171</text:p>
              </table:table-cell>
              <table:table-cell office:value-type="float" office:value="0.0001619">
                <text:p>0.0001619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7514">
                <text:p>0.0007514</text:p>
              </table:table-cell>
              <table:table-cell office:value-type="float" office:value="0.0008509">
                <text:p>0.0008509</text:p>
              </table:table-cell>
              <table:table-cell office:value-type="float" office:value="0.0021695">
                <text:p>0.0021695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439">
                <text:p>0.000043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9526">
                <text:p>0.0009526</text:p>
              </table:table-cell>
              <table:table-cell office:value-type="float" office:value="0.0289225">
                <text:p>0.0289225</text:p>
              </table:table-cell>
              <table:table-cell office:value-type="float" office:value="0.0303952">
                <text:p>0.0303952</text:p>
              </table:table-cell>
              <table:table-cell office:value-type="float" office:value="0">
                <text:p>0</text:p>
              </table:table-cell>
              <table:table-cell office:value-type="float" office:value="0.0652294">
                <text:p>0.0652294</text:p>
              </table:table-cell>
              <table:table-cell office:value-type="float" office:value="0.156921">
                <text:p>0.156921</text:p>
              </table:table-cell>
              <table:table-cell office:value-type="float" office:value="0.1718476">
                <text:p>0.1718476</text:p>
              </table:table-cell>
              <table:table-cell office:value-type="float" office:value="0">
                <text:p>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751">
                <text:p>0.0001751</text:p>
              </table:table-cell>
              <table:table-cell office:value-type="float" office:value="0.0000091">
                <text:p>0.000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7951">
                <text:p>0.0007951</text:p>
              </table:table-cell>
              <table:table-cell office:value-type="float" office:value="0.0009016">
                <text:p>0.0009016</text:p>
              </table:table-cell>
              <table:table-cell office:value-type="float" office:value="0.00228">
                <text:p>0.00228</text:p>
              </table:table-cell>
              <table:table-cell office:value-type="float" office:value="0">
                <text:p>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48">
                <text:p>0.00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822">
                <text:p>0.0009822</text:p>
              </table:table-cell>
              <table:table-cell office:value-type="float" office:value="0.032104">
                <text:p>0.032104</text:p>
              </table:table-cell>
              <table:table-cell office:value-type="float" office:value="0.0337317">
                <text:p>0.0337317</text:p>
              </table:table-cell>
              <table:table-cell office:value-type="float" office:value="0">
                <text:p>0</text:p>
              </table:table-cell>
              <table:table-cell office:value-type="float" office:value="0.0744489">
                <text:p>0.0744489</text:p>
              </table:table-cell>
              <table:table-cell office:value-type="float" office:value="0.1747596">
                <text:p>0.1747596</text:p>
              </table:table-cell>
              <table:table-cell office:value-type="float" office:value="0.1912977">
                <text:p>0.1912977</text:p>
              </table:table-cell>
              <table:table-cell office:value-type="float" office:value="0">
                <text:p>0</text:p>
              </table:table-cell>
              <table:table-cell office:value-type="float" office:value="0.0000141">
                <text:p>0.0000141</text:p>
              </table:table-cell>
              <table:table-cell office:value-type="float" office:value="0.0001011">
                <text:p>0.0001011</text:p>
              </table:table-cell>
              <table:table-cell office:value-type="float" office:value="0.0000051">
                <text:p>0.0000051</text:p>
              </table:table-cell>
              <table:table-cell office:value-type="float" office:value="0">
                <text:p>0</text:p>
              </table:table-cell>
              <table:table-cell office:value-type="float" office:value="0.0000189">
                <text:p>0.0000189</text:p>
              </table:table-cell>
              <table:table-cell office:value-type="float" office:value="0.0001861">
                <text:p>0.0001861</text:p>
              </table:table-cell>
              <table:table-cell office:value-type="float" office:value="0.0000091">
                <text:p>0.000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8338">
                <text:p>0.0008338</text:p>
              </table:table-cell>
              <table:table-cell office:value-type="float" office:value="0.000949">
                <text:p>0.000949</text:p>
              </table:table-cell>
              <table:table-cell office:value-type="float" office:value="0.0023837">
                <text:p>0.0023837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51">
                <text:p>0.0000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10348">
                <text:p>0.0010348</text:p>
              </table:table-cell>
              <table:table-cell office:value-type="float" office:value="0.0354661">
                <text:p>0.0354661</text:p>
              </table:table-cell>
              <table:table-cell office:value-type="float" office:value="0.0372804">
                <text:p>0.0372804</text:p>
              </table:table-cell>
              <table:table-cell office:value-type="float" office:value="0">
                <text:p>0</text:p>
              </table:table-cell>
              <table:table-cell office:value-type="float" office:value="0.0843984">
                <text:p>0.0843984</text:p>
              </table:table-cell>
              <table:table-cell office:value-type="float" office:value="0.1935385">
                <text:p>0.1935385</text:p>
              </table:table-cell>
              <table:table-cell office:value-type="float" office:value="0.2123246">
                <text:p>0.2123246</text:p>
              </table:table-cell>
              <table:table-cell office:value-type="float" office:value="0">
                <text:p>0</text:p>
              </table:table-cell>
              <table:table-cell office:value-type="float" office:value="0.0000139">
                <text:p>0.0000139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8744">
                <text:p>0.0008744</text:p>
              </table:table-cell>
              <table:table-cell office:value-type="float" office:value="0.0009963">
                <text:p>0.0009963</text:p>
              </table:table-cell>
              <table:table-cell office:value-type="float" office:value="0.002488">
                <text:p>0.002488</text:p>
              </table:table-cell>
              <table:table-cell office:value-type="float" office:value="0">
                <text:p>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529">
                <text:p>0.0000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868">
                <text:p>0.0010868</text:p>
              </table:table-cell>
              <table:table-cell office:value-type="float" office:value="0.0390009">
                <text:p>0.0390009</text:p>
              </table:table-cell>
              <table:table-cell office:value-type="float" office:value="0.0410127">
                <text:p>0.0410127</text:p>
              </table:table-cell>
              <table:table-cell office:value-type="float" office:value="0">
                <text:p>0</text:p>
              </table:table-cell>
              <table:table-cell office:value-type="float" office:value="0.0951609">
                <text:p>0.0951609</text:p>
              </table:table-cell>
              <table:table-cell office:value-type="float" office:value="0.2133363">
                <text:p>0.2133363</text:p>
              </table:table-cell>
              <table:table-cell office:value-type="float" office:value="0.2342608">
                <text:p>0.2342608</text:p>
              </table:table-cell>
              <table:table-cell office:value-type="float" office:value="0">
                <text:p>0</text:p>
              </table:table-cell>
              <table:table-cell office:value-type="float" office:value="0.0000151">
                <text:p>0.0000151</text:p>
              </table:table-cell>
              <table:table-cell office:value-type="float" office:value="0.0001129">
                <text:p>0.0001129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  <table:table-cell office:value-type="float" office:value="0.0000199">
                <text:p>0.0000199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0101">
                <text:p>0.000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9148">
                <text:p>0.0009148</text:p>
              </table:table-cell>
              <table:table-cell office:value-type="float" office:value="0.0010523">
                <text:p>0.0010523</text:p>
              </table:table-cell>
              <table:table-cell office:value-type="float" office:value="0.0025958">
                <text:p>0.002595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54">
                <text:p>0.000054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11357">
                <text:p>0.0011357</text:p>
              </table:table-cell>
              <table:table-cell office:value-type="float" office:value="0.0427226">
                <text:p>0.0427226</text:p>
              </table:table-cell>
              <table:table-cell office:value-type="float" office:value="0.0449368">
                <text:p>0.0449368</text:p>
              </table:table-cell>
              <table:table-cell office:value-type="float" office:value="0">
                <text:p>0</text:p>
              </table:table-cell>
              <table:table-cell office:value-type="float" office:value="0.1068267">
                <text:p>0.1068267</text:p>
              </table:table-cell>
              <table:table-cell office:value-type="float" office:value="0.2340787">
                <text:p>0.2340787</text:p>
              </table:table-cell>
              <table:table-cell office:value-type="float" office:value="0.2572475">
                <text:p>0.2572475</text:p>
              </table:table-cell>
              <table:table-cell office:value-type="float" office:value="0">
                <text:p>0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179">
                <text:p>0.0001179</text:p>
              </table:table-cell>
              <table:table-cell office:value-type="float" office:value="0.000007">
                <text:p>0.000007</text:p>
              </table:table-cell>
              <table:table-cell office:value-type="float" office:value="0">
                <text:p>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2199">
                <text:p>0.000219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9475">
                <text:p>0.0009475</text:p>
              </table:table-cell>
              <table:table-cell office:value-type="float" office:value="0.0011091">
                <text:p>0.0011091</text:p>
              </table:table-cell>
              <table:table-cell office:value-type="float" office:value="0.0027093">
                <text:p>0.0027093</text:p>
              </table:table-cell>
              <table:table-cell office:value-type="float" office:value="0">
                <text:p>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581">
                <text:p>0.00005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1186">
                <text:p>0.001186</text:p>
              </table:table-cell>
              <table:table-cell office:value-type="float" office:value="0.0466204">
                <text:p>0.0466204</text:p>
              </table:table-cell>
              <table:table-cell office:value-type="float" office:value="0.049042">
                <text:p>0.049042</text:p>
              </table:table-cell>
              <table:table-cell office:value-type="float" office:value="0">
                <text:p>0</text:p>
              </table:table-cell>
              <table:table-cell office:value-type="float" office:value="0.1192781">
                <text:p>0.1192781</text:p>
              </table:table-cell>
              <table:table-cell office:value-type="float" office:value="0.2558266">
                <text:p>0.2558266</text:p>
              </table:table-cell>
              <table:table-cell office:value-type="float" office:value="0.2818499">
                <text:p>0.2818499</text:p>
              </table:table-cell>
              <table:table-cell office:value-type="float" office:value="0">
                <text:p>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1261">
                <text:p>0.0001261</text:p>
              </table:table-cell>
              <table:table-cell office:value-type="float" office:value="0.0000071">
                <text:p>0.0000071</text:p>
              </table:table-cell>
              <table:table-cell office:value-type="float" office:value="0">
                <text:p>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229">
                <text:p>0.00022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9981">
                <text:p>0.0009981</text:p>
              </table:table-cell>
              <table:table-cell office:value-type="float" office:value="0.0011516">
                <text:p>0.0011516</text:p>
              </table:table-cell>
              <table:table-cell office:value-type="float" office:value="0.0028366">
                <text:p>0.0028366</text:p>
              </table:table-cell>
              <table:table-cell office:value-type="float" office:value="0">
                <text:p>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61">
                <text:p>0.0000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1244">
                <text:p>0.001244</text:p>
              </table:table-cell>
              <table:table-cell office:value-type="float" office:value="0.050695">
                <text:p>0.050695</text:p>
              </table:table-cell>
              <table:table-cell office:value-type="float" office:value="0.0533167">
                <text:p>0.0533167</text:p>
              </table:table-cell>
              <table:table-cell office:value-type="float" office:value="0">
                <text:p>0</text:p>
              </table:table-cell>
              <table:table-cell office:value-type="float" office:value="0.1325866">
                <text:p>0.1325866</text:p>
              </table:table-cell>
              <table:table-cell office:value-type="float" office:value="0.2786273">
                <text:p>0.2786273</text:p>
              </table:table-cell>
              <table:table-cell office:value-type="float" office:value="0.3074798">
                <text:p>0.3074798</text:p>
              </table:table-cell>
              <table:table-cell office:value-type="float" office:value="0">
                <text:p>0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1309">
                <text:p>0.0001309</text:p>
              </table:table-cell>
              <table:table-cell office:value-type="float" office:value="0.0000061">
                <text:p>0.0000061</text:p>
              </table:table-cell>
              <table:table-cell office:value-type="float" office:value="0">
                <text:p>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241">
                <text:p>0.000241</text:p>
              </table:table-cell>
              <table:table-cell office:value-type="float" office:value="0.000012">
                <text:p>0.0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0364">
                <text:p>0.0010364</text:p>
              </table:table-cell>
              <table:table-cell office:value-type="float" office:value="0.0011993">
                <text:p>0.0011993</text:p>
              </table:table-cell>
              <table:table-cell office:value-type="float" office:value="0.0029385">
                <text:p>0.0029385</text:p>
              </table:table-cell>
              <table:table-cell office:value-type="float" office:value="0">
                <text:p>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631">
                <text:p>0.00006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12965">
                <text:p>0.0012965</text:p>
              </table:table-cell>
              <table:table-cell office:value-type="float" office:value="0.0549916">
                <text:p>0.0549916</text:p>
              </table:table-cell>
              <table:table-cell office:value-type="float" office:value="0.0578542">
                <text:p>0.0578542</text:p>
              </table:table-cell>
              <table:table-cell office:value-type="float" office:value="0">
                <text:p>0</text:p>
              </table:table-cell>
              <table:table-cell office:value-type="float" office:value="0.1468974">
                <text:p>0.1468974</text:p>
              </table:table-cell>
              <table:table-cell office:value-type="float" office:value="0.3024966">
                <text:p>0.3024966</text:p>
              </table:table-cell>
              <table:table-cell office:value-type="float" office:value="0.3340936">
                <text:p>0.3340936</text:p>
              </table:table-cell>
              <table:table-cell office:value-type="float" office:value="0">
                <text:p>0</text:p>
              </table:table-cell>
              <table:table-cell office:value-type="float" office:value="0.0000181">
                <text:p>0.0000181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0071">
                <text:p>0.0000071</text:p>
              </table:table-cell>
              <table:table-cell office:value-type="float" office:value="0">
                <text:p>0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2489">
                <text:p>0.000248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0694">
                <text:p>0.0010694</text:p>
              </table:table-cell>
              <table:table-cell office:value-type="float" office:value="0.0012485">
                <text:p>0.0012485</text:p>
              </table:table-cell>
              <table:table-cell office:value-type="float" office:value="0.0030358">
                <text:p>0.0030358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639">
                <text:p>0.000063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1354">
                <text:p>0.001354</text:p>
              </table:table-cell>
              <table:table-cell office:value-type="float" office:value="0.0594327">
                <text:p>0.0594327</text:p>
              </table:table-cell>
              <table:table-cell office:value-type="float" office:value="0.0625253">
                <text:p>0.0625253</text:p>
              </table:table-cell>
              <table:table-cell office:value-type="float" office:value="0">
                <text:p>0</text:p>
              </table:table-cell>
              <table:table-cell office:value-type="float" office:value="0.1621591">
                <text:p>0.1621591</text:p>
              </table:table-cell>
              <table:table-cell office:value-type="float" office:value="0.3273474">
                <text:p>0.3273474</text:p>
              </table:table-cell>
              <table:table-cell office:value-type="float" office:value="0.3612275">
                <text:p>0.3612275</text:p>
              </table:table-cell>
              <table:table-cell office:value-type="float" office:value="0">
                <text:p>0</text:p>
              </table:table-cell>
              <table:table-cell office:value-type="float" office:value="0.0000191">
                <text:p>0.0000191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0079">
                <text:p>0.0000079</text:p>
              </table:table-cell>
              <table:table-cell office:value-type="float" office:value="0">
                <text:p>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26">
                <text:p>0.00026</text:p>
              </table:table-cell>
              <table:table-cell office:value-type="float" office:value="0.0000121">
                <text:p>0.0000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1072">
                <text:p>0.0011072</text:p>
              </table:table-cell>
              <table:table-cell office:value-type="float" office:value="0.0012902">
                <text:p>0.0012902</text:p>
              </table:table-cell>
              <table:table-cell office:value-type="float" office:value="0.0031837">
                <text:p>0.0031837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689">
                <text:p>0.000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102">
                <text:p>0.0014102</text:p>
              </table:table-cell>
              <table:table-cell office:value-type="float" office:value="0.0641201">
                <text:p>0.0641201</text:p>
              </table:table-cell>
              <table:table-cell office:value-type="float" office:value="0.0673971">
                <text:p>0.0673971</text:p>
              </table:table-cell>
              <table:table-cell office:value-type="float" office:value="0">
                <text:p>0</text:p>
              </table:table-cell>
              <table:table-cell office:value-type="float" office:value="0.1784356">
                <text:p>0.1784356</text:p>
              </table:table-cell>
              <table:table-cell office:value-type="float" office:value="0.3533423">
                <text:p>0.3533423</text:p>
              </table:table-cell>
              <table:table-cell office:value-type="float" office:value="0.3891217">
                <text:p>0.3891217</text:p>
              </table:table-cell>
              <table:table-cell office:value-type="float" office:value="0">
                <text:p>0</text:p>
              </table:table-cell>
              <table:table-cell office:value-type="float" office:value="0.0000191">
                <text:p>0.0000191</text:p>
              </table:table-cell>
              <table:table-cell office:value-type="float" office:value="0.0001501">
                <text:p>0.0001501</text:p>
              </table:table-cell>
              <table:table-cell office:value-type="float" office:value="0.0000079">
                <text:p>0.0000079</text:p>
              </table:table-cell>
              <table:table-cell office:value-type="float" office:value="0">
                <text:p>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2791">
                <text:p>0.0002791</text:p>
              </table:table-cell>
              <table:table-cell office:value-type="float" office:value="0.0000131">
                <text:p>0.00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1565">
                <text:p>0.0011565</text:p>
              </table:table-cell>
              <table:table-cell office:value-type="float" office:value="0.0013305">
                <text:p>0.0013305</text:p>
              </table:table-cell>
              <table:table-cell office:value-type="float" office:value="0.0033041">
                <text:p>0.00330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721">
                <text:p>0.000072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  <table:table-cell office:value-type="float" office:value="0.0014664">
                <text:p>0.0014664</text:p>
              </table:table-cell>
              <table:table-cell office:value-type="float" office:value="0.0689426">
                <text:p>0.0689426</text:p>
              </table:table-cell>
              <table:table-cell office:value-type="float" office:value="0.0724322">
                <text:p>0.0724322</text:p>
              </table:table-cell>
              <table:table-cell office:value-type="float" office:value="0">
                <text:p>0</text:p>
              </table:table-cell>
              <table:table-cell office:value-type="float" office:value="0.1961425">
                <text:p>0.1961425</text:p>
              </table:table-cell>
              <table:table-cell office:value-type="float" office:value="0.3802397">
                <text:p>0.3802397</text:p>
              </table:table-cell>
              <table:table-cell office:value-type="float" office:value="0.4187198">
                <text:p>0.4187198</text:p>
              </table:table-cell>
              <table:table-cell office:value-type="float" office:value="0">
                <text:p>0</text:p>
              </table:table-cell>
              <table:table-cell office:value-type="float" office:value="0.0000219">
                <text:p>0.0000219</text:p>
              </table:table-cell>
              <table:table-cell office:value-type="float" office:value="0.0001599">
                <text:p>0.0001599</text:p>
              </table:table-cell>
              <table:table-cell office:value-type="float" office:value="0.0000101">
                <text:p>0.0000101</text:p>
              </table:table-cell>
              <table:table-cell office:value-type="float" office:value="0">
                <text:p>0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2881">
                <text:p>0.0002881</text:p>
              </table:table-cell>
              <table:table-cell office:value-type="float" office:value="0.0000129">
                <text:p>0.000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1877">
                <text:p>0.0011877</text:p>
              </table:table-cell>
              <table:table-cell office:value-type="float" office:value="0.0013722">
                <text:p>0.0013722</text:p>
              </table:table-cell>
              <table:table-cell office:value-type="float" office:value="0.0033954">
                <text:p>0.0033954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731">
                <text:p>0.000073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  <table:table-cell office:value-type="float" office:value="0.0015259">
                <text:p>0.0015259</text:p>
              </table:table-cell>
              <table:table-cell office:value-type="float" office:value="0.0739407">
                <text:p>0.0739407</text:p>
              </table:table-cell>
              <table:table-cell office:value-type="float" office:value="0.077644">
                <text:p>0.077644</text:p>
              </table:table-cell>
              <table:table-cell office:value-type="float" office:value="0">
                <text:p>0</text:p>
              </table:table-cell>
              <table:table-cell office:value-type="float" office:value="0.2144106">
                <text:p>0.2144106</text:p>
              </table:table-cell>
              <table:table-cell office:value-type="float" office:value="0.4080957">
                <text:p>0.4080957</text:p>
              </table:table-cell>
              <table:table-cell office:value-type="float" office:value="0.450891">
                <text:p>0.450891</text:p>
              </table:table-cell>
              <table:table-cell office:value-type="float" office:value="0">
                <text:p>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709">
                <text:p>0.0001709</text:p>
              </table:table-cell>
              <table:table-cell office:value-type="float" office:value="0.0000079">
                <text:p>0.0000079</text:p>
              </table:table-cell>
              <table:table-cell office:value-type="float" office:value="0">
                <text:p>0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2939">
                <text:p>0.0002939</text:p>
              </table:table-cell>
              <table:table-cell office:value-type="float" office:value="0.0000131">
                <text:p>0.0000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2243">
                <text:p>0.0012243</text:p>
              </table:table-cell>
              <table:table-cell office:value-type="float" office:value="0.0014115">
                <text:p>0.0014115</text:p>
              </table:table-cell>
              <table:table-cell office:value-type="float" office:value="0.0034931">
                <text:p>0.0034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731">
                <text:p>0.000073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15752">
                <text:p>0.0015752</text:p>
              </table:table-cell>
              <table:table-cell office:value-type="float" office:value="0.0791461">
                <text:p>0.0791461</text:p>
              </table:table-cell>
              <table:table-cell office:value-type="float" office:value="0.0831026">
                <text:p>0.0831026</text:p>
              </table:table-cell>
              <table:table-cell office:value-type="float" office:value="0">
                <text:p>0</text:p>
              </table:table-cell>
              <table:table-cell office:value-type="float" office:value="0.2337345">
                <text:p>0.2337345</text:p>
              </table:table-cell>
              <table:table-cell office:value-type="float" office:value="0.4368539">
                <text:p>0.4368539</text:p>
              </table:table-cell>
              <table:table-cell office:value-type="float" office:value="0.4830503">
                <text:p>0.4830503</text:p>
              </table:table-cell>
              <table:table-cell office:value-type="float" office:value="0">
                <text:p>0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1749">
                <text:p>0.0001749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  <table:table-cell office:value-type="float" office:value="0.0000281">
                <text:p>0.0000281</text:p>
              </table:table-cell>
              <table:table-cell office:value-type="float" office:value="0.0003119">
                <text:p>0.0003119</text:p>
              </table:table-cell>
              <table:table-cell office:value-type="float" office:value="0.000014">
                <text:p>0.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4582">
                <text:p>0.0014582</text:p>
              </table:table-cell>
              <table:table-cell office:value-type="float" office:value="0.0035914">
                <text:p>0.0035914</text:p>
              </table:table-cell>
              <table:table-cell office:value-type="float" office:value="0">
                <text:p>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791">
                <text:p>0.0000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345">
                <text:p>0.0016345</text:p>
              </table:table-cell>
              <table:table-cell office:value-type="float" office:value="0.0845568">
                <text:p>0.0845568</text:p>
              </table:table-cell>
              <table:table-cell office:value-type="float" office:value="0.0887077">
                <text:p>0.0887077</text:p>
              </table:table-cell>
              <table:table-cell office:value-type="float" office:value="0">
                <text:p>0</text:p>
              </table:table-cell>
              <table:table-cell office:value-type="float" office:value="0.2541812">
                <text:p>0.2541812</text:p>
              </table:table-cell>
              <table:table-cell office:value-type="float" office:value="0.4666139">
                <text:p>0.4666139</text:p>
              </table:table-cell>
              <table:table-cell office:value-type="float" office:value="0.5157448">
                <text:p>0.5157448</text:p>
              </table:table-cell>
              <table:table-cell office:value-type="float" office:value="0">
                <text:p>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1849">
                <text:p>0.0001849</text:p>
              </table:table-cell>
              <table:table-cell office:value-type="float" office:value="0.0000081">
                <text:p>0.0000081</text:p>
              </table:table-cell>
              <table:table-cell office:value-type="float" office:value="0">
                <text:p>0</text:p>
              </table:table-cell>
              <table:table-cell office:value-type="float" office:value="0.00003">
                <text:p>0.00003</text:p>
              </table:table-cell>
              <table:table-cell office:value-type="float" office:value="0.0003229">
                <text:p>0.0003229</text:p>
              </table:table-cell>
              <table:table-cell office:value-type="float" office:value="0.0000141">
                <text:p>0.0000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3044">
                <text:p>0.0013044</text:p>
              </table:table-cell>
              <table:table-cell office:value-type="float" office:value="0.0015031">
                <text:p>0.0015031</text:p>
              </table:table-cell>
              <table:table-cell office:value-type="float" office:value="0.0036973">
                <text:p>0.0036973</text:p>
              </table:table-cell>
              <table:table-cell office:value-type="float" office:value="0">
                <text:p>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819">
                <text:p>0.000081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16897">
                <text:p>0.0016897</text:p>
              </table:table-cell>
              <table:table-cell office:value-type="float" office:value="0.0901761">
                <text:p>0.0901761</text:p>
              </table:table-cell>
              <table:table-cell office:value-type="float" office:value="0.0944985">
                <text:p>0.0944985</text:p>
              </table:table-cell>
              <table:table-cell office:value-type="float" office:value="0">
                <text:p>0</text:p>
              </table:table-cell>
              <table:table-cell office:value-type="float" office:value="0.2760311">
                <text:p>0.2760311</text:p>
              </table:table-cell>
              <table:table-cell office:value-type="float" office:value="0.4973513">
                <text:p>0.4973513</text:p>
              </table:table-cell>
              <table:table-cell office:value-type="float" office:value="0.5500941">
                <text:p>0.5500941</text:p>
              </table:table-cell>
              <table:table-cell office:value-type="float" office:value="0">
                <text:p>0</text:p>
              </table:table-cell>
              <table:table-cell office:value-type="float" office:value="0.0000231">
                <text:p>0.0000231</text:p>
              </table:table-cell>
              <table:table-cell office:value-type="float" office:value="0.00019">
                <text:p>0.00019</text:p>
              </table:table-cell>
              <table:table-cell office:value-type="float" office:value="0.0000099">
                <text:p>0.0000099</text:p>
              </table:table-cell>
              <table:table-cell office:value-type="float" office:value="0">
                <text:p>0</text:p>
              </table:table-cell>
              <table:table-cell office:value-type="float" office:value="0.0000439">
                <text:p>0.0000439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0161">
                <text:p>0.0000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3456">
                <text:p>0.0013456</text:p>
              </table:table-cell>
              <table:table-cell office:value-type="float" office:value="0.0015504">
                <text:p>0.0015504</text:p>
              </table:table-cell>
              <table:table-cell office:value-type="float" office:value="0.0038088">
                <text:p>0.0038088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831">
                <text:p>0.0000831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  <table:table-cell office:value-type="float" office:value="0.0017501">
                <text:p>0.0017501</text:p>
              </table:table-cell>
              <table:table-cell office:value-type="float" office:value="0.0959121">
                <text:p>0.0959121</text:p>
              </table:table-cell>
              <table:table-cell office:value-type="float" office:value="0.100471">
                <text:p>0.100471</text:p>
              </table:table-cell>
              <table:table-cell office:value-type="float" office:value="0">
                <text:p>0</text:p>
              </table:table-cell>
              <table:table-cell office:value-type="float" office:value="0.298759">
                <text:p>0.298759</text:p>
              </table:table-cell>
              <table:table-cell office:value-type="float" office:value="0.5290212">
                <text:p>0.5290212</text:p>
              </table:table-cell>
              <table:table-cell office:value-type="float" office:value="0.5882462">
                <text:p>0.5882462</text:p>
              </table:table-cell>
              <table:table-cell office:value-type="float" office:value="0">
                <text:p>0</text:p>
              </table:table-cell>
              <table:table-cell office:value-type="float" office:value="0.0000229">
                <text:p>0.0000229</text:p>
              </table:table-cell>
              <table:table-cell office:value-type="float" office:value="0.0002399">
                <text:p>0.0002399</text:p>
              </table:table-cell>
              <table:table-cell office:value-type="float" office:value="0.0000101">
                <text:p>0.0000101</text:p>
              </table:table-cell>
              <table:table-cell office:value-type="float" office:value="0">
                <text:p>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399">
                <text:p>0.0003399</text:p>
              </table:table-cell>
              <table:table-cell office:value-type="float" office:value="0.0000139">
                <text:p>0.0000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3855">
                <text:p>0.0013855</text:p>
              </table:table-cell>
              <table:table-cell office:value-type="float" office:value="0.0016085">
                <text:p>0.0016085</text:p>
              </table:table-cell>
              <table:table-cell office:value-type="float" office:value="0.003934">
                <text:p>0.003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861">
                <text:p>0.0000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067">
                <text:p>0.0018067</text:p>
              </table:table-cell>
              <table:table-cell office:value-type="float" office:value="0.1018891">
                <text:p>0.1018891</text:p>
              </table:table-cell>
              <table:table-cell office:value-type="float" office:value="0.1066184">
                <text:p>0.1066184</text:p>
              </table:table-cell>
              <table:table-cell office:value-type="float" office:value="0">
                <text:p>0</text:p>
              </table:table-cell>
              <table:table-cell office:value-type="float" office:value="0.322367">
                <text:p>0.322367</text:p>
              </table:table-cell>
              <table:table-cell office:value-type="float" office:value="0.5618891">
                <text:p>0.5618891</text:p>
              </table:table-cell>
              <table:table-cell office:value-type="float" office:value="0.6240104">
                <text:p>0.6240104</text:p>
              </table:table-cell>
              <table:table-cell office:value-type="float" office:value="0">
                <text:p>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2071">
                <text:p>0.000207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016">
                <text:p>0.00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4303">
                <text:p>0.0014303</text:p>
              </table:table-cell>
              <table:table-cell office:value-type="float" office:value="0.0016577">
                <text:p>0.0016577</text:p>
              </table:table-cell>
              <table:table-cell office:value-type="float" office:value="0.0040478">
                <text:p>0.0040478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011">
                <text:p>0.0000011</text:p>
              </table:table-cell>
              <table:table-cell office:value-type="float" office:value="0">
                <text:p>0</text:p>
              </table:table-cell>
              <table:table-cell office:value-type="float" office:value="0.0018519">
                <text:p>0.0018519</text:p>
              </table:table-cell>
              <table:table-cell office:value-type="float" office:value="0.1080264">
                <text:p>0.1080264</text:p>
              </table:table-cell>
              <table:table-cell office:value-type="float" office:value="0.1129734">
                <text:p>0.1129734</text:p>
              </table:table-cell>
              <table:table-cell office:value-type="float" office:value="0">
                <text:p>0</text:p>
              </table:table-cell>
              <table:table-cell office:value-type="float" office:value="0.3472532">
                <text:p>0.3472532</text:p>
              </table:table-cell>
              <table:table-cell office:value-type="float" office:value="0.595969">
                <text:p>0.595969</text:p>
              </table:table-cell>
              <table:table-cell office:value-type="float" office:value="0.6618779">
                <text:p>0.6618779</text:p>
              </table:table-cell>
              <table:table-cell office:value-type="float" office:value="0">
                <text:p>0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.0000309">
                <text:p>0.0000309</text:p>
              </table:table-cell>
              <table:table-cell office:value-type="float" office:value="0.0003619">
                <text:p>0.0003619</text:p>
              </table:table-cell>
              <table:table-cell office:value-type="float" office:value="0.0000169">
                <text:p>0.0000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7039">
                <text:p>0.0017039</text:p>
              </table:table-cell>
              <table:table-cell office:value-type="float" office:value="0.0041574">
                <text:p>0.0041574</text:p>
              </table:table-cell>
              <table:table-cell office:value-type="float" office:value="0">
                <text:p>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92">
                <text:p>0.000092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  <table:table-cell office:value-type="float" office:value="0.0019012">
                <text:p>0.0019012</text:p>
              </table:table-cell>
              <table:table-cell office:value-type="float" office:value="0.1143911">
                <text:p>0.1143911</text:p>
              </table:table-cell>
              <table:table-cell office:value-type="float" office:value="0.1196778">
                <text:p>0.1196778</text:p>
              </table:table-cell>
              <table:table-cell office:value-type="float" office:value="0">
                <text:p>0</text:p>
              </table:table-cell>
              <table:table-cell office:value-type="float" office:value="0.3733035">
                <text:p>0.3733035</text:p>
              </table:table-cell>
              <table:table-cell office:value-type="float" office:value="0.6308465">
                <text:p>0.6308465</text:p>
              </table:table-cell>
              <table:table-cell office:value-type="float" office:value="0.701488">
                <text:p>0.701488</text:p>
              </table:table-cell>
              <table:table-cell office:value-type="float" office:value="0">
                <text:p>0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2221">
                <text:p>0.0002221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383">
                <text:p>0.000383</text:p>
              </table:table-cell>
              <table:table-cell office:value-type="float" office:value="0.0000171">
                <text:p>0.0000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5076">
                <text:p>0.0015076</text:p>
              </table:table-cell>
              <table:table-cell office:value-type="float" office:value="0.0017482">
                <text:p>0.0017482</text:p>
              </table:table-cell>
              <table:table-cell office:value-type="float" office:value="0.0042715">
                <text:p>0.00427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94">
                <text:p>0.000094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1953">
                <text:p>0.001953</text:p>
              </table:table-cell>
              <table:table-cell office:value-type="float" office:value="0.1208809">
                <text:p>0.1208809</text:p>
              </table:table-cell>
              <table:table-cell office:value-type="float" office:value="0.1264209">
                <text:p>0.1264209</text:p>
              </table:table-cell>
              <table:table-cell office:value-type="float" office:value="0">
                <text:p>0</text:p>
              </table:table-cell>
              <table:table-cell office:value-type="float" office:value="0.4006995">
                <text:p>0.4006995</text:p>
              </table:table-cell>
              <table:table-cell office:value-type="float" office:value="0.6667883">
                <text:p>0.6667883</text:p>
              </table:table-cell>
              <table:table-cell office:value-type="float" office:value="0.7420084">
                <text:p>0.7420084</text:p>
              </table:table-cell>
              <table:table-cell office:value-type="float" office:value="0">
                <text:p>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31">
                <text:p>0.000231</text:p>
              </table:table-cell>
              <table:table-cell office:value-type="float" office:value="0.0000111">
                <text:p>0.0000111</text:p>
              </table:table-cell>
              <table:table-cell office:value-type="float" office:value="0">
                <text:p>0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3891">
                <text:p>0.0003891</text:p>
              </table:table-cell>
              <table:table-cell office:value-type="float" office:value="0.0000179">
                <text:p>0.0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5504">
                <text:p>0.0015504</text:p>
              </table:table-cell>
              <table:table-cell office:value-type="float" office:value="0.0018038">
                <text:p>0.0018038</text:p>
              </table:table-cell>
              <table:table-cell office:value-type="float" office:value="0.004388">
                <text:p>0.004388</text:p>
              </table:table-cell>
              <table:table-cell office:value-type="float" office:value="0">
                <text:p>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961">
                <text:p>0.0000961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20052">
                <text:p>0.0020052</text:p>
              </table:table-cell>
              <table:table-cell office:value-type="float" office:value="0.1275467">
                <text:p>0.1275467</text:p>
              </table:table-cell>
              <table:table-cell office:value-type="float" office:value="0.1333261">
                <text:p>0.1333261</text:p>
              </table:table-cell>
              <table:table-cell office:value-type="float" office:value="0">
                <text:p>0</text:p>
              </table:table-cell>
              <table:table-cell office:value-type="float" office:value="0.430435">
                <text:p>0.430435</text:p>
              </table:table-cell>
              <table:table-cell office:value-type="float" office:value="0.7038395">
                <text:p>0.7038395</text:p>
              </table:table-cell>
              <table:table-cell office:value-type="float" office:value="0.7829861">
                <text:p>0.7829861</text:p>
              </table:table-cell>
              <table:table-cell office:value-type="float" office:value="0">
                <text:p>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351">
                <text:p>0.0002351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0179">
                <text:p>0.0000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5887">
                <text:p>0.0015887</text:p>
              </table:table-cell>
              <table:table-cell office:value-type="float" office:value="0.0018517">
                <text:p>0.0018517</text:p>
              </table:table-cell>
              <table:table-cell office:value-type="float" office:value="0.0045141">
                <text:p>0.004514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989">
                <text:p>0.0000989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">
                <text:p>0</text:p>
              </table:table-cell>
              <table:table-cell office:value-type="float" office:value="0.0020575">
                <text:p>0.0020575</text:p>
              </table:table-cell>
              <table:table-cell office:value-type="float" office:value="0.1343942">
                <text:p>0.1343942</text:p>
              </table:table-cell>
              <table:table-cell office:value-type="float" office:value="0.1404391">
                <text:p>0.1404391</text:p>
              </table:table-cell>
              <table:table-cell office:value-type="float" office:value="0">
                <text:p>0</text:p>
              </table:table-cell>
              <table:table-cell office:value-type="float" office:value="0.460895">
                <text:p>0.460895</text:p>
              </table:table-cell>
              <table:table-cell office:value-type="float" office:value="0.7419257">
                <text:p>0.7419257</text:p>
              </table:table-cell>
              <table:table-cell office:value-type="float" office:value="0.8259298">
                <text:p>0.8259298</text:p>
              </table:table-cell>
              <table:table-cell office:value-type="float" office:value="0">
                <text:p>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2459">
                <text:p>0.0002459</text:p>
              </table:table-cell>
              <table:table-cell office:value-type="float" office:value="0.000011">
                <text:p>0.000011</text:p>
              </table:table-cell>
              <table:table-cell office:value-type="float" office:value="0">
                <text:p>0</text:p>
              </table:table-cell>
              <table:table-cell office:value-type="float" office:value="0.0000391">
                <text:p>0.0000391</text:p>
              </table:table-cell>
              <table:table-cell office:value-type="float" office:value="0.000415">
                <text:p>0.000415</text:p>
              </table:table-cell>
              <table:table-cell office:value-type="float" office:value="0.000019">
                <text:p>0.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6278">
                <text:p>0.0016278</text:p>
              </table:table-cell>
              <table:table-cell office:value-type="float" office:value="0.0019004">
                <text:p>0.0019004</text:p>
              </table:table-cell>
              <table:table-cell office:value-type="float" office:value="0.004622">
                <text:p>0.004622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1419">
                <text:p>0.00014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21081">
                <text:p>0.0021081</text:p>
              </table:table-cell>
              <table:table-cell office:value-type="float" office:value="0.1414368">
                <text:p>0.1414368</text:p>
              </table:table-cell>
              <table:table-cell office:value-type="float" office:value="0.1477042">
                <text:p>0.1477042</text:p>
              </table:table-cell>
              <table:table-cell office:value-type="float" office:value="0">
                <text:p>0</text:p>
              </table:table-cell>
              <table:table-cell office:value-type="float" office:value="0.4921845">
                <text:p>0.4921845</text:p>
              </table:table-cell>
              <table:table-cell office:value-type="float" office:value="0.780917">
                <text:p>0.780917</text:p>
              </table:table-cell>
              <table:table-cell office:value-type="float" office:value="0.8707829">
                <text:p>0.8707829</text:p>
              </table:table-cell>
              <table:table-cell office:value-type="float" office:value="0">
                <text:p>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253">
                <text:p>0.000253</text:p>
              </table:table-cell>
              <table:table-cell office:value-type="float" office:value="0.0000109">
                <text:p>0.0000109</text:p>
              </table:table-cell>
              <table:table-cell office:value-type="float" office:value="0">
                <text:p>0</text:p>
              </table:table-cell>
              <table:table-cell office:value-type="float" office:value="0.0000429">
                <text:p>0.0000429</text:p>
              </table:table-cell>
              <table:table-cell office:value-type="float" office:value="0.00043">
                <text:p>0.00043</text:p>
              </table:table-cell>
              <table:table-cell office:value-type="float" office:value="0.000019">
                <text:p>0.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16704">
                <text:p>0.0016704</text:p>
              </table:table-cell>
              <table:table-cell office:value-type="float" office:value="0.0019406">
                <text:p>0.0019406</text:p>
              </table:table-cell>
              <table:table-cell office:value-type="float" office:value="0.0047378">
                <text:p>0.0047378</text:p>
              </table:table-cell>
              <table:table-cell office:value-type="float" office:value="0">
                <text:p>0</text:p>
              </table:table-cell>
              <table:table-cell office:value-type="float" office:value="-0.0000001">
                <text:p>-0.0000001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604">
                <text:p>0.0021604</text:p>
              </table:table-cell>
              <table:table-cell office:value-type="float" office:value="0.1486828">
                <text:p>0.1486828</text:p>
              </table:table-cell>
              <table:table-cell office:value-type="float" office:value="0.1552415">
                <text:p>0.1552415</text:p>
              </table:table-cell>
              <table:table-cell office:value-type="float" office:value="0">
                <text:p>0</text:p>
              </table:table-cell>
              <table:table-cell office:value-type="float" office:value="0.5249934">
                <text:p>0.5249934</text:p>
              </table:table-cell>
              <table:table-cell office:value-type="float" office:value="0.8208253">
                <text:p>0.8208253</text:p>
              </table:table-cell>
              <table:table-cell office:value-type="float" office:value="0.9169375">
                <text:p>0.9169375</text:p>
              </table:table-cell>
              <table:table-cell office:value-type="float" office:value="0">
                <text:p>0</text:p>
              </table:table-cell>
              <table:table-cell office:value-type="float" office:value="0.0000289">
                <text:p>0.0000289</text:p>
              </table:table-cell>
              <table:table-cell office:value-type="float" office:value="0.0002599">
                <text:p>0.0002599</text:p>
              </table:table-cell>
              <table:table-cell office:value-type="float" office:value="0.000012">
                <text:p>0.000012</text:p>
              </table:table-cell>
              <table:table-cell office:value-type="float" office:value="0">
                <text:p>0</text:p>
              </table:table-cell>
              <table:table-cell office:value-type="float" office:value="0.0000349">
                <text:p>0.0000349</text:p>
              </table:table-cell>
              <table:table-cell office:value-type="float" office:value="0.0004479">
                <text:p>0.0004479</text:p>
              </table:table-cell>
              <table:table-cell office:value-type="float" office:value="0.0000191">
                <text:p>0.0000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17118">
                <text:p>0.0017118</text:p>
              </table:table-cell>
              <table:table-cell office:value-type="float" office:value="0.0019941">
                <text:p>0.0019941</text:p>
              </table:table-cell>
              <table:table-cell office:value-type="float" office:value="0.0048515">
                <text:p>0.0048515</text:p>
              </table:table-cell>
              <table:table-cell office:value-type="float" office:value="0">
                <text:p>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1029">
                <text:p>0.000102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22193">
                <text:p>0.0022193</text:p>
              </table:table-cell>
              <table:table-cell office:value-type="float" office:value="0.1561013">
                <text:p>0.1561013</text:p>
              </table:table-cell>
              <table:table-cell office:value-type="float" office:value="0.1629311">
                <text:p>0.1629311</text:p>
              </table:table-cell>
              <table:table-cell office:value-type="float" office:value="0">
                <text:p>0</text:p>
              </table:table-cell>
              <table:table-cell office:value-type="float" office:value="0.5599011">
                <text:p>0.5599011</text:p>
              </table:table-cell>
              <table:table-cell office:value-type="float" office:value="0.8616469">
                <text:p>0.8616469</text:p>
              </table:table-cell>
              <table:table-cell office:value-type="float" office:value="0.9633682">
                <text:p>0.9633682</text:p>
              </table:table-cell>
              <table:table-cell office:value-type="float" office:value="0">
                <text:p>0</text:p>
              </table:table-cell>
              <table:table-cell office:value-type="float" office:value="0.00003">
                <text:p>0.00003</text:p>
              </table:table-cell>
              <table:table-cell office:value-type="float" office:value="0.000268">
                <text:p>0.000268</text:p>
              </table:table-cell>
              <table:table-cell office:value-type="float" office:value="0.000012">
                <text:p>0.000012</text:p>
              </table:table-cell>
              <table:table-cell office:value-type="float" office:value="0">
                <text:p>0</text:p>
              </table:table-cell>
              <table:table-cell office:value-type="float" office:value="0.0000589">
                <text:p>0.0000589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021">
                <text:p>0.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17519">
                <text:p>0.0017519</text:p>
              </table:table-cell>
              <table:table-cell office:value-type="float" office:value="0.0020345">
                <text:p>0.0020345</text:p>
              </table:table-cell>
              <table:table-cell office:value-type="float" office:value="0.0049729">
                <text:p>0.004972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09">
                <text:p>0.0001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22827">
                <text:p>0.0022827</text:p>
              </table:table-cell>
              <table:table-cell office:value-type="float" office:value="0.1637359">
                <text:p>0.1637359</text:p>
              </table:table-cell>
              <table:table-cell office:value-type="float" office:value="0.1707846">
                <text:p>0.1707846</text:p>
              </table:table-cell>
              <table:table-cell office:value-type="float" office:value="0">
                <text:p>0</text:p>
              </table:table-cell>
              <table:table-cell office:value-type="float" office:value="0.5954465">
                <text:p>0.5954465</text:p>
              </table:table-cell>
              <table:table-cell office:value-type="float" office:value="0.9038519">
                <text:p>0.9038519</text:p>
              </table:table-cell>
              <table:table-cell office:value-type="float" office:value="1.016165">
                <text:p>1.016165</text:p>
              </table:table-cell>
              <table:table-cell office:value-type="float" office:value="0">
                <text:p>0</text:p>
              </table:table-cell>
              <table:table-cell office:value-type="float" office:value="0.0000301">
                <text:p>0.0000301</text:p>
              </table:table-cell>
              <table:table-cell office:value-type="float" office:value="0.000278">
                <text:p>0.000278</text:p>
              </table:table-cell>
              <table:table-cell office:value-type="float" office:value="0.0000121">
                <text:p>0.0000121</text:p>
              </table:table-cell>
              <table:table-cell office:value-type="float" office:value="0">
                <text:p>0</text:p>
              </table:table-cell>
              <table:table-cell office:value-type="float" office:value="0.0000361">
                <text:p>0.0000361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021">
                <text:p>0.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17875">
                <text:p>0.0017875</text:p>
              </table:table-cell>
              <table:table-cell office:value-type="float" office:value="0.0020888">
                <text:p>0.0020888</text:p>
              </table:table-cell>
              <table:table-cell office:value-type="float" office:value="0.0050873">
                <text:p>0.005087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099">
                <text:p>0.000109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23425">
                <text:p>0.0023425</text:p>
              </table:table-cell>
              <table:table-cell office:value-type="float" office:value="0.1715896">
                <text:p>0.1715896</text:p>
              </table:table-cell>
              <table:table-cell office:value-type="float" office:value="0.1791806">
                <text:p>0.1791806</text:p>
              </table:table-cell>
              <table:table-cell office:value-type="float" office:value="0">
                <text:p>0</text:p>
              </table:table-cell>
              <table:table-cell office:value-type="float" office:value="0.6326916">
                <text:p>0.6326916</text:p>
              </table:table-cell>
              <table:table-cell office:value-type="float" office:value="0.9473153">
                <text:p>0.9473153</text:p>
              </table:table-cell>
              <table:table-cell office:value-type="float" office:value="1.0715753">
                <text:p>1.0715753</text:p>
              </table:table-cell>
              <table:table-cell office:value-type="float" office:value="0">
                <text:p>0</text:p>
              </table:table-cell>
              <table:table-cell office:value-type="float" office:value="0.0000321">
                <text:p>0.0000321</text:p>
              </table:table-cell>
              <table:table-cell office:value-type="float" office:value="0.000331">
                <text:p>0.000331</text:p>
              </table:table-cell>
              <table:table-cell office:value-type="float" office:value="0.0000119">
                <text:p>0.0000119</text:p>
              </table:table-cell>
              <table:table-cell office:value-type="float" office:value="0">
                <text:p>0</text:p>
              </table:table-cell>
              <table:table-cell office:value-type="float" office:value="0.0000421">
                <text:p>0.0000421</text:p>
              </table:table-cell>
              <table:table-cell office:value-type="float" office:value="0.000478">
                <text:p>0.000478</text:p>
              </table:table-cell>
              <table:table-cell office:value-type="float" office:value="0.000022">
                <text:p>0.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18257">
                <text:p>0.0018257</text:p>
              </table:table-cell>
              <table:table-cell office:value-type="float" office:value="0.0021485">
                <text:p>0.0021485</text:p>
              </table:table-cell>
              <table:table-cell office:value-type="float" office:value="0.0051989">
                <text:p>0.005198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1141">
                <text:p>0.000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08">
                <text:p>0.002408</text:p>
              </table:table-cell>
              <table:table-cell office:value-type="float" office:value="0.1795952">
                <text:p>0.1795952</text:p>
              </table:table-cell>
              <table:table-cell office:value-type="float" office:value="0.1874289">
                <text:p>0.1874289</text:p>
              </table:table-cell>
              <table:table-cell office:value-type="float" office:value="0">
                <text:p>0</text:p>
              </table:table-cell>
              <table:table-cell office:value-type="float" office:value="0.6716543">
                <text:p>0.6716543</text:p>
              </table:table-cell>
              <table:table-cell office:value-type="float" office:value="0.991402">
                <text:p>0.991402</text:p>
              </table:table-cell>
              <table:table-cell office:value-type="float" office:value="1.1276803">
                <text:p>1.1276803</text:p>
              </table:table-cell>
              <table:table-cell office:value-type="float" office:value="0">
                <text:p>0</text:p>
              </table:table-cell>
              <table:table-cell office:value-type="float" office:value="0.0000321">
                <text:p>0.0000321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0119">
                <text:p>0.0000119</text:p>
              </table:table-cell>
              <table:table-cell office:value-type="float" office:value="0">
                <text:p>0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4919">
                <text:p>0.0004919</text:p>
              </table:table-cell>
              <table:table-cell office:value-type="float" office:value="0.000022">
                <text:p>0.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1865">
                <text:p>0.001865</text:p>
              </table:table-cell>
              <table:table-cell office:value-type="float" office:value="0.0022011">
                <text:p>0.0022011</text:p>
              </table:table-cell>
              <table:table-cell office:value-type="float" office:value="0.0053146">
                <text:p>0.0053146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129">
                <text:p>0.0001129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24696">
                <text:p>0.0024696</text:p>
              </table:table-cell>
              <table:table-cell office:value-type="float" office:value="0.1877517">
                <text:p>0.1877517</text:p>
              </table:table-cell>
              <table:table-cell office:value-type="float" office:value="0.1958575">
                <text:p>0.1958575</text:p>
              </table:table-cell>
              <table:table-cell office:value-type="float" office:value="0">
                <text:p>0</text:p>
              </table:table-cell>
              <table:table-cell office:value-type="float" office:value="0.7120582">
                <text:p>0.7120582</text:p>
              </table:table-cell>
              <table:table-cell office:value-type="float" office:value="1.0363687">
                <text:p>1.0363687</text:p>
              </table:table-cell>
              <table:table-cell office:value-type="float" office:value="1.1796618">
                <text:p>1.1796618</text:p>
              </table:table-cell>
              <table:table-cell office:value-type="float" office:value="0">
                <text:p>0</text:p>
              </table:table-cell>
              <table:table-cell office:value-type="float" office:value="0.0000329">
                <text:p>0.0000329</text:p>
              </table:table-cell>
              <table:table-cell office:value-type="float" office:value="0.000305">
                <text:p>0.000305</text:p>
              </table:table-cell>
              <table:table-cell office:value-type="float" office:value="0.0000131">
                <text:p>0.0000131</text:p>
              </table:table-cell>
              <table:table-cell office:value-type="float" office:value="0">
                <text:p>0</text:p>
              </table:table-cell>
              <table:table-cell office:value-type="float" office:value="0.0000491">
                <text:p>0.0000491</text:p>
              </table:table-cell>
              <table:table-cell office:value-type="float" office:value="0.0004999">
                <text:p>0.0004999</text:p>
              </table:table-cell>
              <table:table-cell office:value-type="float" office:value="0.000022">
                <text:p>0.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18981">
                <text:p>0.0018981</text:p>
              </table:table-cell>
              <table:table-cell office:value-type="float" office:value="0.0022491">
                <text:p>0.0022491</text:p>
              </table:table-cell>
              <table:table-cell office:value-type="float" office:value="0.0054377">
                <text:p>0.0054377</text:p>
              </table:table-cell>
              <table:table-cell office:value-type="float" office:value="0">
                <text:p>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1179">
                <text:p>0.00011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2533">
                <text:p>0.002533</text:p>
              </table:table-cell>
              <table:table-cell office:value-type="float" office:value="0.1960968">
                <text:p>0.1960968</text:p>
              </table:table-cell>
              <table:table-cell office:value-type="float" office:value="0.2044685">
                <text:p>0.2044685</text:p>
              </table:table-cell>
              <table:table-cell office:value-type="float" office:value="0">
                <text:p>0</text:p>
              </table:table-cell>
              <table:table-cell office:value-type="float" office:value="0.7542761">
                <text:p>0.7542761</text:p>
              </table:table-cell>
              <table:table-cell office:value-type="float" office:value="1.0830192">
                <text:p>1.0830192</text:p>
              </table:table-cell>
              <table:table-cell office:value-type="float" office:value="1.2380202">
                <text:p>1.2380202</text:p>
              </table:table-cell>
              <table:table-cell office:value-type="float" office:value="0">
                <text:p>0</text:p>
              </table:table-cell>
              <table:table-cell office:value-type="float" office:value="0.0000339">
                <text:p>0.0000339</text:p>
              </table:table-cell>
              <table:table-cell office:value-type="float" office:value="0.0003099">
                <text:p>0.0003099</text:p>
              </table:table-cell>
              <table:table-cell office:value-type="float" office:value="0.0000129">
                <text:p>0.0000129</text:p>
              </table:table-cell>
              <table:table-cell office:value-type="float" office:value="0">
                <text:p>0</text:p>
              </table:table-cell>
              <table:table-cell office:value-type="float" office:value="0.0000459">
                <text:p>0.0000459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023">
                <text:p>0.00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19443">
                <text:p>0.0019443</text:p>
              </table:table-cell>
              <table:table-cell office:value-type="float" office:value="0.0023106">
                <text:p>0.0023106</text:p>
              </table:table-cell>
              <table:table-cell office:value-type="float" office:value="0.0055506">
                <text:p>0.0055506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  <table:table-cell office:value-type="float" office:value="0.0025906">
                <text:p>0.0025906</text:p>
              </table:table-cell>
              <table:table-cell office:value-type="float" office:value="0.2046215">
                <text:p>0.2046215</text:p>
              </table:table-cell>
              <table:table-cell office:value-type="float" office:value="0.2132804">
                <text:p>0.2132804</text:p>
              </table:table-cell>
              <table:table-cell office:value-type="float" office:value="0">
                <text:p>0</text:p>
              </table:table-cell>
              <table:table-cell office:value-type="float" office:value="0.7988739">
                <text:p>0.7988739</text:p>
              </table:table-cell>
              <table:table-cell office:value-type="float" office:value="1.1304362">
                <text:p>1.1304362</text:p>
              </table:table-cell>
              <table:table-cell office:value-type="float" office:value="1.2985629">
                <text:p>1.2985629</text:p>
              </table:table-cell>
              <table:table-cell office:value-type="float" office:value="0">
                <text:p>0</text:p>
              </table:table-cell>
              <table:table-cell office:value-type="float" office:value="0.0000349">
                <text:p>0.0000349</text:p>
              </table:table-cell>
              <table:table-cell office:value-type="float" office:value="0.0003181">
                <text:p>0.0003181</text:p>
              </table:table-cell>
              <table:table-cell office:value-type="float" office:value="0.000014">
                <text:p>0.000014</text:p>
              </table:table-cell>
              <table:table-cell office:value-type="float" office:value="0">
                <text:p>0</text:p>
              </table:table-cell>
              <table:table-cell office:value-type="float" office:value="0.0000441">
                <text:p>0.0000441</text:p>
              </table:table-cell>
              <table:table-cell office:value-type="float" office:value="0.000526">
                <text:p>0.000526</text:p>
              </table:table-cell>
              <table:table-cell office:value-type="float" office:value="0.0000221">
                <text:p>0.0000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19903">
                <text:p>0.0019903</text:p>
              </table:table-cell>
              <table:table-cell office:value-type="float" office:value="0.0023595">
                <text:p>0.0023595</text:p>
              </table:table-cell>
              <table:table-cell office:value-type="float" office:value="0.0056729">
                <text:p>0.005672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1269">
                <text:p>0.0001269</text:p>
              </table:table-cell>
              <table:table-cell office:value-type="float" office:value="0.0000001">
                <text:p>0.0000001</text:p>
              </table:table-cell>
              <table:table-cell office:value-type="float" office:value="0">
                <text:p>0</text:p>
              </table:table-cell>
              <table:table-cell office:value-type="float" office:value="0.0026568">
                <text:p>0.0026568</text:p>
              </table:table-cell>
              <table:table-cell office:value-type="float" office:value="0.2134139">
                <text:p>0.2134139</text:p>
              </table:table-cell>
              <table:table-cell office:value-type="float" office:value="0.2223179">
                <text:p>0.2223179</text:p>
              </table:table-cell>
              <table:table-cell office:value-type="float" office:value="0">
                <text:p>0</text:p>
              </table:table-cell>
              <table:table-cell office:value-type="float" office:value="0.8443139">
                <text:p>0.8443139</text:p>
              </table:table-cell>
              <table:table-cell office:value-type="float" office:value="1.1789392">
                <text:p>1.1789392</text:p>
              </table:table-cell>
              <table:table-cell office:value-type="float" office:value="1.3575188">
                <text:p>1.3575188</text:p>
              </table:table-cell>
              <table:table-cell office:value-type="float" office:value="0">
                <text:p>0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3249">
                <text:p>0.0003249</text:p>
              </table:table-cell>
              <table:table-cell office:value-type="float" office:value="0.0000171">
                <text:p>0.0000171</text:p>
              </table:table-cell>
              <table:table-cell office:value-type="float" office:value="0">
                <text:p>0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5351">
                <text:p>0.0005351</text:p>
              </table:table-cell>
              <table:table-cell office:value-type="float" office:value="0.0000211">
                <text:p>0.00002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